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9.05pt"/>
    </style:style>
    <style:style style:name="co2" style:family="table-column">
      <style:table-column-properties fo:break-before="auto" style:column-width="63.89pt"/>
    </style:style>
    <style:style style:name="co3" style:family="table-column">
      <style:table-column-properties fo:break-before="auto" style:column-width="228.5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722_conv:23444</text:p>
          </table:table-cell>
          <table:table-cell table:style-name="ce2" office:value-type="string" calcext:value-type="string">
            <text:p>disappointed</text:p>
          </table:table-cell>
          <table:table-cell table:style-name="ce4" office:value-type="string" calcext:value-type="string">
            <text:p>I just got a new haircut_comma_ lets say this_comma_ I do not like it.</text:p>
          </table:table-cell>
          <table:table-cell table:style-name="ce2" office:value-type="float" office:value="675" calcext:value-type="float">
            <text:p>675</text:p>
          </table:table-cell>
          <table:table-cell table:style-name="ce4" office:value-type="string" calcext:value-type="string">
            <text:p>I just got a new haircut_comma_ lets say this_comma_ I do not lik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 boy. <text:s/>I've gotten quite a few of those before. <text:s/>New hairstyl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no_comma_ same style from my barber who always cuts my hair_comma_ for some reason he did a terribl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s odd. <text:s/>I would've told him so and asked for my money bac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44_conv:18489</text:p>
          </table:table-cell>
          <table:table-cell table:style-name="ce2" office:value-type="string" calcext:value-type="string">
            <text:p>embarrassed</text:p>
          </table:table-cell>
          <table:table-cell table:style-name="ce4" office:value-type="string" calcext:value-type="string">
            <text:p>I sprain my ankle really often. I'm not great at basic walking</text:p>
          </table:table-cell>
          <table:table-cell table:style-name="ce2" office:value-type="float" office:value="247" calcext:value-type="float">
            <text:p>247</text:p>
          </table:table-cell>
          <table:table-cell table:style-name="ce4" office:value-type="string" calcext:value-type="string">
            <text:p>I sprain my ankle really often. I'm not great at basic walk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oo bad. Have you seen a docto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No_comma_ I think I injured it when I was really young_comma_ so I must have weaken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h_comma_ makes sense. Just drink milk everyday and it should be fine in a wee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96_conv:22793</text:p>
          </table:table-cell>
          <table:table-cell table:style-name="ce2" office:value-type="string" calcext:value-type="string">
            <text:p>angry</text:p>
          </table:table-cell>
          <table:table-cell table:style-name="ce4" office:value-type="string" calcext:value-type="string">
            <text:p>My mom yelled at my girl friend for something that wasn't worth yelling about.</text:p>
          </table:table-cell>
          <table:table-cell table:style-name="ce2" office:value-type="float" office:value="748" calcext:value-type="float">
            <text:p>748</text:p>
          </table:table-cell>
          <table:table-cell table:style-name="ce4" office:value-type="string" calcext:value-type="string">
            <text:p>My mom can be really mean someti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My mom can too_comma_ What did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She yelled at my girl for something stupid. I was p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Sometimes our mothers forget_comma_ that you are adult and thats not her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don't know if she will ever remeber that she is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Woul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 My mom is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Arent they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92_conv:24385</text:p>
          </table:table-cell>
          <table:table-cell table:style-name="ce2" office:value-type="string" calcext:value-type="string">
            <text:p>angry</text:p>
          </table:table-cell>
          <table:table-cell table:style-name="ce4" office:value-type="string" calcext:value-type="string">
            <text:p>A few weeks ago my 3 year old broke my favorite eyeshadows.</text:p>
          </table:table-cell>
          <table:table-cell table:style-name="ce2" office:value-type="float" office:value="557" calcext:value-type="float">
            <text:p>557</text:p>
          </table:table-cell>
          <table:table-cell table:style-name="ce4" office:value-type="string" calcext:value-type="string">
            <text:p>Ugh so a few weeks ago my 3 year old broke my favorite eyeshadow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No way!!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Yeah_comma_ I should have probably put it in a safer spot. Oh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Did they take anything valu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94_conv:13589</text:p>
          </table:table-cell>
          <table:table-cell table:style-name="ce2" office:value-type="string" calcext:value-type="string">
            <text:p>excited</text:p>
          </table:table-cell>
          <table:table-cell table:style-name="ce4" office:value-type="string" calcext:value-type="string">
            <text:p>I'm excited for the plums on my plum tree to ripen</text:p>
          </table:table-cell>
          <table:table-cell table:style-name="ce2" office:value-type="float" office:value="247" calcext:value-type="float">
            <text:p>247</text:p>
          </table:table-cell>
          <table:table-cell table:style-name="ce4" office:value-type="string" calcext:value-type="string">
            <text:p>I'm excited for the plums on my plum tree to rip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sure they'll be deli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ey are_comma_ they are usually very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glad they came in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63_conv:11926</text:p>
          </table:table-cell>
          <table:table-cell table:style-name="ce2" office:value-type="string" calcext:value-type="string">
            <text:p>jealous</text:p>
          </table:table-cell>
          <table:table-cell table:style-name="ce4" office:value-type="string" calcext:value-type="string">
            <text:p>when i learned my coworker had gotten the promotion I wanted_comma_ i was not happy fgr them at all.. I felt like it should have been mine! i felt like i had been hurt by them. </text:p>
          </table:table-cell>
          <table:table-cell table:style-name="ce2" office:value-type="float" office:value="559" calcext:value-type="float">
            <text:p>559</text:p>
          </table:table-cell>
          <table:table-cell table:style-name="ce4" office:value-type="string" calcext:value-type="string">
            <text:p>hey... i just found out i didnt get the promotion i thought i was gett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well maybe you'll get your blessings in a different way you didn't exp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thanks i hope so!!! another one of my coworkers got it... and i was sure it was going to b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t's cool_comma_ I got fired from my old job 5 months ago...only to upgrade to a self-employed lifestyle_comma_ making 2000 a week and hot chicks coming in and out of my apartment every nigh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well that sounds nice! are you doing marketing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27_conv:19254</text:p>
          </table:table-cell>
          <table:table-cell table:style-name="ce2" office:value-type="string" calcext:value-type="string">
            <text:p>lonely</text:p>
          </table:table-cell>
          <table:table-cell table:style-name="ce4" office:value-type="string" calcext:value-type="string">
            <text:p>No one came to visit my house today and I was very lonely</text:p>
          </table:table-cell>
          <table:table-cell table:style-name="ce2" office:value-type="float" office:value="656" calcext:value-type="float">
            <text:p>656</text:p>
          </table:table-cell>
          <table:table-cell table:style-name="ce4" office:value-type="string" calcext:value-type="string">
            <text:p>I watched out the window for visitors to my house today_comma_ it was sadden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Did they not ever c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No one came to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Man that's a bummer. <text:s/>I'd visit you but that would be wei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Just a little_comma_ but I feel so lonely it might be wor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55_conv:13710</text:p>
          </table:table-cell>
          <table:table-cell table:style-name="ce2" office:value-type="string" calcext:value-type="string">
            <text:p>furious</text:p>
          </table:table-cell>
          <table:table-cell table:style-name="ce4" office:value-type="string" calcext:value-type="string">
            <text:p>My daughter took my earbuds to the mall and lost them. They are not the cheap kind</text:p>
          </table:table-cell>
          <table:table-cell table:style-name="ce2" office:value-type="float" office:value="27" calcext:value-type="float">
            <text:p>27</text:p>
          </table:table-cell>
          <table:table-cell table:style-name="ce4" office:value-type="string" calcext:value-type="string">
            <text:p>I really hate when my kids take my things without ask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feel you! <text:s/>My two kids know all the rules and yet_comma_ they just go out the window when they want to take something or use something that isn't theirs. <text:s/>I always joke that you can't have nice things with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true tho. They will one day understand when the spend their own money on things and someone just comes along and breaks it or leaves at the 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Serious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tht time comes sooner thatn l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2_conv:2345</text:p>
          </table:table-cell>
          <table:table-cell table:style-name="ce2" office:value-type="string" calcext:value-type="string">
            <text:p>disappointed</text:p>
          </table:table-cell>
          <table:table-cell table:style-name="ce4" office:value-type="string" calcext:value-type="string">
            <text:p>I am so annoyed at president Trump.</text:p>
          </table:table-cell>
          <table:table-cell table:style-name="ce2" office:value-type="float" office:value="75" calcext:value-type="float">
            <text:p>75</text:p>
          </table:table-cell>
          <table:table-cell table:style-name="ce4" office:value-type="string" calcext:value-type="string">
            <text:p>President Trump annoys the hell out of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does he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Because he is a total jack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thats a r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85_conv:15570</text:p>
          </table:table-cell>
          <table:table-cell table:style-name="ce2" office:value-type="string" calcext:value-type="string">
            <text:p>furious</text:p>
          </table:table-cell>
          <table:table-cell table:style-name="ce4" office:value-type="string" calcext:value-type="string">
            <text:p>My husband and I got into a fight this morning. <text:s/>And to punish me he decided not to go to church.</text:p>
          </table:table-cell>
          <table:table-cell table:style-name="ce2" office:value-type="float" office:value="56" calcext:value-type="float">
            <text:p>56</text:p>
          </table:table-cell>
          <table:table-cell table:style-name="ce4" office:value-type="string" calcext:value-type="string">
            <text:p>My husband and I got into a fight this mor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no.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ust wouldn't listen to me and of course now he's mad about it and to punish me he didn't come to chur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he didn't punish you... he punished himself! That makes no sen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5_conv:4370</text:p>
          </table:table-cell>
          <table:table-cell table:style-name="ce2" office:value-type="string" calcext:value-type="string">
            <text:p>caring</text:p>
          </table:table-cell>
          <table:table-cell table:style-name="ce4" office:value-type="string" calcext:value-type="string">
            <text:p>I cared about a lady today who was concerned about her child in daycare. I went above and beyond my work to get a message to her about cameras</text:p>
          </table:table-cell>
          <table:table-cell table:style-name="ce2" office:value-type="float" office:value="296" calcext:value-type="float">
            <text:p>296</text:p>
          </table:table-cell>
          <table:table-cell table:style-name="ce4" office:value-type="string" calcext:value-type="string">
            <text:p>I was working and a lady was concerned about her daughter. I went above and beyond my work description in order to let her know about cameras at a daycare and how she could see them.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very kind of you. <text:s/>Did she feel better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She was so kind and I am glad I could help her to make sure he baby is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ood to hear. <text:s/>Do parents often view the daycare camer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It should be mandatory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0_conv:24200</text:p>
          </table:table-cell>
          <table:table-cell table:style-name="ce2" office:value-type="string" calcext:value-type="string">
            <text:p>devastated</text:p>
          </table:table-cell>
          <table:table-cell table:style-name="ce4" office:value-type="string" calcext:value-type="string">
            <text:p>I found out my cat has terminal kidney failure. I really don't want to lose her.</text:p>
          </table:table-cell>
          <table:table-cell table:style-name="ce2" office:value-type="float" office:value="473" calcext:value-type="float">
            <text:p>473</text:p>
          </table:table-cell>
          <table:table-cell table:style-name="ce4" office:value-type="string" calcext:value-type="string">
            <text:p>My cat has terminal kidney failure. There's no cu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Oh_comma_ I am so sorry! I used to have a dog we loved so much who had diabetes...we gave him insulin shots twice a day but we lost him. I can relate to how you fee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really sucks. It's fairly common in cats and I sort of knew the diagnosis was coming but that doesn't make it any easier. I'm sorry to hear about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Our pets are our family...it's not easy to see them suffer..I feel for you. And thank you about our do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_conv:669</text:p>
          </table:table-cell>
          <table:table-cell table:style-name="ce2" office:value-type="string" calcext:value-type="string">
            <text:p>surprised</text:p>
          </table:table-cell>
          <table:table-cell table:style-name="ce4" office:value-type="string" calcext:value-type="string">
            <text:p>I ma surprised by the elimination of the British team from the world cup.</text:p>
          </table:table-cell>
          <table:table-cell table:style-name="ce2" office:value-type="float" office:value="75" calcext:value-type="float">
            <text:p>75</text:p>
          </table:table-cell>
          <table:table-cell table:style-name="ce4" office:value-type="string" calcext:value-type="string">
            <text:p>I am so surprised England lost to Croati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They should of w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thought they were gonna win at all.Fist title since 1966</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but the choked like usu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84_conv:11169</text:p>
          </table:table-cell>
          <table:table-cell table:style-name="ce2" office:value-type="string" calcext:value-type="string">
            <text:p>sentimental</text:p>
          </table:table-cell>
          <table:table-cell table:style-name="ce4" office:value-type="string" calcext:value-type="string">
            <text:p>Visited my mom last weekend and remember all the times we fought. We fought over such little things.</text:p>
          </table:table-cell>
          <table:table-cell table:style-name="ce2" office:value-type="float" office:value="1" calcext:value-type="float">
            <text:p>1</text:p>
          </table:table-cell>
          <table:table-cell table:style-name="ce4" office:value-type="string" calcext:value-type="string">
            <text:p>Visited my mom last weekend and remember all the times we fought. We fought over such little thing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_comma_ I am sorry to hear that. Are things better now between the two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t's a lot better. I guess we needed the dist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istance is sometimes the best healer. Glad to hear things are patch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73_conv:12746</text:p>
          </table:table-cell>
          <table:table-cell table:style-name="ce2" office:value-type="string" calcext:value-type="string">
            <text:p>impressed</text:p>
          </table:table-cell>
          <table:table-cell table:style-name="ce4" office:value-type="string" calcext:value-type="string">
            <text:p>I ate at Gordan Ramsays restaurant. The food was amazing.</text:p>
          </table:table-cell>
          <table:table-cell table:style-name="ce2" office:value-type="float" office:value="4" calcext:value-type="float">
            <text:p>4</text:p>
          </table:table-cell>
          <table:table-cell table:style-name="ce4" office:value-type="string" calcext:value-type="string">
            <text:p>I ate at Gordan Ramsays restaurant. The food was amaz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What did you eat and how much did you sp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got beef wellington_comma_ It was about 100 bucks for the m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am sure it was excellent and not ra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62_conv:23124</text:p>
          </table:table-cell>
          <table:table-cell table:style-name="ce2" office:value-type="string" calcext:value-type="string">
            <text:p>prepared</text:p>
          </table:table-cell>
          <table:table-cell table:style-name="ce4" office:value-type="string" calcext:value-type="string">
            <text:p>I have a job interview coming up. I've studied the company's history_comma_ CEO and mission statement. I think I'm ready!</text:p>
          </table:table-cell>
          <table:table-cell table:style-name="ce2" office:value-type="float" office:value="104" calcext:value-type="float">
            <text:p>104</text:p>
          </table:table-cell>
          <table:table-cell table:style-name="ce4" office:value-type="string" calcext:value-type="string">
            <text:p>I have a job interview coming up! I'm nervous_comma_ but I think I'm read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Great_comma_ since you are prepared I'm sure you will d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ve studied the company's history_comma_ CEO and mission statement! Anything else you think I should know before I go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f you could speak with someone that work there you could learn more about what to expect and what things they value the most_comma_ but you certainly seem very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13_conv:16426</text:p>
          </table:table-cell>
          <table:table-cell table:style-name="ce2" office:value-type="string" calcext:value-type="string">
            <text:p>embarrassed</text:p>
          </table:table-cell>
          <table:table-cell table:style-name="ce4" office:value-type="string" calcext:value-type="string">
            <text:p>Boy did I have a wardrobe malfunction once. Back in junior high I was at a school dance. Some friends and I were twirling around on the dance floor when I lost my footing_comma_ my dress flew up and everyone could see my underwear! </text:p>
          </table:table-cell>
          <table:table-cell table:style-name="ce2" office:value-type="float" office:value="624" calcext:value-type="float">
            <text:p>624</text:p>
          </table:table-cell>
          <table:table-cell table:style-name="ce4" office:value-type="string" calcext:value-type="string">
            <text:p>I just thought of this crazy time when I had a wardrobe malfunction of my own. Have you ever had on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not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You're lucky! It's the wo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I know_comma_ is it like when I got my new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Probably not! I managed to show everyone my underwear by mistake. I've never had that happen when buying a car. What kind of car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A ford mustang I always like muscle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hat's cool! My first car was a Firebird. They're so much fun but lousy on g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Pontiac makes good cars. But more importantly your wardrobe mishap is a little funny_comma_ sorry. Hope everything wor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3_conv:14007</text:p>
          </table:table-cell>
          <table:table-cell table:style-name="ce2" office:value-type="string" calcext:value-type="string">
            <text:p>angry</text:p>
          </table:table-cell>
          <table:table-cell table:style-name="ce4" office:value-type="string" calcext:value-type="string">
            <text:p>Our home was broken into when we moved in and it made me so mad.</text:p>
          </table:table-cell>
          <table:table-cell table:style-name="ce2" office:value-type="float" office:value="123" calcext:value-type="float">
            <text:p>123</text:p>
          </table:table-cell>
          <table:table-cell table:style-name="ce4" office:value-type="string" calcext:value-type="string">
            <text:p>Our home was broken int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no! Did they steal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Luckily_comma_ they didn't take anything. It made me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 bet! Did they damage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03_conv:7206</text:p>
          </table:table-cell>
          <table:table-cell table:style-name="ce2" office:value-type="string" calcext:value-type="string">
            <text:p>devastated</text:p>
          </table:table-cell>
          <table:table-cell table:style-name="ce4" office:value-type="string" calcext:value-type="string">
            <text:p>My grandmother died and it has really taken a toll on our family.</text:p>
          </table:table-cell>
          <table:table-cell table:style-name="ce2" office:value-type="float" office:value="452" calcext:value-type="float">
            <text:p>452</text:p>
          </table:table-cell>
          <table:table-cell table:style-name="ce4" office:value-type="string" calcext:value-type="string">
            <text:p>Our family has been a little down lately because our grandmother recently pass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Awe I am so sorry to hear that.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2" calcext:value-type="float">
            <text:p>452</text:p>
          </table:table-cell>
          <table:table-cell table:style-name="ce4" office:value-type="string" calcext:value-type="string">
            <text:p>She had some heart issues. Its going to be hard around the holi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I imagine so. <text:s/>The holidays are the times we really miss those who are no longer with us. <text:s/>I hope in time though you can remember the happy times and the good memories you have made with her over the ye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0_conv:8480</text:p>
          </table:table-cell>
          <table:table-cell table:style-name="ce2" office:value-type="string" calcext:value-type="string">
            <text:p>joyful</text:p>
          </table:table-cell>
          <table:table-cell table:style-name="ce4" office:value-type="string" calcext:value-type="string">
            <text:p>I just got a raise at work. <text:s/>I am so happy about it.</text:p>
          </table:table-cell>
          <table:table-cell table:style-name="ce2" office:value-type="float" office:value="322" calcext:value-type="float">
            <text:p>322</text:p>
          </table:table-cell>
          <table:table-cell table:style-name="ce4" office:value-type="string" calcext:value-type="string">
            <text:p>I just got a raise at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reat! <text:s/>It is always nice when hard work is rewar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bsolutely! I am so happ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Well congratulations! <text:s/>That is a good way to start the work wee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90_conv:5781</text:p>
          </table:table-cell>
          <table:table-cell table:style-name="ce2" office:value-type="string" calcext:value-type="string">
            <text:p>surprised</text:p>
          </table:table-cell>
          <table:table-cell table:style-name="ce4" office:value-type="string" calcext:value-type="string">
            <text:p>I ma surprised at the economy.</text:p>
          </table:table-cell>
          <table:table-cell table:style-name="ce2" office:value-type="float" office:value="75" calcext:value-type="float">
            <text:p>75</text:p>
          </table:table-cell>
          <table:table-cell table:style-name="ce4" office:value-type="string" calcext:value-type="string">
            <text:p>I am very surprised at the USA econom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n a good way or bad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n a good way off-course.I tough Trump would tank the economy by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a lot of people are suprised by the GD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7_conv:5034</text:p>
          </table:table-cell>
          <table:table-cell table:style-name="ce2" office:value-type="string" calcext:value-type="string">
            <text:p>prepared</text:p>
          </table:table-cell>
          <table:table-cell table:style-name="ce4" office:value-type="string" calcext:value-type="string">
            <text:p>Last year_comma_ a tornado approached our house. <text:s/>I was ready for it though.</text:p>
          </table:table-cell>
          <table:table-cell table:style-name="ce2" office:value-type="float" office:value="322" calcext:value-type="float">
            <text:p>322</text:p>
          </table:table-cell>
          <table:table-cell table:style-name="ce4" office:value-type="string" calcext:value-type="string">
            <text:p>A year ago_comma_ a tornado approached our hou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bet you were afraid. Was everything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was ready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 bet you were very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15_conv:8631</text:p>
          </table:table-cell>
          <table:table-cell table:style-name="ce2" office:value-type="string" calcext:value-type="string">
            <text:p>surprised</text:p>
          </table:table-cell>
          <table:table-cell table:style-name="ce4" office:value-type="string" calcext:value-type="string">
            <text:p>I can't believe that Robin Williams died.</text:p>
          </table:table-cell>
          <table:table-cell table:style-name="ce2" office:value-type="float" office:value="4" calcext:value-type="float">
            <text:p>4</text:p>
          </table:table-cell>
          <table:table-cell table:style-name="ce4" office:value-type="string" calcext:value-type="string">
            <text:p>I can't believe that Robin Williams d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It was so shocking and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really enjoyed his movies_comma_ especially the movie Mrs. Doubtfi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as a great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9_conv:699</text:p>
          </table:table-cell>
          <table:table-cell table:style-name="ce2" office:value-type="string" calcext:value-type="string">
            <text:p>surprised</text:p>
          </table:table-cell>
          <table:table-cell table:style-name="ce4" office:value-type="string" calcext:value-type="string">
            <text:p>When my dad bought me a truck when I was 18 and I was not expecting it.</text:p>
          </table:table-cell>
          <table:table-cell table:style-name="ce2" office:value-type="float" office:value="126" calcext:value-type="float">
            <text:p>126</text:p>
          </table:table-cell>
          <table:table-cell table:style-name="ce4" office:value-type="string" calcext:value-type="string">
            <text:p>My dad surprised me one morning with a new truck. I was not expecting it all and it was just a great mor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is an awesome dad. Do you still have the tr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_comma_ it broke down but it lasted for over a dec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 decade is great use of it. Do you mis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30_conv:17660</text:p>
          </table:table-cell>
          <table:table-cell table:style-name="ce2" office:value-type="string" calcext:value-type="string">
            <text:p>lonely</text:p>
          </table:table-cell>
          <table:table-cell table:style-name="ce4" office:value-type="string" calcext:value-type="string">
            <text:p>I have been traveling for two months now. I am really starting to miss my friends and family.</text:p>
          </table:table-cell>
          <table:table-cell table:style-name="ce2" office:value-type="float" office:value="297" calcext:value-type="float">
            <text:p>297</text:p>
          </table:table-cell>
          <table:table-cell table:style-name="ce4" office:value-type="string" calcext:value-type="string">
            <text:p>I am really starting to miss my friends and family. I have been traveling for a few months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id you travel for work or for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am on vacation. The hostel I checked into is really empty right now so I have been thinking of hom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s too soon to be home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86_conv:19772</text:p>
          </table:table-cell>
          <table:table-cell table:style-name="ce2" office:value-type="string" calcext:value-type="string">
            <text:p>content</text:p>
          </table:table-cell>
          <table:table-cell table:style-name="ce4" office:value-type="string" calcext:value-type="string">
            <text:p>I was eating dinner last night and and I just felt so happy for a moment it was great</text:p>
          </table:table-cell>
          <table:table-cell table:style-name="ce2" office:value-type="float" office:value="313" calcext:value-type="float">
            <text:p>313</text:p>
          </table:table-cell>
          <table:table-cell table:style-name="ce4" office:value-type="string" calcext:value-type="string">
            <text:p>I was eating dinner with my husband last night and I was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Sometimes the simplest things are the nic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hole heatedly agree! It was just so freeing and peac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hope you have many mor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01_conv:8403</text:p>
          </table:table-cell>
          <table:table-cell table:style-name="ce2" office:value-type="string" calcext:value-type="string">
            <text:p>annoyed</text:p>
          </table:table-cell>
          <table:table-cell table:style-name="ce4" office:value-type="string" calcext:value-type="string">
            <text:p>i was irked when i saw my cousin coming inside the <text:s/>house</text:p>
          </table:table-cell>
          <table:table-cell table:style-name="ce2" office:value-type="float" office:value="238" calcext:value-type="float">
            <text:p>238</text:p>
          </table:table-cell>
          <table:table-cell table:style-name="ce4" office:value-type="string" calcext:value-type="string">
            <text:p>i was irked when i saw my cousin coming inside the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Why were you i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cause he stole money from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Wow! what a je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1_conv:16723</text:p>
          </table:table-cell>
          <table:table-cell table:style-name="ce2" office:value-type="string" calcext:value-type="string">
            <text:p>annoyed</text:p>
          </table:table-cell>
          <table:table-cell table:style-name="ce4" office:value-type="string" calcext:value-type="string">
            <text:p>My grandma threw out my high school yearbooks. I am not overly nostalgic about high school or anything but it made me kind of mad_comma_ they can't be replaced.</text:p>
          </table:table-cell>
          <table:table-cell table:style-name="ce2" office:value-type="float" office:value="473" calcext:value-type="float">
            <text:p>473</text:p>
          </table:table-cell>
          <table:table-cell table:style-name="ce4" office:value-type="string" calcext:value-type="string">
            <text:p>My grandma threw away my high school yearbook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awful! I hope that she didn't mean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don't think she realized what they were. I was pretty irritated as they can't be replaced but what can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_comma_ It really sounds like she didn't mean to. Sometimes you can find copies online if you loo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Good suggestion! Really I wanted to keep all the signatures and notes from my friends but oh well. I will see them next month for our reunion any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29_conv:17858</text:p>
          </table:table-cell>
          <table:table-cell table:style-name="ce2" office:value-type="string" calcext:value-type="string">
            <text:p>disappointed</text:p>
          </table:table-cell>
          <table:table-cell table:style-name="ce4" office:value-type="string" calcext:value-type="string">
            <text:p>I was really counting on that check in the mail today.</text:p>
          </table:table-cell>
          <table:table-cell table:style-name="ce2" office:value-type="float" office:value="445" calcext:value-type="float">
            <text:p>445</text:p>
          </table:table-cell>
          <table:table-cell table:style-name="ce4" office:value-type="string" calcext:value-type="string">
            <text:p>I really really need that check to come_comma_ in the mai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Have you been expecting it lo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ts been about 4 week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Oh no!! I hope it comes soon. I know how that it to be waiting for money to co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51_conv:19703</text:p>
          </table:table-cell>
          <table:table-cell table:style-name="ce2" office:value-type="string" calcext:value-type="string">
            <text:p>impressed</text:p>
          </table:table-cell>
          <table:table-cell table:style-name="ce4" office:value-type="string" calcext:value-type="string">
            <text:p>I love going to places like the museum and art galleries I attended a art show last month and it was so lovely I was moved by the paintings. </text:p>
          </table:table-cell>
          <table:table-cell table:style-name="ce2" office:value-type="float" office:value="284" calcext:value-type="float">
            <text:p>284</text:p>
          </table:table-cell>
          <table:table-cell table:style-name="ce4" office:value-type="string" calcext:value-type="string">
            <text:p>I love going to museums and art galleries the art and sculptures is a sight to se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agree_comma_ do you have a favorite art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love Vincent van Gogh his paintings are so moving and a lot of the art shows are close to his creativene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he is great no wonder his work is so expen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3_conv:16207</text:p>
          </table:table-cell>
          <table:table-cell table:style-name="ce2" office:value-type="string" calcext:value-type="string">
            <text:p>afraid</text:p>
          </table:table-cell>
          <table:table-cell table:style-name="ce4" office:value-type="string" calcext:value-type="string">
            <text:p>i felt scared walking home alone the other day.</text:p>
          </table:table-cell>
          <table:table-cell table:style-name="ce2" office:value-type="float" office:value="238" calcext:value-type="float">
            <text:p>238</text:p>
          </table:table-cell>
          <table:table-cell table:style-name="ce4" office:value-type="string" calcext:value-type="string">
            <text:p>i felt scared walking home alone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terrible! <text:s/>Were you in a bad part of town or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 dark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 kind of thing always creeps me out. <text:s/>Glad you made it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81_conv:3362</text:p>
          </table:table-cell>
          <table:table-cell table:style-name="ce2" office:value-type="string" calcext:value-type="string">
            <text:p>anticipating</text:p>
          </table:table-cell>
          <table:table-cell table:style-name="ce4" office:value-type="string" calcext:value-type="string">
            <text:p>I can't wait for my birthday!</text:p>
          </table:table-cell>
          <table:table-cell table:style-name="ce2" office:value-type="float" office:value="267" calcext:value-type="float">
            <text:p>267</text:p>
          </table:table-cell>
          <table:table-cell table:style-name="ce4" office:value-type="string" calcext:value-type="string">
            <text:p>I can't wait for my birth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Hopefully a happy birthday is going to be in order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will definitely make sure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Happy early birthday then. <text:s/>Drink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8_conv:316</text:p>
          </table:table-cell>
          <table:table-cell table:style-name="ce2" office:value-type="string" calcext:value-type="string">
            <text:p>embarrassed</text:p>
          </table:table-cell>
          <table:table-cell table:style-name="ce4" office:value-type="string" calcext:value-type="string">
            <text:p>When I was in preschool_comma_ my pants fell down in class. I was laughed at a lot</text:p>
          </table:table-cell>
          <table:table-cell table:style-name="ce2" office:value-type="float" office:value="10" calcext:value-type="float">
            <text:p>10</text:p>
          </table:table-cell>
          <table:table-cell table:style-name="ce4" office:value-type="string" calcext:value-type="string">
            <text:p>When I was in preschool_comma_ my pants fell down in front of every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That sounds embarrassing_comma_ what happened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ot laughed at a lot and sat down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That sounds like what I would have don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17_conv:23435</text:p>
          </table:table-cell>
          <table:table-cell table:style-name="ce2" office:value-type="string" calcext:value-type="string">
            <text:p>caring</text:p>
          </table:table-cell>
          <table:table-cell table:style-name="ce4" office:value-type="string" calcext:value-type="string">
            <text:p>My wife got the flu yesterday. I ended up staying home to make sure she was ok.</text:p>
          </table:table-cell>
          <table:table-cell table:style-name="ce2" office:value-type="float" office:value="297" calcext:value-type="float">
            <text:p>297</text:p>
          </table:table-cell>
          <table:table-cell table:style-name="ce4" office:value-type="string" calcext:value-type="string">
            <text:p>My wife got the flu yesterday. I ended up staying home to make sure she was o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Good job. Is she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She still has fever but I have been helping her hydrate and keeping her as comfortable as I c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 stinks. I hope she feels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76_conv:12152</text:p>
          </table:table-cell>
          <table:table-cell table:style-name="ce2" office:value-type="string" calcext:value-type="string">
            <text:p>afraid</text:p>
          </table:table-cell>
          <table:table-cell table:style-name="ce4" office:value-type="string" calcext:value-type="string">
            <text:p>im worried about an upcoming test</text:p>
          </table:table-cell>
          <table:table-cell table:style-name="ce2" office:value-type="float" office:value="44" calcext:value-type="float">
            <text:p>44</text:p>
          </table:table-cell>
          <table:table-cell table:style-name="ce4" office:value-type="string" calcext:value-type="string">
            <text:p>im worried about an upcoming 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What is the test on? Have you prepared for it? I bet you will do better than you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yes i have studied quite a bit_comma_ 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Good for you! I bet you will do amazing. Best of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2_conv:8025</text:p>
          </table:table-cell>
          <table:table-cell table:style-name="ce2" office:value-type="string" calcext:value-type="string">
            <text:p>guilty</text:p>
          </table:table-cell>
          <table:table-cell table:style-name="ce4" office:value-type="string" calcext:value-type="string">
            <text:p>I felt so bad when I ate all of the Christmas cookies I baked. I didn't save any for my neighbors. They were just so good!</text:p>
          </table:table-cell>
          <table:table-cell table:style-name="ce2" office:value-type="float" office:value="139" calcext:value-type="float">
            <text:p>139</text:p>
          </table:table-cell>
          <table:table-cell table:style-name="ce4" office:value-type="string" calcext:value-type="string">
            <text:p>When I baked Christmas cookies last year I meant to bring some to my neighbors. But I had to eat a few fir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Oh_comma_ no. <text:s/>I think I see where this is headed.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a few turned into a few more and before I knew it there were none left to share. I felt so bad. Next Christmas I will make up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LOL. <text:s/>Do you really think so? <text:s/>That has happened to me before. <text:s/>Sometimes_comma_ it's just too hard to pass up. <text:s/>Thank you for sharing.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89_conv:13979</text:p>
          </table:table-cell>
          <table:table-cell table:style-name="ce2" office:value-type="string" calcext:value-type="string">
            <text:p>sentimental</text:p>
          </table:table-cell>
          <table:table-cell table:style-name="ce4" office:value-type="string" calcext:value-type="string">
            <text:p>My oldest daughter will graduate high school this year. <text:s/>I'm having to pull old baby photos of her to put together the slide show for her homeschool graduation ceremony.</text:p>
          </table:table-cell>
          <table:table-cell table:style-name="ce2" office:value-type="float" office:value="56" calcext:value-type="float">
            <text:p>56</text:p>
          </table:table-cell>
          <table:table-cell table:style-name="ce4" office:value-type="string" calcext:value-type="string">
            <text:p>My oldest daughter will graduate <text:s/>high school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 big moment. Are you a little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an understatement. <text:s/>I'm having to go through lots of old photos_comma_ like when she was a baby_comma_ toddler_comma_ etc.. to put together the slide show for her graduation ceremon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ould be a mess_comma_ my son is about to turn two and I am sad about that. Time goes by so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68_conv:4537</text:p>
          </table:table-cell>
          <table:table-cell table:style-name="ce2" office:value-type="string" calcext:value-type="string">
            <text:p>impressed</text:p>
          </table:table-cell>
          <table:table-cell table:style-name="ce4" office:value-type="string" calcext:value-type="string">
            <text:p>I was really proud of my sister when she graduated</text:p>
          </table:table-cell>
          <table:table-cell table:style-name="ce2" office:value-type="float" office:value="267" calcext:value-type="float">
            <text:p>267</text:p>
          </table:table-cell>
          <table:table-cell table:style-name="ce4" office:value-type="string" calcext:value-type="string">
            <text:p>I was really proud of my sister when she gradua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you were. That is a great accomplishm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text:s/>I am pretty happy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Are you you guys going to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5_conv:24771</text:p>
          </table:table-cell>
          <table:table-cell table:style-name="ce2" office:value-type="string" calcext:value-type="string">
            <text:p>ashamed</text:p>
          </table:table-cell>
          <table:table-cell table:style-name="ce4" office:value-type="string" calcext:value-type="string">
            <text:p>My friend i brought to a show and he made a fool of himself.</text:p>
          </table:table-cell>
          <table:table-cell table:style-name="ce2" office:value-type="float" office:value="748" calcext:value-type="float">
            <text:p>748</text:p>
          </table:table-cell>
          <table:table-cell table:style-name="ce4" office:value-type="string" calcext:value-type="string">
            <text:p>I brought my friend out and he made a complete idiot of himsel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Was he drinking heavy? I'm sorry hope the night wasn't to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e was and yea it was_comma_ he completely ruined the nigh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m sorry to hear that! haha guess he's not invited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3_conv:4846</text:p>
          </table:table-cell>
          <table:table-cell table:style-name="ce2" office:value-type="string" calcext:value-type="string">
            <text:p>proud</text:p>
          </table:table-cell>
          <table:table-cell table:style-name="ce4" office:value-type="string" calcext:value-type="string">
            <text:p>My nephew graduated the 8th grade</text:p>
          </table:table-cell>
          <table:table-cell table:style-name="ce2" office:value-type="float" office:value="389" calcext:value-type="float">
            <text:p>389</text:p>
          </table:table-cell>
          <table:table-cell table:style-name="ce4" office:value-type="string" calcext:value-type="string">
            <text:p>I went to his 8th grade graduation. <text:s/>Such a handsome boy and I'm glad he's doing good in school. <text:s/>He's going to high school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m sorry who is going in too 8th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y nephew! <text:s/>Sorry_comma_ I forgot to mention that. <text:s/>He's growing up so fast :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awesome! Oh my gosh they do. I can't believe mine are in their 20's now! I hate it when they grow up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62_conv:7325</text:p>
          </table:table-cell>
          <table:table-cell table:style-name="ce2" office:value-type="string" calcext:value-type="string">
            <text:p>apprehensive</text:p>
          </table:table-cell>
          <table:table-cell table:style-name="ce4" office:value-type="string" calcext:value-type="string">
            <text:p>One time_comma_ my friends were daring me to jump into a cold spring with them from a height of like 40 feet. I was a bit nervous to say the least.</text:p>
          </table:table-cell>
          <table:table-cell table:style-name="ce2" office:value-type="float" office:value="466" calcext:value-type="float">
            <text:p>466</text:p>
          </table:table-cell>
          <table:table-cell table:style-name="ce4" office:value-type="string" calcext:value-type="string">
            <text:p>One time_comma_ my friends were daring me to jump into a very cold spring from a height of around 40 feet. I was nervous_comma_ natural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 would be too! Did you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ah_comma_ I ended up doing it. I jumped in and missed a rock wall by probably 2 feet. My legs went numb from the cold as soon as I lan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So did you regret doing it? Or were you super proud that you di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08_conv:23216</text:p>
          </table:table-cell>
          <table:table-cell table:style-name="ce2" office:value-type="string" calcext:value-type="string">
            <text:p>trusting</text:p>
          </table:table-cell>
          <table:table-cell table:style-name="ce4" office:value-type="string" calcext:value-type="string">
            <text:p>I have to go back to work soon after being off on maternity leave. I will be leaving my baby with a neighbor.</text:p>
          </table:table-cell>
          <table:table-cell table:style-name="ce2" office:value-type="float" office:value="243" calcext:value-type="float">
            <text:p>243</text:p>
          </table:table-cell>
          <table:table-cell table:style-name="ce4" office:value-type="string" calcext:value-type="string">
            <text:p>I have to go back to work soon after being off on maternity lea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Oh_comma_ that's so hard! How are you feeling about it? Itching to go back_comma_ or dread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dreading it because I do not like leaving my baby with anyone. I will be leaving her with a neighbor that I know will be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s good! At least it's someone you can trust instead of a stranger at a daycare cen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79_conv:12358</text:p>
          </table:table-cell>
          <table:table-cell table:style-name="ce2" office:value-type="string" calcext:value-type="string">
            <text:p>anticipating</text:p>
          </table:table-cell>
          <table:table-cell table:style-name="ce4" office:value-type="string" calcext:value-type="string">
            <text:p>I cannot wait till next month. College football starts</text:p>
          </table:table-cell>
          <table:table-cell table:style-name="ce2" office:value-type="float" office:value="126" calcext:value-type="float">
            <text:p>126</text:p>
          </table:table-cell>
          <table:table-cell table:style-name="ce4" office:value-type="string" calcext:value-type="string">
            <text:p>I cannot wait till next month. College football star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nice! My husband is a University of Arkansa Alumnai! We support the razorback football t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familiar with them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what team do you li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8_conv:1976</text:p>
          </table:table-cell>
          <table:table-cell table:style-name="ce2" office:value-type="string" calcext:value-type="string">
            <text:p>content</text:p>
          </table:table-cell>
          <table:table-cell table:style-name="ce4" office:value-type="string" calcext:value-type="string">
            <text:p>Just got finished jogging and I'm feeling really tired_comma_ but I have a sense of achievement_comma_ too.</text:p>
          </table:table-cell>
          <table:table-cell table:style-name="ce2" office:value-type="float" office:value="273" calcext:value-type="float">
            <text:p>273</text:p>
          </table:table-cell>
          <table:table-cell table:style-name="ce4" office:value-type="string" calcext:value-type="string">
            <text:p>Just got finished jogging and I'm feeling really tired_comma_ but I have a sense of achievement_comma_ t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a good time to jog right now in the morning. goo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f I don't do it in the morning_comma_ it gets too hot. Thanks! Do you j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it does I am right in FL! I dont jog_comma_ I work out but running isnt my 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t can be monotonous. What do you do to work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24_conv:5649</text:p>
          </table:table-cell>
          <table:table-cell table:style-name="ce2" office:value-type="string" calcext:value-type="string">
            <text:p>disgusted</text:p>
          </table:table-cell>
          <table:table-cell table:style-name="ce4" office:value-type="string" calcext:value-type="string">
            <text:p>i felt sick after eating too much ice cream last night</text:p>
          </table:table-cell>
          <table:table-cell table:style-name="ce2" office:value-type="float" office:value="44" calcext:value-type="float">
            <text:p>44</text:p>
          </table:table-cell>
          <table:table-cell table:style-name="ce4" office:value-type="string" calcext:value-type="string">
            <text:p><text:s/>i felt sick after eating too much ice cream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ad ice cream too! Sorry you got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ts my own fault i went past my limi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_comma_ at least it wa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69_conv:16338</text:p>
          </table:table-cell>
          <table:table-cell table:style-name="ce2" office:value-type="string" calcext:value-type="string">
            <text:p>content</text:p>
          </table:table-cell>
          <table:table-cell table:style-name="ce4" office:value-type="string" calcext:value-type="string">
            <text:p>When my son was born_comma_ it seemed like my life was complete. I have everything now that I could ever want.</text:p>
          </table:table-cell>
          <table:table-cell table:style-name="ce2" office:value-type="float" office:value="340" calcext:value-type="float">
            <text:p>340</text:p>
          </table:table-cell>
          <table:table-cell table:style-name="ce4" office:value-type="string" calcext:value-type="string">
            <text:p>When my son was born it felt like I had everything I needed in lif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a wonderful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really was_comma_ my life finally felt comple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very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38_conv:21477</text:p>
          </table:table-cell>
          <table:table-cell table:style-name="ce2" office:value-type="string" calcext:value-type="string">
            <text:p>confident</text:p>
          </table:table-cell>
          <table:table-cell table:style-name="ce4" office:value-type="string" calcext:value-type="string">
            <text:p>I believe in my son_comma_ I know he will make me proud when his result will be out</text:p>
          </table:table-cell>
          <table:table-cell table:style-name="ce2" office:value-type="float" office:value="520" calcext:value-type="float">
            <text:p>520</text:p>
          </table:table-cell>
          <table:table-cell table:style-name="ce4" office:value-type="string" calcext:value-type="string">
            <text:p>"I believe in my son_comma_ I know he will make me proud when his result will be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result f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Exams. He has always made me proud his result. I rea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yeah you clearly are well read. what does he stu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88_conv:20176</text:p>
          </table:table-cell>
          <table:table-cell table:style-name="ce2" office:value-type="string" calcext:value-type="string">
            <text:p>devastated</text:p>
          </table:table-cell>
          <table:table-cell table:style-name="ce4" office:value-type="string" calcext:value-type="string">
            <text:p>I found my cat dead on the side of the road. I was so hurt and distraught I couldn't even drive home </text:p>
          </table:table-cell>
          <table:table-cell table:style-name="ce2" office:value-type="float" office:value="313" calcext:value-type="float">
            <text:p>313</text:p>
          </table:table-cell>
          <table:table-cell table:style-name="ce4" office:value-type="string" calcext:value-type="string">
            <text:p>The other night I found my cat laying dead in the side of the roa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so sorry for your loss_comma_ it isn't easy losing a pet. How are you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t's tough. I was crying so hard that I had to call my husband to come pick u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Understandably so. I hope you feel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49_conv:4499</text:p>
          </table:table-cell>
          <table:table-cell table:style-name="ce2" office:value-type="string" calcext:value-type="string">
            <text:p>disappointed</text:p>
          </table:table-cell>
          <table:table-cell table:style-name="ce4" office:value-type="string" calcext:value-type="string">
            <text:p>I've been a bit down about work being slow this summer.</text:p>
          </table:table-cell>
          <table:table-cell table:style-name="ce2" office:value-type="float" office:value="225" calcext:value-type="float">
            <text:p>225</text:p>
          </table:table-cell>
          <table:table-cell table:style-name="ce4" office:value-type="string" calcext:value-type="string">
            <text:p>I've been a bit down late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s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ork has been really slow this s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t should be getting better now that summer is over.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65_conv:3331</text:p>
          </table:table-cell>
          <table:table-cell table:style-name="ce2" office:value-type="string" calcext:value-type="string">
            <text:p>lonely</text:p>
          </table:table-cell>
          <table:table-cell table:style-name="ce4" office:value-type="string" calcext:value-type="string">
            <text:p>I moved far away from the city. I hardly ever see my friends anymore.</text:p>
          </table:table-cell>
          <table:table-cell table:style-name="ce2" office:value-type="float" office:value="27" calcext:value-type="float">
            <text:p>27</text:p>
          </table:table-cell>
          <table:table-cell table:style-name="ce4" office:value-type="string" calcext:value-type="string">
            <text:p>I moved away from the city. I never see my friends anymore. It gets lonely out he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y don't you move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better for my kids and its so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Can you make new friends where you ar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 people out here aren't that friendly. I can't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_conv:230</text:p>
          </table:table-cell>
          <table:table-cell table:style-name="ce2" office:value-type="string" calcext:value-type="string">
            <text:p>hopeful</text:p>
          </table:table-cell>
          <table:table-cell table:style-name="ce4" office:value-type="string" calcext:value-type="string">
            <text:p>I just applied for a promotion_comma_ and I should earn at least 10k more.</text:p>
          </table:table-cell>
          <table:table-cell table:style-name="ce2" office:value-type="float" office:value="1" calcext:value-type="float">
            <text:p>1</text:p>
          </table:table-cell>
          <table:table-cell table:style-name="ce4" office:value-type="string" calcext:value-type="string">
            <text:p>I just applied for a promotion_comma_ and I should earn at least 10k m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s awesome. Do you think you will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so! It will help finance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definitely. Do you plan on buying anything n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81_conv:14163</text:p>
          </table:table-cell>
          <table:table-cell table:style-name="ce2" office:value-type="string" calcext:value-type="string">
            <text:p>impressed</text:p>
          </table:table-cell>
          <table:table-cell table:style-name="ce4" office:value-type="string" calcext:value-type="string">
            <text:p>I was recently quite happy with my husband this last weekend. He can amaze me with some of handiness and ability to do so much around the house!</text:p>
          </table:table-cell>
          <table:table-cell table:style-name="ce2" office:value-type="float" office:value="45" calcext:value-type="float">
            <text:p>45</text:p>
          </table:table-cell>
          <table:table-cell table:style-name="ce4" office:value-type="string" calcext:value-type="string">
            <text:p>My husband sure did surprise me with his handiness and hard work around the house last week. He was able to accomplish so much work in a few day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3" calcext:value-type="float">
            <text:p>583</text:p>
          </table:table-cell>
          <table:table-cell table:style-name="ce4" office:value-type="string" calcext:value-type="string">
            <text:p>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6_conv:14372</text:p>
          </table:table-cell>
          <table:table-cell table:style-name="ce2" office:value-type="string" calcext:value-type="string">
            <text:p>hopeful</text:p>
          </table:table-cell>
          <table:table-cell table:style-name="ce4" office:value-type="string" calcext:value-type="string">
            <text:p>I applied for a job last week</text:p>
          </table:table-cell>
          <table:table-cell table:style-name="ce2" office:value-type="float" office:value="63" calcext:value-type="float">
            <text:p>63</text:p>
          </table:table-cell>
          <table:table-cell table:style-name="ce4" office:value-type="string" calcext:value-type="string">
            <text:p>I applied for a job las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did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havent heard back but im hop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you all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79_conv:17159</text:p>
          </table:table-cell>
          <table:table-cell table:style-name="ce2" office:value-type="string" calcext:value-type="string">
            <text:p>disgusted</text:p>
          </table:table-cell>
          <table:table-cell table:style-name="ce4" office:value-type="string" calcext:value-type="string">
            <text:p>I tried eggplant the other day. <text:s/>GROSS</text:p>
          </table:table-cell>
          <table:table-cell table:style-name="ce2" office:value-type="float" office:value="389" calcext:value-type="float">
            <text:p>389</text:p>
          </table:table-cell>
          <table:table-cell table:style-name="ce4" office:value-type="string" calcext:value-type="string">
            <text:p>Dude. <text:s/>I tried something really gross the other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what did you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EGGPLANT!!! <text:s/>Have you ever ha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s. I LOVE EGGPLANT! How could <text:s/>you find that really gro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Ewww. <text:s/>It was like..deep fried and stuff. <text:s/>It was all mushy and gross.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Hahaha_comma_ well to each their own_comma_ because I love how eggplant is mush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m glad someone likes it. <text:s/>: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ah_comma_ and I don't think you can ever go wrong with deep fried food. Anything deep fried is delicious :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30_conv:2860</text:p>
          </table:table-cell>
          <table:table-cell table:style-name="ce2" office:value-type="string" calcext:value-type="string">
            <text:p>sentimental</text:p>
          </table:table-cell>
          <table:table-cell table:style-name="ce4" office:value-type="string" calcext:value-type="string">
            <text:p>I was digging through my old stuff yesterday_comma_ and I found my old security blanket.</text:p>
          </table:table-cell>
          <table:table-cell table:style-name="ce2" office:value-type="float" office:value="288" calcext:value-type="float">
            <text:p>288</text:p>
          </table:table-cell>
          <table:table-cell table:style-name="ce4" office:value-type="string" calcext:value-type="string">
            <text:p>I went through some of my old stuff yesterday_comma_ and I found my security blanket that I used when I was a k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Awww I bet that brought back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t really did. It kinda made me sad_comma_ because it was all tattered and dirty. I ended up wash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 will you do with i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97_conv:16394</text:p>
          </table:table-cell>
          <table:table-cell table:style-name="ce2" office:value-type="string" calcext:value-type="string">
            <text:p>impressed</text:p>
          </table:table-cell>
          <table:table-cell table:style-name="ce4" office:value-type="string" calcext:value-type="string">
            <text:p>I can't believe how well my boyfriend did in cooking class. He was a lost soul before</text:p>
          </table:table-cell>
          <table:table-cell table:style-name="ce2" office:value-type="float" office:value="27" calcext:value-type="float">
            <text:p>27</text:p>
          </table:table-cell>
          <table:table-cell table:style-name="ce4" office:value-type="string" calcext:value-type="string">
            <text:p>My boyfriend and I did a cooking class for dater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you all m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 make chicken parmesan with home made pasta. He got the best student a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ta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was I told him he has to cook once a week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54_conv:8508</text:p>
          </table:table-cell>
          <table:table-cell table:style-name="ce2" office:value-type="string" calcext:value-type="string">
            <text:p>ashamed</text:p>
          </table:table-cell>
          <table:table-cell table:style-name="ce4" office:value-type="string" calcext:value-type="string">
            <text:p>I am not proud of the fact that I ate my friends pizza.</text:p>
          </table:table-cell>
          <table:table-cell table:style-name="ce2" office:value-type="float" office:value="4" calcext:value-type="float">
            <text:p>4</text:p>
          </table:table-cell>
          <table:table-cell table:style-name="ce4" office:value-type="string" calcext:value-type="string">
            <text:p>I am not proud of the fact that I ate my friends pizz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guess you were pretty hungry then_comma_ huh? Well_comma_ I'm sure your friend doesn't mind sha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was not happy_comma_ I offered to buy him another pizza but he decl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all you could do was apologize and offer to buy another one. He'll get over it_comma_ I'm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7_conv:11654</text:p>
          </table:table-cell>
          <table:table-cell table:style-name="ce2" office:value-type="string" calcext:value-type="string">
            <text:p>sad</text:p>
          </table:table-cell>
          <table:table-cell table:style-name="ce4" office:value-type="string" calcext:value-type="string">
            <text:p>I woke up to something quite terrible this morning. <text:s/>My vegetable garden has been ravaged through by some strange animal.</text:p>
          </table:table-cell>
          <table:table-cell table:style-name="ce2" office:value-type="float" office:value="274" calcext:value-type="float">
            <text:p>274</text:p>
          </table:table-cell>
          <table:table-cell table:style-name="ce4" office:value-type="string" calcext:value-type="string">
            <text:p>I woke up this morning only to find out that some wild animal had destroyed my gard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_comma_ did you catc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Unfortunately_comma_ no. <text:s/>I am sad in some ways but happy the wild creature had a full meal las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ti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_conv:426</text:p>
          </table:table-cell>
          <table:table-cell table:style-name="ce2" office:value-type="string" calcext:value-type="string">
            <text:p>afraid</text:p>
          </table:table-cell>
          <table:table-cell table:style-name="ce4" office:value-type="string" calcext:value-type="string">
            <text:p>Last night_comma_ I dreamt that I was riding around the road on a motorcycle_comma_ and at one point almost fell of making a quick sharp turn. </text:p>
          </table:table-cell>
          <table:table-cell table:style-name="ce2" office:value-type="float" office:value="83" calcext:value-type="float">
            <text:p>83</text:p>
          </table:table-cell>
          <table:table-cell table:style-name="ce4" office:value-type="string" calcext:value-type="string">
            <text:p>Last night_comma_ I had ths crazy realistic dream that I was riding around on a motorcycle. At one point_comma_ I hit a quick sharp turn_comma_ and felt like I nearly had just fell off. It was so realistic and frightening.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7" calcext:value-type="float">
            <text:p>87</text:p>
          </table:table-cell>
          <table:table-cell table:style-name="ce4" office:value-type="string" calcext:value-type="string">
            <text:p>Maybe something in your life <text:s/>makes you very stress. You should try to relax before go to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 calcext:value-type="float">
            <text:p>83</text:p>
          </table:table-cell>
          <table:table-cell table:style-name="ce4" office:value-type="string" calcext:value-type="string">
            <text:p>Possibly_comma_ my dreams are often very confusing and or lonely. It is very sad. I think I need a lifestyle change_comma_ or am just too stressed at 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7" calcext:value-type="float">
            <text:p>87</text:p>
          </table:table-cell>
          <table:table-cell table:style-name="ce4" office:value-type="string" calcext:value-type="string">
            <text:p>You konw_comma_ sometimes consulting <text:s/>a psy is a good investment. Dont be afraid to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36_conv:18873</text:p>
          </table:table-cell>
          <table:table-cell table:style-name="ce2" office:value-type="string" calcext:value-type="string">
            <text:p>apprehensive</text:p>
          </table:table-cell>
          <table:table-cell table:style-name="ce4" office:value-type="string" calcext:value-type="string">
            <text:p>I'm moving into a new apartment soon and am really excited about it. But at the same time_comma_ I'm hoping and praying my neighbors will be nice and quiet. The current upstairs ones are not!</text:p>
          </table:table-cell>
          <table:table-cell table:style-name="ce2" office:value-type="float" office:value="343" calcext:value-type="float">
            <text:p>343</text:p>
          </table:table-cell>
          <table:table-cell table:style-name="ce4" office:value-type="string" calcext:value-type="string">
            <text:p>I'm moving into a new apartment soon. I do hope that the neighbors are nice and qui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always both an exciting time and a nerve-wracking time. I'm in college and I had to move the past two years in a row. This year_comma_ I decided I kinda had enough and would just stay put_comma_ even though the apartment was just so-so. Do you like it well enough even if the neighbors may give you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Not really_comma_ but my current upstairs neighbors are awful and I feel it'd be worth moving just to get away from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yeah_comma_ I know the type. Where they sound like they're having a parade at 3AM. Sorry you had to go through that. Luckily (or unluckily_comma_ if you want to see it that way) I have a loud window AC unit in my apartment_comma_ so even if they did make noise_comma_ I couldn't hear them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Lucky you! And you're bang on about the 3am parade - sounds like a herd of elephants. Maybe I should speak with the current tenant of my new place before moving - just to see how the neighbors 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98_conv:17596</text:p>
          </table:table-cell>
          <table:table-cell table:style-name="ce2" office:value-type="string" calcext:value-type="string">
            <text:p>anticipating</text:p>
          </table:table-cell>
          <table:table-cell table:style-name="ce4" office:value-type="string" calcext:value-type="string">
            <text:p>My wife has been out of the country for school for 2 months. <text:s/>She gets back in a week_comma_ I'm super excited!</text:p>
          </table:table-cell>
          <table:table-cell table:style-name="ce2" office:value-type="float" office:value="310" calcext:value-type="float">
            <text:p>310</text:p>
          </table:table-cell>
          <table:table-cell table:style-name="ce4" office:value-type="string" calcext:value-type="string">
            <text:p>My wife has been out of the country for 2 months_comma_ she gets back in a week. <text:s/>I can't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That's good! I bet you missed her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really did. <text:s/>It'll be great to have her bac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m sure she'll have a lot to tell you about her tr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58_conv:16716</text:p>
          </table:table-cell>
          <table:table-cell table:style-name="ce2" office:value-type="string" calcext:value-type="string">
            <text:p>joyful</text:p>
          </table:table-cell>
          <table:table-cell table:style-name="ce4" office:value-type="string" calcext:value-type="string">
            <text:p>I got pretty happy and content over the weekend. I got to smoke a cigar and read comics</text:p>
          </table:table-cell>
          <table:table-cell table:style-name="ce2" office:value-type="float" office:value="126" calcext:value-type="float">
            <text:p>126</text:p>
          </table:table-cell>
          <table:table-cell table:style-name="ce4" office:value-type="string" calcext:value-type="string">
            <text:p>I was pretty happy over the weekend I got to smoke a cigar and read some comic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sounds like you had a really goo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nice and peaceful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s always a good place to be when you are cont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71_conv:8342</text:p>
          </table:table-cell>
          <table:table-cell table:style-name="ce2" office:value-type="string" calcext:value-type="string">
            <text:p>nostalgic</text:p>
          </table:table-cell>
          <table:table-cell table:style-name="ce4" office:value-type="string" calcext:value-type="string">
            <text:p>I used to love playing the old pokemon games_comma_ I still bust them out every once in awhile for a throwback</text:p>
          </table:table-cell>
          <table:table-cell table:style-name="ce2" office:value-type="float" office:value="10" calcext:value-type="float">
            <text:p>10</text:p>
          </table:table-cell>
          <table:table-cell table:style-name="ce4" office:value-type="string" calcext:value-type="string">
            <text:p>I used to love playing the old pokemon games_comma_ I still bust them out every once in awhile for a throw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s_comma_ It's very classic ga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true_comma_ I just am really into it_comma_ I like collecting and animals_comma_ so great f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Good! have a great game ah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3_conv:6826</text:p>
          </table:table-cell>
          <table:table-cell table:style-name="ce2" office:value-type="string" calcext:value-type="string">
            <text:p>angry</text:p>
          </table:table-cell>
          <table:table-cell table:style-name="ce4" office:value-type="string" calcext:value-type="string">
            <text:p>I bought four new tires and waited while they put them on. When I got home I discovered that I had my old tires still on and not my new ones.</text:p>
          </table:table-cell>
          <table:table-cell table:style-name="ce2" office:value-type="float" office:value="226" calcext:value-type="float">
            <text:p>226</text:p>
          </table:table-cell>
          <table:table-cell table:style-name="ce4" office:value-type="string" calcext:value-type="string">
            <text:p>I bought four new tires and waited while they put them on. When I got home I discovered that I had my old tires still on and not my new on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haha that was ser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went back and the man on duty was very condescending towards me until he went outside and looked and then knew I was telling the truth. I was fur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k what happened nex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39_conv:24679</text:p>
          </table:table-cell>
          <table:table-cell table:style-name="ce2" office:value-type="string" calcext:value-type="string">
            <text:p>angry</text:p>
          </table:table-cell>
          <table:table-cell table:style-name="ce4" office:value-type="string" calcext:value-type="string">
            <text:p>I hate this new printer at work!!!!</text:p>
          </table:table-cell>
          <table:table-cell table:style-name="ce2" office:value-type="float" office:value="389" calcext:value-type="float">
            <text:p>389</text:p>
          </table:table-cell>
          <table:table-cell table:style-name="ce4" office:value-type="string" calcext:value-type="string">
            <text:p>We got this new printer at work and it MAKES ME SO M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does it not do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EVERYTHING!!! I dont know who's bright idea it was to buy a laserjet printer for work but it was so stup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so lame_comma_ you should maybe tell your boss about i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probably will. <text:s/>Maybe I'll throw it in the pond outsi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03_conv:6406</text:p>
          </table:table-cell>
          <table:table-cell table:style-name="ce2" office:value-type="string" calcext:value-type="string">
            <text:p>proud</text:p>
          </table:table-cell>
          <table:table-cell table:style-name="ce4" office:value-type="string" calcext:value-type="string">
            <text:p>My sister went back to college at 30. She is a real inspiration.</text:p>
          </table:table-cell>
          <table:table-cell table:style-name="ce2" office:value-type="float" office:value="262" calcext:value-type="float">
            <text:p>262</text:p>
          </table:table-cell>
          <table:table-cell table:style-name="ce4" office:value-type="string" calcext:value-type="string">
            <text:p>MY sister just went back to school at 30 years o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ood for her. Never too late to go back to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he has three kids_comma_ single mom_comma_ works and goes to school She i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ow. She sounds like super wo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she might b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65_conv:5330</text:p>
          </table:table-cell>
          <table:table-cell table:style-name="ce2" office:value-type="string" calcext:value-type="string">
            <text:p>disgusted</text:p>
          </table:table-cell>
          <table:table-cell table:style-name="ce4" office:value-type="string" calcext:value-type="string">
            <text:p>I was walking home through the park last night when I saw a homeless man sleeping there. He looked and smelled like it had been months since he cleaned himself off atall.</text:p>
          </table:table-cell>
          <table:table-cell table:style-name="ce2" office:value-type="float" office:value="217" calcext:value-type="float">
            <text:p>217</text:p>
          </table:table-cell>
          <table:table-cell table:style-name="ce4" office:value-type="string" calcext:value-type="string">
            <text:p>I walked home through the park last night. There was a homless man there who smelled absoltuely horrible. It seemed like he hadn't cleaned himself off at all in month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has got to be hard on the poor guy. Did you offer any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he was asleep at the time so I didn't want to disturb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see. Well he's probably still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Most likely. I like the someone else's problem approach. I'm sure someone knows about his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33_conv:18066</text:p>
          </table:table-cell>
          <table:table-cell table:style-name="ce2" office:value-type="string" calcext:value-type="string">
            <text:p>confident</text:p>
          </table:table-cell>
          <table:table-cell table:style-name="ce4" office:value-type="string" calcext:value-type="string">
            <text:p>i love the relationship i have with my husband. we have an amazing marriage.</text:p>
          </table:table-cell>
          <table:table-cell table:style-name="ce2" office:value-type="float" office:value="463" calcext:value-type="float">
            <text:p>463</text:p>
          </table:table-cell>
          <table:table-cell table:style-name="ce4" office:value-type="string" calcext:value-type="string">
            <text:p>i love the relationship i have with my husband. we have an amazing marriag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at's amazing to hear. <text:s/>There is nothing like a great relat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ve had horrible relationships in the past so it makes me appreciate my husband so much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Bad ones definatley make the good one a treasure. <text:s/>Have you been together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6 years of amazing ups and w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at is a good long time! <text:s/>I am sure you have many more ahea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sure hope so. i am very bl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When you appreciate something that much it's sure to continue that way! <text:s/>I've been married 19 years and love almost every minu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7_conv:17895</text:p>
          </table:table-cell>
          <table:table-cell table:style-name="ce2" office:value-type="string" calcext:value-type="string">
            <text:p>prepared</text:p>
          </table:table-cell>
          <table:table-cell table:style-name="ce4" office:value-type="string" calcext:value-type="string">
            <text:p>I packed a thorough bag when I went to the hospital to have my baby. <text:s/>I packed everything I'd need_comma_ far in advance. <text:s/>For once_comma_ I didn't miss or forget anything!</text:p>
          </table:table-cell>
          <table:table-cell table:style-name="ce2" office:value-type="float" office:value="527" calcext:value-type="float">
            <text:p>527</text:p>
          </table:table-cell>
          <table:table-cell table:style-name="ce4" office:value-type="string" calcext:value-type="string">
            <text:p>I packed my bag in advance_comma_ and really thoroughly_comma_ when I went to the hospital to have my bab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 sounds you you didnt leave anything out. It feels good to bell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was so happy that for once_comma_ I didn't forget or miss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great especially in a time like going to the hospit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30_conv:22660</text:p>
          </table:table-cell>
          <table:table-cell table:style-name="ce2" office:value-type="string" calcext:value-type="string">
            <text:p>joyful</text:p>
          </table:table-cell>
          <table:table-cell table:style-name="ce4" office:value-type="string" calcext:value-type="string">
            <text:p>My kid starts preschool in a week.</text:p>
          </table:table-cell>
          <table:table-cell table:style-name="ce2" office:value-type="float" office:value="557" calcext:value-type="float">
            <text:p>557</text:p>
          </table:table-cell>
          <table:table-cell table:style-name="ce4" office:value-type="string" calcext:value-type="string">
            <text:p>So my kid starts preschool in a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That is really exciting_comma_ I bet it will be hard to let them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will probably cry then celebrate. I'm excited but a little sad at o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is so exciting to watch them grow up_comma_ I am sure it will be an emotional moment. But it will be a good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16_conv:7432</text:p>
          </table:table-cell>
          <table:table-cell table:style-name="ce2" office:value-type="string" calcext:value-type="string">
            <text:p>afraid</text:p>
          </table:table-cell>
          <table:table-cell table:style-name="ce4" office:value-type="string" calcext:value-type="string">
            <text:p>I was really frightened the other night. I was home alone and there was a big storm.</text:p>
          </table:table-cell>
          <table:table-cell table:style-name="ce2" office:value-type="float" office:value="211" calcext:value-type="float">
            <text:p>211</text:p>
          </table:table-cell>
          <table:table-cell table:style-name="ce4" office:value-type="string" calcext:value-type="string">
            <text:p>I was really frightened the other night. I was home alone and there was a big stor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ere is a big storm coming where I am living now. Did your power go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Fortunately_comma_ it didn't_comma_ but there was a LOT of thunder and lightning. I think a lot of places are being hit by storms right now. Please stay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I will. Also wanted to let you know that if your power does go out to be aware that this is when they come out to pl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77_conv:4755</text:p>
          </table:table-cell>
          <table:table-cell table:style-name="ce2" office:value-type="string" calcext:value-type="string">
            <text:p>content</text:p>
          </table:table-cell>
          <table:table-cell table:style-name="ce4" office:value-type="string" calcext:value-type="string">
            <text:p>I got $20 worth of Taco Bell. I haven't ate all day.</text:p>
          </table:table-cell>
          <table:table-cell table:style-name="ce2" office:value-type="float" office:value="1" calcext:value-type="float">
            <text:p>1</text:p>
          </table:table-cell>
          <table:table-cell table:style-name="ce4" office:value-type="string" calcext:value-type="string">
            <text:p>I got $20 worth of Taco Bell. I haven't ate all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wow! You must've been hu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 am lol. Still haven't ate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ill you be able to eat all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4_conv:11488</text:p>
          </table:table-cell>
          <table:table-cell table:style-name="ce2" office:value-type="string" calcext:value-type="string">
            <text:p>confident</text:p>
          </table:table-cell>
          <table:table-cell table:style-name="ce4" office:value-type="string" calcext:value-type="string">
            <text:p>I know that the US will qualify for the next World Cup.</text:p>
          </table:table-cell>
          <table:table-cell table:style-name="ce2" office:value-type="float" office:value="4" calcext:value-type="float">
            <text:p>4</text:p>
          </table:table-cell>
          <table:table-cell table:style-name="ce4" office:value-type="string" calcext:value-type="string">
            <text:p>I know that the US will qualify for the next World Cu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onestly hope they do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y is that? I love when they play soc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m more of a football f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28_conv:18857</text:p>
          </table:table-cell>
          <table:table-cell table:style-name="ce2" office:value-type="string" calcext:value-type="string">
            <text:p>joyful</text:p>
          </table:table-cell>
          <table:table-cell table:style-name="ce4" office:value-type="string" calcext:value-type="string">
            <text:p>My new upholstery/carpet cleaner arrived today. I am so very happy it's here as my living room rug needs a good clean!</text:p>
          </table:table-cell>
          <table:table-cell table:style-name="ce2" office:value-type="float" office:value="343" calcext:value-type="float">
            <text:p>343</text:p>
          </table:table-cell>
          <table:table-cell table:style-name="ce4" office:value-type="string" calcext:value-type="string">
            <text:p>This is going to sound really pathetic_comma_ but I'm so happy my new upholstery/carpet cleaner arrived today. Now I can clea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t's not crazy! I'm all about cleaning up. I LOVE the smell of clean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Me too. I live in a first floor apartment and it gets so dusty. Now I'll be able to clean the carpet and the couch! Funny how some strange things lift your spiri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find it very satisfactory to clean and vacuum :) I bet it will smell so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Hope so. I'm moving out of this apartment and into another one in a few weeks_comma_ so I want it to be really cle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94_conv:2789</text:p>
          </table:table-cell>
          <table:table-cell table:style-name="ce2" office:value-type="string" calcext:value-type="string">
            <text:p>anticipating</text:p>
          </table:table-cell>
          <table:table-cell table:style-name="ce4" office:value-type="string" calcext:value-type="string">
            <text:p>I hate going to the dentist. I have an appointment coming up and I don't want to go. I have a tooth that has been hurting me for awhile and I have already put it off.</text:p>
          </table:table-cell>
          <table:table-cell table:style-name="ce2" office:value-type="float" office:value="243" calcext:value-type="float">
            <text:p>243</text:p>
          </table:table-cell>
          <table:table-cell table:style-name="ce4" office:value-type="string" calcext:value-type="string">
            <text:p>I have a dentist appointment next week. I hate going to the dentist. I don't want to 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went through that for like 5 years. <text:s/>Ended up finally going and they've made a lot of advances in comfort since I last went befor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have a tooth that has been bothering me and I've already put this off for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Yeah_comma_ you should definitely bite the bullet (metaphorically). <text:s/>It'll only get worse from here if you don't do anything_comma_ and it probably won't be as bad as you w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4_conv:23549</text:p>
          </table:table-cell>
          <table:table-cell table:style-name="ce2" office:value-type="string" calcext:value-type="string">
            <text:p>embarrassed</text:p>
          </table:table-cell>
          <table:table-cell table:style-name="ce4" office:value-type="string" calcext:value-type="string">
            <text:p>i tripped at dinner</text:p>
          </table:table-cell>
          <table:table-cell table:style-name="ce2" office:value-type="float" office:value="743" calcext:value-type="float">
            <text:p>743</text:p>
          </table:table-cell>
          <table:table-cell table:style-name="ce4" office:value-type="string" calcext:value-type="string">
            <text:p>tonight i tripped while out at dinner_comma_ total clum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I hope you weren't embarrassed about it_comma_ if it was a good t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i total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 I would love to go on trips except that my boss wouldn't like it if I di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lol_comma_ too funn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3_conv:587</text:p>
          </table:table-cell>
          <table:table-cell table:style-name="ce2" office:value-type="string" calcext:value-type="string">
            <text:p>caring</text:p>
          </table:table-cell>
          <table:table-cell table:style-name="ce4" office:value-type="string" calcext:value-type="string">
            <text:p>When I started massage therapy_comma_ I thought it would be strange_comma_ but <text:s/>I actually just felt a sense of concern for my clients. </text:p>
          </table:table-cell>
          <table:table-cell table:style-name="ce2" office:value-type="float" office:value="61" calcext:value-type="float">
            <text:p>61</text:p>
          </table:table-cell>
          <table:table-cell table:style-name="ce4" office:value-type="string" calcext:value-type="string">
            <text:p>I went to a school for massage therapy_comma_ but I was worried at first that it would be strange to massage people I didn't know.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cool. Was it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 calcext:value-type="float">
            <text:p>61</text:p>
          </table:table-cell>
          <table:table-cell table:style-name="ce4" office:value-type="string" calcext:value-type="string">
            <text:p>Some of it was. I had to learn the name_comma_ attachment point_comma_ and action of every muscle in the body. There are over 800.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 that is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7_conv:3275</text:p>
          </table:table-cell>
          <table:table-cell table:style-name="ce2" office:value-type="string" calcext:value-type="string">
            <text:p>jealous</text:p>
          </table:table-cell>
          <table:table-cell table:style-name="ce4" office:value-type="string" calcext:value-type="string">
            <text:p>Yesterday_comma_ my co-worker nabbed the promotion that I was in line for. I was quite mad.</text:p>
          </table:table-cell>
          <table:table-cell table:style-name="ce2" office:value-type="float" office:value="209" calcext:value-type="float">
            <text:p>209</text:p>
          </table:table-cell>
          <table:table-cell table:style-name="ce4" office:value-type="string" calcext:value-type="string">
            <text:p>My co-worker managed to grab the promotion that I was gunning for all year lo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ell that's disappointing. Have you been working there longer then your co-work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 I was so jealous. Well_comma_ maybe if I work hard over the next year I'll manage to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believe in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24_conv:22249</text:p>
          </table:table-cell>
          <table:table-cell table:style-name="ce2" office:value-type="string" calcext:value-type="string">
            <text:p>trusting</text:p>
          </table:table-cell>
          <table:table-cell table:style-name="ce4" office:value-type="string" calcext:value-type="string">
            <text:p>I know my wife daughter doesn't lie to me. She has always been so honest.</text:p>
          </table:table-cell>
          <table:table-cell table:style-name="ce2" office:value-type="float" office:value="766" calcext:value-type="float">
            <text:p>766</text:p>
          </table:table-cell>
          <table:table-cell table:style-name="ce4" office:value-type="string" calcext:value-type="string">
            <text:p>My daughter has never lied to me. I can always count on her hones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Sounds like a good firl.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She's 9 now. She is a good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Girls can be tough at that age. You are luck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68_conv:22137</text:p>
          </table:table-cell>
          <table:table-cell table:style-name="ce2" office:value-type="string" calcext:value-type="string">
            <text:p>jealous</text:p>
          </table:table-cell>
          <table:table-cell table:style-name="ce4" office:value-type="string" calcext:value-type="string">
            <text:p>My neighbors got an inground pool.</text:p>
          </table:table-cell>
          <table:table-cell table:style-name="ce2" office:value-type="float" office:value="14" calcext:value-type="float">
            <text:p>14</text:p>
          </table:table-cell>
          <table:table-cell table:style-name="ce4" office:value-type="string" calcext:value-type="string">
            <text:p>Im so mad my neighbors are getting an inground p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Can you see it from your backy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Yes I dont really like them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sorry to hear that. I dont like my neighbors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6_conv:20612</text:p>
          </table:table-cell>
          <table:table-cell table:style-name="ce2" office:value-type="string" calcext:value-type="string">
            <text:p>guilty</text:p>
          </table:table-cell>
          <table:table-cell table:style-name="ce4" office:value-type="string" calcext:value-type="string">
            <text:p>Ex blames me for all things bad.</text:p>
          </table:table-cell>
          <table:table-cell table:style-name="ce2" office:value-type="float" office:value="395" calcext:value-type="float">
            <text:p>395</text:p>
          </table:table-cell>
          <table:table-cell table:style-name="ce4" office:value-type="string" calcext:value-type="string">
            <text:p>I really hate when people can't hold themselves accountable for their own actions and decision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 agree. So often does pride get in the way of personal growth and refl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Absolutely. Yet_comma_ these people have a horrible way of twisting things in order to guilt you_comma_ even if you'd done nothing wrong! It's a very manipulating and confusing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You'd hope folks would grow up_comma_ but sometimes people get set in their ways_comma_ and become impossible to chan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35_conv:9870</text:p>
          </table:table-cell>
          <table:table-cell table:style-name="ce2" office:value-type="string" calcext:value-type="string">
            <text:p>annoyed</text:p>
          </table:table-cell>
          <table:table-cell table:style-name="ce4" office:value-type="string" calcext:value-type="string">
            <text:p>Something which really irks me is someone queue jumping. The other day I was standing at the deli counter of my local store and some guy just walked up and started asking for stuff. The employee served him_comma_ too.</text:p>
          </table:table-cell>
          <table:table-cell table:style-name="ce2" office:value-type="float" office:value="343" calcext:value-type="float">
            <text:p>343</text:p>
          </table:table-cell>
          <table:table-cell table:style-name="ce4" office:value-type="string" calcext:value-type="string">
            <text:p>Queue jumping is something which irks me no end. I was at the deli counter of my local store recently and some guy came up and started ordering. The employee served him_comma_ t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t's quite disheartening to know people jump queu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es. And I'm disabled and it's hard to stand for a long time while some idiot gets his lunch. I hope it wa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believe he will pay somehow. They call it karm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Perhaps salmonella poisoning? One can only hope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2_conv:6904</text:p>
          </table:table-cell>
          <table:table-cell table:style-name="ce2" office:value-type="string" calcext:value-type="string">
            <text:p>guilty</text:p>
          </table:table-cell>
          <table:table-cell table:style-name="ce4" office:value-type="string" calcext:value-type="string">
            <text:p>I cheated on my science exam_comma_ I feel so bad about it.</text:p>
          </table:table-cell>
          <table:table-cell table:style-name="ce2" office:value-type="float" office:value="386" calcext:value-type="float">
            <text:p>386</text:p>
          </table:table-cell>
          <table:table-cell table:style-name="ce4" office:value-type="string" calcext:value-type="string">
            <text:p>I felt so bad about cheating on my science exam_comma_ it was terrib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ooh no that's aw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know_comma_ I am disgusted at myself for doing it. I just wanted to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k but did you pass the 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83_conv:4566</text:p>
          </table:table-cell>
          <table:table-cell table:style-name="ce2" office:value-type="string" calcext:value-type="string">
            <text:p>afraid</text:p>
          </table:table-cell>
          <table:table-cell table:style-name="ce4" office:value-type="string" calcext:value-type="string">
            <text:p>I have to have suregery soon. I am scared</text:p>
          </table:table-cell>
          <table:table-cell table:style-name="ce2" office:value-type="float" office:value="262" calcext:value-type="float">
            <text:p>262</text:p>
          </table:table-cell>
          <table:table-cell table:style-name="ce4" office:value-type="string" calcext:value-type="string">
            <text:p>I am having surgery in two weeks. First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hope everything goes well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e too. It's supposed to be short and safe but I'm still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Don't worry once they administer the anesthesia you shouldn't feel a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he scary part. I want to wake up af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58_conv:15517</text:p>
          </table:table-cell>
          <table:table-cell table:style-name="ce2" office:value-type="string" calcext:value-type="string">
            <text:p>lonely</text:p>
          </table:table-cell>
          <table:table-cell table:style-name="ce4" office:value-type="string" calcext:value-type="string">
            <text:p>I was out of town on a business trip recently and felt that I had no one to hang out with. <text:s/>I did not know anyone where I was</text:p>
          </table:table-cell>
          <table:table-cell table:style-name="ce2" office:value-type="float" office:value="282" calcext:value-type="float">
            <text:p>282</text:p>
          </table:table-cell>
          <table:table-cell table:style-name="ce4" office:value-type="string" calcext:value-type="string">
            <text:p>I was out of town on a business trip and felt very isolated. <text:s/>I did not know anyone and had no one to hang out wi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I'm sorry you had that experience. When I was traveling cross-country_comma_ I used to FaceTime or Skype friends and family. Would that work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could do that_comma_ but I do not like to go out to eat alone. <text:s/>Skype does not help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very true. Another thing I did was find a Trader Joe's or some sort of store and stock up on decent food. Eating alone's no fun_comma_ but at least you're safe and nourish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12_conv:7224</text:p>
          </table:table-cell>
          <table:table-cell table:style-name="ce2" office:value-type="string" calcext:value-type="string">
            <text:p>proud</text:p>
          </table:table-cell>
          <table:table-cell table:style-name="ce4" office:value-type="string" calcext:value-type="string">
            <text:p>I was so excited of my daughter when she was accepted into Harvard. She worked so hard through high school and has achieved her dream.</text:p>
          </table:table-cell>
          <table:table-cell table:style-name="ce2" office:value-type="float" office:value="49" calcext:value-type="float">
            <text:p>49</text:p>
          </table:table-cell>
          <table:table-cell table:style-name="ce4" office:value-type="string" calcext:value-type="string">
            <text:p>My daughter was accepted into Harvard. She starts in the f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is very impressive. She going to make sooo much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he worked so hard and it's really expensive so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ny employer would hire someone who went to Harvard in a heartbeat. You are a lucky pa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86_conv:9972</text:p>
          </table:table-cell>
          <table:table-cell table:style-name="ce2" office:value-type="string" calcext:value-type="string">
            <text:p>grateful</text:p>
          </table:table-cell>
          <table:table-cell table:style-name="ce4" office:value-type="string" calcext:value-type="string">
            <text:p>I woke up <text:s/>another day</text:p>
          </table:table-cell>
          <table:table-cell table:style-name="ce2" office:value-type="float" office:value="60" calcext:value-type="float">
            <text:p>60</text:p>
          </table:table-cell>
          <table:table-cell table:style-name="ce4" office:value-type="string" calcext:value-type="string">
            <text:p>Each day waking up I can't believe how lucky am I just to be ali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a great outlook I think. We often lose focus of that very important fa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Yes_comma_ I don't need anything. I have something to eat and a roof over my head. I really can't ask for anything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inspiring to me. I will try to think more like that as well whenever I get stressed in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51_conv:8903</text:p>
          </table:table-cell>
          <table:table-cell table:style-name="ce2" office:value-type="string" calcext:value-type="string">
            <text:p>prepared</text:p>
          </table:table-cell>
          <table:table-cell table:style-name="ce4" office:value-type="string" calcext:value-type="string">
            <text:p>I practiced my solo for band so many times I can still do it today 4 years later. By the time it was time for my audition I nailed it.</text:p>
          </table:table-cell>
          <table:table-cell table:style-name="ce2" office:value-type="float" office:value="515" calcext:value-type="float">
            <text:p>515</text:p>
          </table:table-cell>
          <table:table-cell table:style-name="ce4" office:value-type="string" calcext:value-type="string">
            <text:p>I practiced my solo for band so many times I can still do it today_comma_ many years lat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instrument do you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5" calcext:value-type="float">
            <text:p>515</text:p>
          </table:table-cell>
          <table:table-cell table:style-name="ce4" office:value-type="string" calcext:value-type="string">
            <text:p>Clarin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long did you play for? Do you still play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24_conv:11249</text:p>
          </table:table-cell>
          <table:table-cell table:style-name="ce2" office:value-type="string" calcext:value-type="string">
            <text:p>apprehensive</text:p>
          </table:table-cell>
          <table:table-cell table:style-name="ce4" office:value-type="string" calcext:value-type="string">
            <text:p>I am nervous about starting my new job. I want to do well_comma_ but it's so different.</text:p>
          </table:table-cell>
          <table:table-cell table:style-name="ce2" office:value-type="float" office:value="278" calcext:value-type="float">
            <text:p>278</text:p>
          </table:table-cell>
          <table:table-cell table:style-name="ce4" office:value-type="string" calcext:value-type="string">
            <text:p>I am so nervous to start my new job tom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sorry to hear that_comma_ I am sure you will be fine. What kind of jo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t's a desk job. Its my first time in a place like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t shouldn't be too bad. If you couldn't do the work I'm sure they wouldn't have hir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33_conv:8067</text:p>
          </table:table-cell>
          <table:table-cell table:style-name="ce2" office:value-type="string" calcext:value-type="string">
            <text:p>jealous</text:p>
          </table:table-cell>
          <table:table-cell table:style-name="ce4" office:value-type="string" calcext:value-type="string">
            <text:p>My boyfriend pays more attention to his friends than he does me. I am tired of feeling like I have to compete.</text:p>
          </table:table-cell>
          <table:table-cell table:style-name="ce2" office:value-type="float" office:value="243" calcext:value-type="float">
            <text:p>243</text:p>
          </table:table-cell>
          <table:table-cell table:style-name="ce4" office:value-type="string" calcext:value-type="string">
            <text:p>I am tired of feeling like I have to compete for my boyfriend's attent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ime to look for one that deserve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pays more attention to his friends tha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ope you find happiness .. doesnt look like its gonna be with him.. goodluck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63_conv:16927</text:p>
          </table:table-cell>
          <table:table-cell table:style-name="ce2" office:value-type="string" calcext:value-type="string">
            <text:p>furious</text:p>
          </table:table-cell>
          <table:table-cell table:style-name="ce4" office:value-type="string" calcext:value-type="string">
            <text:p>i was pissed when i saw someone left my gate open</text:p>
          </table:table-cell>
          <table:table-cell table:style-name="ce2" office:value-type="float" office:value="238" calcext:value-type="float">
            <text:p>238</text:p>
          </table:table-cell>
          <table:table-cell table:style-name="ce4" office:value-type="string" calcext:value-type="string">
            <text:p>i was pissed when i saw someone left my gate op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Do you have any pets that could ge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two dogs_comma_ they are g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terrible! Hopefully they'll come back home. I'd be whooping somebody if I found out who di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68_conv:2537</text:p>
          </table:table-cell>
          <table:table-cell table:style-name="ce2" office:value-type="string" calcext:value-type="string">
            <text:p>proud</text:p>
          </table:table-cell>
          <table:table-cell table:style-name="ce4" office:value-type="string" calcext:value-type="string">
            <text:p>My daughter learned to read and I am so unbelievably happy about it!</text:p>
          </table:table-cell>
          <table:table-cell table:style-name="ce2" office:value-type="float" office:value="294" calcext:value-type="float">
            <text:p>294</text:p>
          </table:table-cell>
          <table:table-cell table:style-name="ce4" office:value-type="string" calcext:value-type="string">
            <text:p>My daughter has learned to read and it is so rewarding to see her continue to g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great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Yeah_comma_ she is really getting to be so grown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reat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62_conv:19925</text:p>
          </table:table-cell>
          <table:table-cell table:style-name="ce2" office:value-type="string" calcext:value-type="string">
            <text:p>furious</text:p>
          </table:table-cell>
          <table:table-cell table:style-name="ce4" office:value-type="string" calcext:value-type="string">
            <text:p>My dog peed on the rug today. I was so mad!</text:p>
          </table:table-cell>
          <table:table-cell table:style-name="ce2" office:value-type="float" office:value="209" calcext:value-type="float">
            <text:p>209</text:p>
          </table:table-cell>
          <table:table-cell table:style-name="ce4" office:value-type="string" calcext:value-type="string">
            <text:p>My dog peed on the rug for the near hundredth time today. I was so ma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I bet! <text:s/>Did you take him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o_comma_ but he always waits until we get inside to go. I just can't seem to get him to go inside. I might have to hire a profession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use puppy pads in my house in case my dog needs to use the bathroom in the house. <text:s text:c="2"/>Those seem to work prett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01_conv:5603</text:p>
          </table:table-cell>
          <table:table-cell table:style-name="ce2" office:value-type="string" calcext:value-type="string">
            <text:p>proud</text:p>
          </table:table-cell>
          <table:table-cell table:style-name="ce4" office:value-type="string" calcext:value-type="string">
            <text:p>My dog Lola won first place in the dog show.</text:p>
          </table:table-cell>
          <table:table-cell table:style-name="ce2" office:value-type="float" office:value="250" calcext:value-type="float">
            <text:p>250</text:p>
          </table:table-cell>
          <table:table-cell table:style-name="ce4" office:value-type="string" calcext:value-type="string">
            <text:p>My dog Lola won first place in the dog show. That's my gir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What kind of dog is Lol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She's a Pekingese. When they handed me the trophy I just couldn't stop smiling. She's the best dog I could ask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don't think I would have been able to stop smiling either! That is so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15_conv:4631</text:p>
          </table:table-cell>
          <table:table-cell table:style-name="ce2" office:value-type="string" calcext:value-type="string">
            <text:p>jealous</text:p>
          </table:table-cell>
          <table:table-cell table:style-name="ce4" office:value-type="string" calcext:value-type="string">
            <text:p>I am jealous of my coworker_comma_ he is super smart and younger than me</text:p>
          </table:table-cell>
          <table:table-cell table:style-name="ce2" office:value-type="float" office:value="10" calcext:value-type="float">
            <text:p>10</text:p>
          </table:table-cell>
          <table:table-cell table:style-name="ce4" office:value-type="string" calcext:value-type="string">
            <text:p>I am jealous of my coworker_comma_ he is super smart and younger than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sucks_comma_ but sometimes you just can't compare yourself to other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uess so_comma_ I am proud of him_comma_ he is very likeable_comma_ but st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 get you. It's hard not to feel bad when someone seems to have it easi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78_conv:22757</text:p>
          </table:table-cell>
          <table:table-cell table:style-name="ce2" office:value-type="string" calcext:value-type="string">
            <text:p>joyful</text:p>
          </table:table-cell>
          <table:table-cell table:style-name="ce4" office:value-type="string" calcext:value-type="string">
            <text:p>I just bought a new puppy and super stoked about it!</text:p>
          </table:table-cell>
          <table:table-cell table:style-name="ce2" office:value-type="float" office:value="748" calcext:value-type="float">
            <text:p>748</text:p>
          </table:table-cell>
          <table:table-cell table:style-name="ce4" office:value-type="string" calcext:value-type="string">
            <text:p>I just got a new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hey_comma_ that sounds wonderful. a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 he is ador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imagine_comma_ all puppies are adorable and lov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e is such a ladies man...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9_conv:23559</text:p>
          </table:table-cell>
          <table:table-cell table:style-name="ce2" office:value-type="string" calcext:value-type="string">
            <text:p>content</text:p>
          </table:table-cell>
          <table:table-cell table:style-name="ce4" office:value-type="string" calcext:value-type="string">
            <text:p>Can't complain about anything. I have a roof over me head_comma_ a great family_comma_ and a decent job. Life is great for me right now!</text:p>
          </table:table-cell>
          <table:table-cell table:style-name="ce2" office:value-type="float" office:value="139" calcext:value-type="float">
            <text:p>139</text:p>
          </table:table-cell>
          <table:table-cell table:style-name="ce4" office:value-type="string" calcext:value-type="string">
            <text:p>There is nothing I can complain about. I have a nice house_comma_ a great family and a decent job. Life is g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t's awesome! <text:s/>Any plans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Not at the moment. I do count my blessings every day. I realize how fortunate everything has gone well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hat's good that you're keeping a level head about it. <text:s/>And realize that anything can happen at a moments notice. <text:s/>I tend to appreciate what I have in my lif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2_conv:11864</text:p>
          </table:table-cell>
          <table:table-cell table:style-name="ce2" office:value-type="string" calcext:value-type="string">
            <text:p>content</text:p>
          </table:table-cell>
          <table:table-cell table:style-name="ce4" office:value-type="string" calcext:value-type="string">
            <text:p>The week has been going better. No big upsets_comma_ no drama. I hope it continues</text:p>
          </table:table-cell>
          <table:table-cell table:style-name="ce2" office:value-type="float" office:value="296" calcext:value-type="float">
            <text:p>296</text:p>
          </table:table-cell>
          <table:table-cell table:style-name="ce4" office:value-type="string" calcext:value-type="string">
            <text:p>The week has been going bett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Have you had trouble lat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Other people always trying to make life stink lol. No big upsets_comma_ no drama. I hope it continu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hope things go well for you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5_conv:8490</text:p>
          </table:table-cell>
          <table:table-cell table:style-name="ce2" office:value-type="string" calcext:value-type="string">
            <text:p>grateful</text:p>
          </table:table-cell>
          <table:table-cell table:style-name="ce4" office:value-type="string" calcext:value-type="string">
            <text:p>I'm grateful that my family is healthy</text:p>
          </table:table-cell>
          <table:table-cell table:style-name="ce2" office:value-type="float" office:value="509" calcext:value-type="float">
            <text:p>509</text:p>
          </table:table-cell>
          <table:table-cell table:style-name="ce4" office:value-type="string" calcext:value-type="string">
            <text:p>I"m so happy that no one in my family is si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glad no one in your family is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Thank you! I hope no one in yours i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nk goodness my family is healthy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0_conv:5261</text:p>
          </table:table-cell>
          <table:table-cell table:style-name="ce2" office:value-type="string" calcext:value-type="string">
            <text:p>excited</text:p>
          </table:table-cell>
          <table:table-cell table:style-name="ce4" office:value-type="string" calcext:value-type="string">
            <text:p>going to get a new car soon</text:p>
          </table:table-cell>
          <table:table-cell table:style-name="ce2" office:value-type="float" office:value="188" calcext:value-type="float">
            <text:p>188</text:p>
          </table:table-cell>
          <table:table-cell table:style-name="ce4" office:value-type="string" calcext:value-type="string">
            <text:p>I can't wait to get a new car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That's exciting! What kind are you look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want a compact SUV_comma_ like maybe something like a Toyota RAV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Ah. Hopefully something with good gas mile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42_conv:14885</text:p>
          </table:table-cell>
          <table:table-cell table:style-name="ce2" office:value-type="string" calcext:value-type="string">
            <text:p>faithful</text:p>
          </table:table-cell>
          <table:table-cell table:style-name="ce4" office:value-type="string" calcext:value-type="string">
            <text:p>The time a girl tried to kiss me at a party. I already had a girlfriend.</text:p>
          </table:table-cell>
          <table:table-cell table:style-name="ce2" office:value-type="float" office:value="375" calcext:value-type="float">
            <text:p>375</text:p>
          </table:table-cell>
          <table:table-cell table:style-name="ce4" office:value-type="string" calcext:value-type="string">
            <text:p>I had to stand back when this girl tried to kis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already taken_comma_ can't be unfaith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at's good that yo didnt 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4_conv:15909</text:p>
          </table:table-cell>
          <table:table-cell table:style-name="ce2" office:value-type="string" calcext:value-type="string">
            <text:p>sentimental</text:p>
          </table:table-cell>
          <table:table-cell table:style-name="ce4" office:value-type="string" calcext:value-type="string">
            <text:p>My husband ran over a cat on accident. I feel so bad_comma_ we had to call animal control to pick up the body.</text:p>
          </table:table-cell>
          <table:table-cell table:style-name="ce2" office:value-type="float" office:value="481" calcext:value-type="float">
            <text:p>481</text:p>
          </table:table-cell>
          <table:table-cell table:style-name="ce4" office:value-type="string" calcext:value-type="string">
            <text:p>My husband ran over a cat this morning on accident_comma_ I'm so ups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I bet he feels horrible about it. <text:s/>Poor kit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we had to call animal control to retreive the body! I hope it wasn't someone 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that's always sad_comma_ I lost a cat once and I assume that's what happened to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51_conv:24303</text:p>
          </table:table-cell>
          <table:table-cell table:style-name="ce2" office:value-type="string" calcext:value-type="string">
            <text:p>terrified</text:p>
          </table:table-cell>
          <table:table-cell table:style-name="ce4" office:value-type="string" calcext:value-type="string">
            <text:p>I used to eat McDonald's every time I would get drunk in college...now I'm scared to even touch it haha</text:p>
          </table:table-cell>
          <table:table-cell table:style-name="ce2" office:value-type="float" office:value="119" calcext:value-type="float">
            <text:p>119</text:p>
          </table:table-cell>
          <table:table-cell table:style-name="ce4" office:value-type="string" calcext:value-type="string">
            <text:p>McDonald's used to be my go-to when my college friends and I got drunk...now I'm scared to even touch it hah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ear you. <text:s/>I still love the McNuggets_comma_ but I never eat them since I went Veg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awesome. <text:s/>I alternate between meat days and vegetarian days_comma_ I definitely notice more energy in my bo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s the best_comma_ <text:s/>but it is hard to give up the delicious fried meats_comma_ though.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6_conv:9953</text:p>
          </table:table-cell>
          <table:table-cell table:style-name="ce2" office:value-type="string" calcext:value-type="string">
            <text:p>afraid</text:p>
          </table:table-cell>
          <table:table-cell table:style-name="ce4" office:value-type="string" calcext:value-type="string">
            <text:p>i am really scared of spiders i cant stand them_comma_ i think it is my worst fear</text:p>
          </table:table-cell>
          <table:table-cell table:style-name="ce2" office:value-type="float" office:value="507" calcext:value-type="float">
            <text:p>507</text:p>
          </table:table-cell>
          <table:table-cell table:style-name="ce4" office:value-type="string" calcext:value-type="string">
            <text:p>Spiders is one of my gratest fear they make me so scar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lso do not like spiders. I don't even like watching Spiderman due to not liking spid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 have tried to overcome my fear but i just cant they make my skin tem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can go see a doctor and he can help you with your f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72_conv:6144</text:p>
          </table:table-cell>
          <table:table-cell table:style-name="ce2" office:value-type="string" calcext:value-type="string">
            <text:p>hopeful</text:p>
          </table:table-cell>
          <table:table-cell table:style-name="ce4" office:value-type="string" calcext:value-type="string">
            <text:p>I know my credit isn't the best_comma_ but I think I have enough of a down payment for this house to get a reasonable loan.</text:p>
          </table:table-cell>
          <table:table-cell table:style-name="ce2" office:value-type="float" office:value="1" calcext:value-type="float">
            <text:p>1</text:p>
          </table:table-cell>
          <table:table-cell table:style-name="ce4" office:value-type="string" calcext:value-type="string">
            <text:p>I know my credit isn't the best_comma_ but I think I have enough of a down payment for this house to get a reasonable lo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f you love the house. go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I definitely will if the loan interest is ok. If not_comma_ I may have to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ou need to do some prosmection and you will find the rate interest that you w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34_conv:15869</text:p>
          </table:table-cell>
          <table:table-cell table:style-name="ce2" office:value-type="string" calcext:value-type="string">
            <text:p>lonely</text:p>
          </table:table-cell>
          <table:table-cell table:style-name="ce4" office:value-type="string" calcext:value-type="string">
            <text:p>my wife and my baby are going overseas for a month. i will be so lonely in this big house</text:p>
          </table:table-cell>
          <table:table-cell table:style-name="ce2" office:value-type="float" office:value="52" calcext:value-type="float">
            <text:p>52</text:p>
          </table:table-cell>
          <table:table-cell table:style-name="ce4" office:value-type="string" calcext:value-type="string">
            <text:p>my wife and my baby are going overseas for a month and i will be so lonely without them. i couldn;t go with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That could be so hard o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_comma_ i just need to find something that will keep my mind off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Just keep your mind occupied with other important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3_conv:17887</text:p>
          </table:table-cell>
          <table:table-cell table:style-name="ce2" office:value-type="string" calcext:value-type="string">
            <text:p>afraid</text:p>
          </table:table-cell>
          <table:table-cell table:style-name="ce4" office:value-type="string" calcext:value-type="string">
            <text:p>When I was laying in my bed last night I heard some footsteps walking down the hall. I live alone and was very frightened.</text:p>
          </table:table-cell>
          <table:table-cell table:style-name="ce2" office:value-type="float" office:value="139" calcext:value-type="float">
            <text:p>139</text:p>
          </table:table-cell>
          <table:table-cell table:style-name="ce4" office:value-type="string" calcext:value-type="string">
            <text:p>I was laying in my bed last night and I heard footsteps walking down the hall. I was frightened because I live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Did you get up to go check to see what it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looked but didn't see anything. I did some research on my home and it turns out there are no records of it being built. Now I am terrif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bsoulty terrifying to be hon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95_conv:20990</text:p>
          </table:table-cell>
          <table:table-cell table:style-name="ce2" office:value-type="string" calcext:value-type="string">
            <text:p>apprehensive</text:p>
          </table:table-cell>
          <table:table-cell table:style-name="ce4" office:value-type="string" calcext:value-type="string">
            <text:p>My daughter is starting to play softball this year. <text:s/>I tried playing when I was younger_comma_ but but the other girls were mean. <text:s/>I know she's excited_comma_ but I can't help but be a bit scared as well.</text:p>
          </table:table-cell>
          <table:table-cell table:style-name="ce2" office:value-type="float" office:value="458" calcext:value-type="float">
            <text:p>458</text:p>
          </table:table-cell>
          <table:table-cell table:style-name="ce4" office:value-type="string" calcext:value-type="string">
            <text:p>My daughter starts playing softball this year. <text:s/>I tried playing when I was younger_comma_ but the other girls were mea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had a similar experience playiing little league baseball. How is your daughter feeling about it so f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She's extremely excited about it_comma_ but I can't help but be a little bit scared for her after my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feel you on that. I don't know if I could let my son play baseball after what I went through. I hope your daughter has a better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47_conv:11294</text:p>
          </table:table-cell>
          <table:table-cell table:style-name="ce2" office:value-type="string" calcext:value-type="string">
            <text:p>nostalgic</text:p>
          </table:table-cell>
          <table:table-cell table:style-name="ce4" office:value-type="string" calcext:value-type="string">
            <text:p>Last year I lost my dog. I felt very sentimental_comma_ when we buried him.</text:p>
          </table:table-cell>
          <table:table-cell table:style-name="ce2" office:value-type="float" office:value="261" calcext:value-type="float">
            <text:p>261</text:p>
          </table:table-cell>
          <table:table-cell table:style-name="ce4" office:value-type="string" calcext:value-type="string">
            <text:p>Last year I lost my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Sorry to hear that! Losing pets is tough_comma_ it's essentially losing a family mem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Yes indeed! I felt very sentimental_comma_ when we buried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hope you find the peace that you deserve and know your pet lov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96_conv:12392</text:p>
          </table:table-cell>
          <table:table-cell table:style-name="ce2" office:value-type="string" calcext:value-type="string">
            <text:p>impressed</text:p>
          </table:table-cell>
          <table:table-cell table:style-name="ce4" office:value-type="string" calcext:value-type="string">
            <text:p>Went to a Japanese restaurant. I'm surprised no one has thrown a knife across the place yet.</text:p>
          </table:table-cell>
          <table:table-cell table:style-name="ce2" office:value-type="float" office:value="1" calcext:value-type="float">
            <text:p>1</text:p>
          </table:table-cell>
          <table:table-cell table:style-name="ce4" office:value-type="string" calcext:value-type="string">
            <text:p>Went to a Japanese restaurant. I'm surprised no one has thrown a knife across the place y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s it one of those restaurants where they cook right in front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t is. It's always so much fun with th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love those! Especially when they make a mountain out of onion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3_conv:15766</text:p>
          </table:table-cell>
          <table:table-cell table:style-name="ce2" office:value-type="string" calcext:value-type="string">
            <text:p>prepared</text:p>
          </table:table-cell>
          <table:table-cell table:style-name="ce4" office:value-type="string" calcext:value-type="string">
            <text:p>We did a lot of planning for the bad weather.</text:p>
          </table:table-cell>
          <table:table-cell table:style-name="ce2" office:value-type="float" office:value="147" calcext:value-type="float">
            <text:p>147</text:p>
          </table:table-cell>
          <table:table-cell table:style-name="ce4" office:value-type="string" calcext:value-type="string">
            <text:p>We made sure to board up for the hurricane com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ere are you loca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e are in Miami_comma_ Florida 1 mile from the bea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wasn't even aware there was a hurrica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9_conv:22898</text:p>
          </table:table-cell>
          <table:table-cell table:style-name="ce2" office:value-type="string" calcext:value-type="string">
            <text:p>trusting</text:p>
          </table:table-cell>
          <table:table-cell table:style-name="ce4" office:value-type="string" calcext:value-type="string">
            <text:p>I trusted my son to drive while I slept. <text:s/>I always drive and get nervous when riding with someone else driving. <text:s/>He did really good. <text:s/>He didn't even wake me up.</text:p>
          </table:table-cell>
          <table:table-cell table:style-name="ce2" office:value-type="float" office:value="830" calcext:value-type="float">
            <text:p>830</text:p>
          </table:table-cell>
          <table:table-cell table:style-name="ce4" office:value-type="string" calcext:value-type="string">
            <text:p>Hey! <text:s/>How are you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m tired but otherwise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Great! <text:s/>Guess what I did? <text:s/>You'll never belie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Jumped out of an airpl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No. That'll never happen. <text:s/>I let my son drive on our trip and I even went to slee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25_conv:19251</text:p>
          </table:table-cell>
          <table:table-cell table:style-name="ce2" office:value-type="string" calcext:value-type="string">
            <text:p>disgusted</text:p>
          </table:table-cell>
          <table:table-cell table:style-name="ce4" office:value-type="string" calcext:value-type="string">
            <text:p>I found out that my girlfriend was cheating on me with my friend. <text:s/>I cant look at either of them right now. <text:s/>Im sick</text:p>
          </table:table-cell>
          <table:table-cell table:style-name="ce2" office:value-type="float" office:value="301" calcext:value-type="float">
            <text:p>301</text:p>
          </table:table-cell>
          <table:table-cell table:style-name="ce4" office:value-type="string" calcext:value-type="string">
            <text:p>I am sick to my stomach right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im sorry to hear that_comma_ what caused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found out my girlfriend was cheating on me with one of my friends. <text:s/>I cant bear to look at either of them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no one deserves this_comma_ this is the worst thing that can ever happen_comma_ im sorry to hear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2_conv:20425</text:p>
          </table:table-cell>
          <table:table-cell table:style-name="ce2" office:value-type="string" calcext:value-type="string">
            <text:p>annoyed</text:p>
          </table:table-cell>
          <table:table-cell table:style-name="ce4" office:value-type="string" calcext:value-type="string">
            <text:p>my cat still has his claws. He has begun scratching the chair I sit in to get my attention. He is so bad.</text:p>
          </table:table-cell>
          <table:table-cell table:style-name="ce2" office:value-type="float" office:value="659" calcext:value-type="float">
            <text:p>659</text:p>
          </table:table-cell>
          <table:table-cell table:style-name="ce4" office:value-type="string" calcext:value-type="string">
            <text:p>Do you have any ca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 I have one_comma_ but they're all over the place it seems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Mine still has his claws and now he has resorted to clawing my chair when he want atten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That's funny_comma_ just don't let it in your room while your sleep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no_comma_ no that one. The other one does sleep right next to my hea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98_conv:14596</text:p>
          </table:table-cell>
          <table:table-cell table:style-name="ce2" office:value-type="string" calcext:value-type="string">
            <text:p>guilty</text:p>
          </table:table-cell>
          <table:table-cell table:style-name="ce4" office:value-type="string" calcext:value-type="string">
            <text:p>A friend of mine died Thursday and I hadn't called her in a few weeks. </text:p>
          </table:table-cell>
          <table:table-cell table:style-name="ce2" office:value-type="float" office:value="40" calcext:value-type="float">
            <text:p>40</text:p>
          </table:table-cell>
          <table:table-cell table:style-name="ce4" office:value-type="string" calcext:value-type="string">
            <text:p>A friend of mine died Thursday and I hadn't called her in about in a mon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terrible! I'm really sorry to hear that_comma_ but even if you could have said something it doesn't just make it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 couldn't be around her much because she on pills really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s that what happened to her? My mother was like that as well. It's terrible to watch somebody you loved turn into someone else because of an addi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My mother was too and that's why I couldn't be around her much al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02_conv:8004</text:p>
          </table:table-cell>
          <table:table-cell table:style-name="ce2" office:value-type="string" calcext:value-type="string">
            <text:p>jealous</text:p>
          </table:table-cell>
          <table:table-cell table:style-name="ce4" office:value-type="string" calcext:value-type="string">
            <text:p>I'm jealous of my co-worker_comma_ who seems to be in such good shape and able to have the willpower and patience to work out so much_comma_ and eat a healthy diet_comma_ while doing the same workload as me. I would love to look like he does_comma_ but I just don't have the patience. I wonder what his secret to success would be_comma_ if I asked. </text:p>
          </table:table-cell>
          <table:table-cell table:style-name="ce2" office:value-type="float" office:value="273" calcext:value-type="float">
            <text:p>273</text:p>
          </table:table-cell>
          <table:table-cell table:style-name="ce4" office:value-type="string" calcext:value-type="string">
            <text:p>I'm jealous of my co-worker_comma_ who seems to be in such good shape and able to have the willpower and patience to work out so much_comma_ and eat a healthy diet_comma_ while doing the same workload as me. I would love to look like he does_comma_ but I just don't have the patience. I wonder what his secret to success would be_comma_ if I ask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Maybe you can change that jealous energy into positive energy! Do some research into fitness and start a new jour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know you're right. I believe you. The hardest thing is the dieting. I just have no interesting in most of the diet strategies_comma_ and it's hard to be on a diet and stay social. Every time I go to a party or out with friends_comma_ it doesn't allow for me to be very healthy. Something I'll have too figur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ne tip I tell people is that they don't need to change WHAT they eat_comma_ only how much. Calorie intake is the important factor_comma_ not what type of cal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0_conv:16841</text:p>
          </table:table-cell>
          <table:table-cell table:style-name="ce2" office:value-type="string" calcext:value-type="string">
            <text:p>nostalgic</text:p>
          </table:table-cell>
          <table:table-cell table:style-name="ce4" office:value-type="string" calcext:value-type="string">
            <text:p>Watching some old movies_comma_ it was nice seeing how good they were. Especially disney movies.</text:p>
          </table:table-cell>
          <table:table-cell table:style-name="ce2" office:value-type="float" office:value="375" calcext:value-type="float">
            <text:p>375</text:p>
          </table:table-cell>
          <table:table-cell table:style-name="ce4" office:value-type="string" calcext:value-type="string">
            <text:p>Old movies are the be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really are. What is your favor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like old disney movies most_comma_ especially osmosis j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ose are good too. I never saw that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7_conv:15814</text:p>
          </table:table-cell>
          <table:table-cell table:style-name="ce2" office:value-type="string" calcext:value-type="string">
            <text:p>faithful</text:p>
          </table:table-cell>
          <table:table-cell table:style-name="ce4" office:value-type="string" calcext:value-type="string">
            <text:p>I have faith my car is going to make it 3 hours away to my parent's house</text:p>
          </table:table-cell>
          <table:table-cell table:style-name="ce2" office:value-type="float" office:value="448" calcext:value-type="float">
            <text:p>448</text:p>
          </table:table-cell>
          <table:table-cell table:style-name="ce4" office:value-type="string" calcext:value-type="string">
            <text:p>I have faith my car is going to make it 3 hours away to my parent's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hope so_comma_ is your car in bad sha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to put it nicely_comma_ it's a junker. <text:s/>I'm saving for a new car but won't be able to get one for another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Just a month? Not that long to wait_comma_ but better be careful in the meantime so you won't be left somewhere far from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2_conv:4844</text:p>
          </table:table-cell>
          <table:table-cell table:style-name="ce2" office:value-type="string" calcext:value-type="string">
            <text:p>disgusted</text:p>
          </table:table-cell>
          <table:table-cell table:style-name="ce4" office:value-type="string" calcext:value-type="string">
            <text:p>I took out the trash yesterday and the bag burst all over the ground.</text:p>
          </table:table-cell>
          <table:table-cell table:style-name="ce2" office:value-type="float" office:value="209" calcext:value-type="float">
            <text:p>209</text:p>
          </table:table-cell>
          <table:table-cell table:style-name="ce4" office:value-type="string" calcext:value-type="string">
            <text:p>Took the trash out yesterday and it burst all over the ground. I was pretty peev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sorry to hear that. <text:s/>It will get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ah_comma_ it did once I cleaned it up. But it was pretty nasty when I had to do that. Garbage and possums were everyw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eems pretty gross_comma_ especially the possu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_conv:1754</text:p>
          </table:table-cell>
          <table:table-cell table:style-name="ce2" office:value-type="string" calcext:value-type="string">
            <text:p>angry</text:p>
          </table:table-cell>
          <table:table-cell table:style-name="ce4" office:value-type="string" calcext:value-type="string">
            <text:p>I ordered chicken the other day and it was still pink on the inside.</text:p>
          </table:table-cell>
          <table:table-cell table:style-name="ce2" office:value-type="float" office:value="27" calcext:value-type="float">
            <text:p>27</text:p>
          </table:table-cell>
          <table:table-cell table:style-name="ce4" office:value-type="string" calcext:value-type="string">
            <text:p>I order some chicken the other day and it was still pink on the insi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really annoying. Did you send it back to the kitc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d it delivered. I complained though. I almost went to the hospi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hink you'll probably be fine but_comma_ that dosen't mean your lunch isn't ru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rue. I won't order there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going to re-order from some wher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only going to order chicken in person now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ou could always just go the sushi route from now on. <text:s/>You can't udner cook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63_conv:24527</text:p>
          </table:table-cell>
          <table:table-cell table:style-name="ce2" office:value-type="string" calcext:value-type="string">
            <text:p>hopeful</text:p>
          </table:table-cell>
          <table:table-cell table:style-name="ce4" office:value-type="string" calcext:value-type="string">
            <text:p>i put in for a new job. i think i have a good shot at it.</text:p>
          </table:table-cell>
          <table:table-cell table:style-name="ce2" office:value-type="float" office:value="524" calcext:value-type="float">
            <text:p>524</text:p>
          </table:table-cell>
          <table:table-cell table:style-name="ce4" office:value-type="string" calcext:value-type="string">
            <text:p>I put in for a new job_comma_ i think i'll ge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wesome. <text:s/>Is it with the same company_comma_ or someone differ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t is the same company i work for_comma_ so more of a promo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ope you get it! <text:s/>When will you fin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2_conv:1045</text:p>
          </table:table-cell>
          <table:table-cell table:style-name="ce2" office:value-type="string" calcext:value-type="string">
            <text:p>terrified</text:p>
          </table:table-cell>
          <table:table-cell table:style-name="ce4" office:value-type="string" calcext:value-type="string">
            <text:p>I went for a run in the woods with my headphones in and a deer screamed at me.</text:p>
          </table:table-cell>
          <table:table-cell table:style-name="ce2" office:value-type="float" office:value="145" calcext:value-type="float">
            <text:p>145</text:p>
          </table:table-cell>
          <table:table-cell table:style-name="ce4" office:value-type="string" calcext:value-type="string">
            <text:p>I go for a run every morning through these woods by my house and I ran right by a deer without realizing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great exercise. Are you a fan of spo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Not much of one. It scared me to death because it let out a loud sound right as I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Deer can be pretty ridiculous. I am glad you ar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37_conv:19074</text:p>
          </table:table-cell>
          <table:table-cell table:style-name="ce2" office:value-type="string" calcext:value-type="string">
            <text:p>impressed</text:p>
          </table:table-cell>
          <table:table-cell table:style-name="ce4" office:value-type="string" calcext:value-type="string">
            <text:p>I saw this guy lifting 300 pounds with one arm....it was crazy!</text:p>
          </table:table-cell>
          <table:table-cell table:style-name="ce2" office:value-type="float" office:value="438" calcext:value-type="float">
            <text:p>438</text:p>
          </table:table-cell>
          <table:table-cell table:style-name="ce4" office:value-type="string" calcext:value-type="string">
            <text:p>I saw this guy lifting 300 pounds with one arm....it was craz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at! My lord that is insane for real_comma_ thats a lot of weight. Deadlift or he kept go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Just dead lift. <text:s/>I was floored! <text:s/>Its amazing a muscle doesn't explo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right_comma_ crazy what our bodies can d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65_conv:15530</text:p>
          </table:table-cell>
          <table:table-cell table:style-name="ce2" office:value-type="string" calcext:value-type="string">
            <text:p>anticipating</text:p>
          </table:table-cell>
          <table:table-cell table:style-name="ce4" office:value-type="string" calcext:value-type="string">
            <text:p>I can't wait until next week. We have planned a family get-together and I haven't seen my brother and sister for more than a year. I am really looking forward to seeing them and catching up.</text:p>
          </table:table-cell>
          <table:table-cell table:style-name="ce2" office:value-type="float" office:value="49" calcext:value-type="float">
            <text:p>49</text:p>
          </table:table-cell>
          <table:table-cell table:style-name="ce4" office:value-type="string" calcext:value-type="string">
            <text:p>We have a family reunion planned for next week. I am really looking forward to catching up with everyone_comma_ especially my brother and sis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s_comma_ that will be awesome! How long has it been since you've seen ever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t's been over a year and we don't get to talk very often because everyone is always so busy. I'm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fantastic that you get to see everyone again! I hope you have a great time catch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99_conv:22999</text:p>
          </table:table-cell>
          <table:table-cell table:style-name="ce2" office:value-type="string" calcext:value-type="string">
            <text:p>caring</text:p>
          </table:table-cell>
          <table:table-cell table:style-name="ce4" office:value-type="string" calcext:value-type="string">
            <text:p>I came outside yesterday to discover a baby bird on the ground out of his nest_comma_ I just couldn't leave without helping the little guy back in</text:p>
          </table:table-cell>
          <table:table-cell table:style-name="ce2" office:value-type="float" office:value="827" calcext:value-type="float">
            <text:p>827</text:p>
          </table:table-cell>
          <table:table-cell table:style-name="ce4" office:value-type="string" calcext:value-type="string">
            <text:p>Found a baby bird out of his nest in my front yard_comma_ even though I was afraid that the mother wouldn't take him back I helped him back in the n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Awwww.. what a heart warming moment. That was so sweet of you to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7" calcext:value-type="float">
            <text:p>827</text:p>
          </table:table-cell>
          <table:table-cell table:style-name="ce4" office:value-type="string" calcext:value-type="string">
            <text:p>Yeah I love pets_comma_ got turtles running around loose most of the time when I am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t's so cute! Turtles running around?! Haha!! I have a rabbit_comma_ he loves to hop around my hous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54_conv:15309</text:p>
          </table:table-cell>
          <table:table-cell table:style-name="ce2" office:value-type="string" calcext:value-type="string">
            <text:p>grateful</text:p>
          </table:table-cell>
          <table:table-cell table:style-name="ce4" office:value-type="string" calcext:value-type="string">
            <text:p>I once accidently ran down the battery on my car when I mid-judged how long I could run the radio for without the engine running. It was 5am and I was in the middle of nowhere. I called the first person I could think of who could help and they came with crocodile clips and recharged the battery. I felt so grateful to be on the receiving end of a kind act. I was also embarrassed that I had let that happen and I learned from it! </text:p>
          </table:table-cell>
          <table:table-cell table:style-name="ce2" office:value-type="float" office:value="600" calcext:value-type="float">
            <text:p>600</text:p>
          </table:table-cell>
          <table:table-cell table:style-name="ce4" office:value-type="string" calcext:value-type="string">
            <text:p>I once accidently ran down the battery on my car when I mid-judged how long I could run the radio for without the engine running. It was 5am and I was in the middle of nowhere. I called the first person I could think of who could help and they came with crocodile clips and recharged the battery. I felt so grateful to be on the receiving end of a kind act. I was also embarrassed that I had let that happen and I learned from i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That sounds like a really stressful situation. It's really good to know that there are still helpful people ou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Yeah for sure! It was one of those things that once it happens once then you definitely know the limits of the car's battery power without engine running - so you make sure it won't happen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I'm glad you've put a positive spin on it :)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6_conv:24813</text:p>
          </table:table-cell>
          <table:table-cell table:style-name="ce2" office:value-type="string" calcext:value-type="string">
            <text:p>caring</text:p>
          </table:table-cell>
          <table:table-cell table:style-name="ce4" office:value-type="string" calcext:value-type="string">
            <text:p>I felt this way while caring for patients at my previous job.</text:p>
          </table:table-cell>
          <table:table-cell table:style-name="ce2" office:value-type="float" office:value="123" calcext:value-type="float">
            <text:p>123</text:p>
          </table:table-cell>
          <table:table-cell table:style-name="ce4" office:value-type="string" calcext:value-type="string">
            <text:p>I loved my previous job.</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cared for patients in the emergency ro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a cool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45_conv:20890</text:p>
          </table:table-cell>
          <table:table-cell table:style-name="ce2" office:value-type="string" calcext:value-type="string">
            <text:p>anticipating</text:p>
          </table:table-cell>
          <table:table-cell table:style-name="ce4" office:value-type="string" calcext:value-type="string">
            <text:p>the questions <text:s/>i knew they would be coming up</text:p>
          </table:table-cell>
          <table:table-cell table:style-name="ce2" office:value-type="float" office:value="717" calcext:value-type="float">
            <text:p>717</text:p>
          </table:table-cell>
          <table:table-cell table:style-name="ce4" office:value-type="string" calcext:value-type="string">
            <text:p>I did so well in that biology exam haha_comma_ i anticipated those questions to come up i was so read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Good for you. Being prepared is always better than the alterna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yup! defiently_comma_ i am so amaz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Don't get too cocky but enjoy your victory you deser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33_conv:18866</text:p>
          </table:table-cell>
          <table:table-cell table:style-name="ce2" office:value-type="string" calcext:value-type="string">
            <text:p>anxious</text:p>
          </table:table-cell>
          <table:table-cell table:style-name="ce4" office:value-type="string" calcext:value-type="string">
            <text:p>My partner is being a big fat jerk. I really don't think I can deal with his childish crap anymore and lies.</text:p>
          </table:table-cell>
          <table:table-cell table:style-name="ce2" office:value-type="float" office:value="296" calcext:value-type="float">
            <text:p>296</text:p>
          </table:table-cell>
          <table:table-cell table:style-name="ce4" office:value-type="string" calcext:value-type="string">
            <text:p>My partner is being a big fat jer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1" calcext:value-type="float">
            <text:p>571</text:p>
          </table:table-cell>
          <table:table-cell table:style-name="ce4" office:value-type="string" calcext:value-type="string">
            <text:p>That's so annoying. Maybe you should leave earlier next ti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does that have to do with what I said??? I really don't think I can deal with his childish crap anymore and l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1" calcext:value-type="float">
            <text:p>571</text:p>
          </table:table-cell>
          <table:table-cell table:style-name="ce4" office:value-type="string" calcext:value-type="string">
            <text:p>o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73_conv:11747</text:p>
          </table:table-cell>
          <table:table-cell table:style-name="ce2" office:value-type="string" calcext:value-type="string">
            <text:p>apprehensive</text:p>
          </table:table-cell>
          <table:table-cell table:style-name="ce4" office:value-type="string" calcext:value-type="string">
            <text:p>I found out the my girlfriend's mom had diead. I had to tell her the news myself since she didn't have any other family to tell her. I've been dreading having to actually say it.</text:p>
          </table:table-cell>
          <table:table-cell table:style-name="ce2" office:value-type="float" office:value="217" calcext:value-type="float">
            <text:p>217</text:p>
          </table:table-cell>
          <table:table-cell table:style-name="ce4" office:value-type="string" calcext:value-type="string">
            <text:p>I got the news that my girlfriend's mom passed away. I have to tell her the news myself since she has no other close family. I'm dreading having to actually say it to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first of all my condolences for your friend_comma_ and i know how hard this is for you bo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nk you very much. It is very ups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a it feels so weak to be in that place _comma_ but you should only give the strength required for your friend to overcome this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hope I'm able to. I've never really been a pillar of strength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ou can do it _comma_ i pray that you both overcome this situation with pea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0_conv:2621</text:p>
          </table:table-cell>
          <table:table-cell table:style-name="ce2" office:value-type="string" calcext:value-type="string">
            <text:p>furious</text:p>
          </table:table-cell>
          <table:table-cell table:style-name="ce4" office:value-type="string" calcext:value-type="string">
            <text:p>I went to traffic court thinking that my ticket would be thrown out but the judge wouldn't give me any lenience. </text:p>
          </table:table-cell>
          <table:table-cell table:style-name="ce2" office:value-type="float" office:value="294" calcext:value-type="float">
            <text:p>294</text:p>
          </table:table-cell>
          <table:table-cell table:style-name="ce4" office:value-type="string" calcext:value-type="string">
            <text:p>I went to traffic court the other day and was promised that I would get off with a warning_comma_ but I ended up with a $300 fine. <text:s/>I was so m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So much for them being up front for you. Man $300 for what that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as a ton. <text:s/>I was going 5 over in a construction zone_comma_ but no one was around where I was. <text:s/>So aggrava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Yea construction zones are crazy_comma_ so often nooones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66_conv:19332</text:p>
          </table:table-cell>
          <table:table-cell table:style-name="ce2" office:value-type="string" calcext:value-type="string">
            <text:p>trusting</text:p>
          </table:table-cell>
          <table:table-cell table:style-name="ce4" office:value-type="string" calcext:value-type="string">
            <text:p>i knew i shouldnt have trusted my brother with my dog</text:p>
          </table:table-cell>
          <table:table-cell table:style-name="ce2" office:value-type="float" office:value="238" calcext:value-type="float">
            <text:p>238</text:p>
          </table:table-cell>
          <table:table-cell table:style-name="ce4" office:value-type="string" calcext:value-type="string">
            <text:p>i knew i shouldnt have left my dog with my bro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my dog ra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Oh no! That's s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93_conv:19987</text:p>
          </table:table-cell>
          <table:table-cell table:style-name="ce2" office:value-type="string" calcext:value-type="string">
            <text:p>anxious</text:p>
          </table:table-cell>
          <table:table-cell table:style-name="ce4" office:value-type="string" calcext:value-type="string">
            <text:p>I will be going to New York Next week. I cant wait!</text:p>
          </table:table-cell>
          <table:table-cell table:style-name="ce2" office:value-type="float" office:value="567" calcext:value-type="float">
            <text:p>567</text:p>
          </table:table-cell>
          <table:table-cell table:style-name="ce4" office:value-type="string" calcext:value-type="string">
            <text:p>I cant wait for this weekend! Im leaving for New Y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_comma_ thats great. You must be lov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ah I cant wait. I never been_comma_ so I cant sleep thin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must get a good sleep now to enjoy the New york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ah Im going to try_comma_ but its so exciting and my nerves are everyw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84_conv:22768</text:p>
          </table:table-cell>
          <table:table-cell table:style-name="ce2" office:value-type="string" calcext:value-type="string">
            <text:p>impressed</text:p>
          </table:table-cell>
          <table:table-cell table:style-name="ce4" office:value-type="string" calcext:value-type="string">
            <text:p>I went to an auction last week and saw someone spend one million dollars.</text:p>
          </table:table-cell>
          <table:table-cell table:style-name="ce2" office:value-type="float" office:value="748" calcext:value-type="float">
            <text:p>748</text:p>
          </table:table-cell>
          <table:table-cell table:style-name="ce4" office:value-type="string" calcext:value-type="string">
            <text:p>I went to an auction last week and saw this guy spend so much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Did anyone try to bid against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some other guy but no 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Wow_comma_ did he buy anything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An old school car and three other newer c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92_conv:5384</text:p>
          </table:table-cell>
          <table:table-cell table:style-name="ce2" office:value-type="string" calcext:value-type="string">
            <text:p>angry</text:p>
          </table:table-cell>
          <table:table-cell table:style-name="ce4" office:value-type="string" calcext:value-type="string">
            <text:p>I just got a new car. I parked it in front of my house. Right away some neighborhood teens came around and keyed it. Now I have to get it fixed.</text:p>
          </table:table-cell>
          <table:table-cell table:style-name="ce2" office:value-type="float" office:value="217" calcext:value-type="float">
            <text:p>217</text:p>
          </table:table-cell>
          <table:table-cell table:style-name="ce4" office:value-type="string" calcext:value-type="string">
            <text:p>I bought a brand new car the other day. I parked it in front of my house. Then some neighborhood punks came by and keyed it the first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so aggravating! I am sorry to hear this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t is. Of course fixing it is so expensive. I don't know wh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Call the police! I hope you nab these guys and put them in jai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28_conv:17457</text:p>
          </table:table-cell>
          <table:table-cell table:style-name="ce2" office:value-type="string" calcext:value-type="string">
            <text:p>terrified</text:p>
          </table:table-cell>
          <table:table-cell table:style-name="ce4" office:value-type="string" calcext:value-type="string">
            <text:p>I was jogging the other day and suddenly a bear came out of the woods!</text:p>
          </table:table-cell>
          <table:table-cell table:style-name="ce2" office:value-type="float" office:value="332" calcext:value-type="float">
            <text:p>332</text:p>
          </table:table-cell>
          <table:table-cell table:style-name="ce4" office:value-type="string" calcext:value-type="string">
            <text:p>I was jogging a couple days ago and suddenly a bear came out of the woo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my god! That sounds terri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_comma_ I just stopped in shock_comma_ but it crossed the path and kept going without missing a b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Just don't get too close! You never know what can trigger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2_conv:8024</text:p>
          </table:table-cell>
          <table:table-cell table:style-name="ce2" office:value-type="string" calcext:value-type="string">
            <text:p>guilty</text:p>
          </table:table-cell>
          <table:table-cell table:style-name="ce4" office:value-type="string" calcext:value-type="string">
            <text:p>I once was travelling at a speed in excess of the speed limit. <text:s/>A police officer was waiting off the side of the road just beyond the hill I crossed_comma_ and I immediately knew he had me.</text:p>
          </table:table-cell>
          <table:table-cell table:style-name="ce2" office:value-type="float" office:value="485" calcext:value-type="float">
            <text:p>485</text:p>
          </table:table-cell>
          <table:table-cell table:style-name="ce4" office:value-type="string" calcext:value-type="string">
            <text:p>I once was traveling at a speed in excess of the speed limit. <text:s/>A police officer was waiting just off the side of the road beyond the hill I had just cross_comma_ and I immediately knew he had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ometimes you just have to concede defeat. I admire your resigned attitu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What is interesting is that I was certain he had caught me_comma_ but what I didn't realize was that one travelling behind me on the interstate must have been going faster than I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en it was your lucky day. I usually follow someone like that and they will end up getting pulled over befor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I did pull over_comma_ and the police officer ended up behind the two of us. <text:s/>He told me to move along. <text:s/>Lucky day_comma_ ... inde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73_conv:24746</text:p>
          </table:table-cell>
          <table:table-cell table:style-name="ce2" office:value-type="string" calcext:value-type="string">
            <text:p>caring</text:p>
          </table:table-cell>
          <table:table-cell table:style-name="ce4" office:value-type="string" calcext:value-type="string">
            <text:p>My boyfriend took me to a cat cafe today because he knows I like cats</text:p>
          </table:table-cell>
          <table:table-cell table:style-name="ce2" office:value-type="float" office:value="247" calcext:value-type="float">
            <text:p>247</text:p>
          </table:table-cell>
          <table:table-cell table:style-name="ce4" office:value-type="string" calcext:value-type="string">
            <text:p>My boyfriend took me to a cat cafe today because he knows I like ca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ounds like a cool place to go! Can you bring your ca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don't think so? They have cats there up for adoption from the local shelter. You can have coffee and pe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so cool! We adopted a cat from a shelter and he is the best c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34_conv:4668</text:p>
          </table:table-cell>
          <table:table-cell table:style-name="ce2" office:value-type="string" calcext:value-type="string">
            <text:p>anticipating</text:p>
          </table:table-cell>
          <table:table-cell table:style-name="ce4" office:value-type="string" calcext:value-type="string">
            <text:p>My friend just adopted a dog. I can't wait to see him!</text:p>
          </table:table-cell>
          <table:table-cell table:style-name="ce2" office:value-type="float" office:value="1" calcext:value-type="float">
            <text:p>1</text:p>
          </table:table-cell>
          <table:table-cell table:style-name="ce4" office:value-type="string" calcext:value-type="string">
            <text:p>My friend just adopted a dog. I can't wait to see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type of dog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a chow c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never heard of that_comma_ I have a MaltiP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83_conv:17166</text:p>
          </table:table-cell>
          <table:table-cell table:style-name="ce2" office:value-type="string" calcext:value-type="string">
            <text:p>sad</text:p>
          </table:table-cell>
          <table:table-cell table:style-name="ce4" office:value-type="string" calcext:value-type="string">
            <text:p>I'm pretty bummed I didn't get to see my sister when she was in town. <text:s/>I don't get to see her often.</text:p>
          </table:table-cell>
          <table:table-cell table:style-name="ce2" office:value-type="float" office:value="448" calcext:value-type="float">
            <text:p>448</text:p>
          </table:table-cell>
          <table:table-cell table:style-name="ce4" office:value-type="string" calcext:value-type="string">
            <text:p>I'm pretty bummed I didn't get to see my sister when she was in town. I don't get to see her oft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rry to hear that. Why did you miss seeing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was really busy with work and she was only in town for a couple of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w no. Maybe you should tell her that_comma_ so next time she'll come when you hav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61_conv:20522</text:p>
          </table:table-cell>
          <table:table-cell table:style-name="ce2" office:value-type="string" calcext:value-type="string">
            <text:p>trusting</text:p>
          </table:table-cell>
          <table:table-cell table:style-name="ce4" office:value-type="string" calcext:value-type="string">
            <text:p>My son went on a field trip at school. <text:s/>I had no change_comma_ so I had to give him a $20. <text:s/>I was nervous he would spend it all or lose it.</text:p>
          </table:table-cell>
          <table:table-cell table:style-name="ce2" office:value-type="float" office:value="694" calcext:value-type="float">
            <text:p>694</text:p>
          </table:table-cell>
          <table:table-cell table:style-name="ce4" office:value-type="string" calcext:value-type="string">
            <text:p>Don't you hate it when you are not sure you can trust some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yes i do_comma_ that's why i only trust one person_comma_ my w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My son went on a field trip and needed some money for a snack and drink. <text:s/>Unfortunately_comma_ I only had a $2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m sorry_comma_ what did happend next? how does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I was nervous_comma_ but had to trust him. <text:s/>I was afraid he would spend it all or even los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2_conv:3264</text:p>
          </table:table-cell>
          <table:table-cell table:style-name="ce2" office:value-type="string" calcext:value-type="string">
            <text:p>lonely</text:p>
          </table:table-cell>
          <table:table-cell table:style-name="ce4" office:value-type="string" calcext:value-type="string">
            <text:p>I posted a party on social media this morning. Not single soul showed up and I am alone...again</text:p>
          </table:table-cell>
          <table:table-cell table:style-name="ce2" office:value-type="float" office:value="269" calcext:value-type="float">
            <text:p>269</text:p>
          </table:table-cell>
          <table:table-cell table:style-name="ce4" office:value-type="string" calcext:value-type="string">
            <text:p>I posted a party on social media this morning. Not single soul showed up and I am alone...agai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o did you inv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didn't invite anyone in particular but it was a message to everyone on my followers li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ere was the par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2_conv:11865</text:p>
          </table:table-cell>
          <table:table-cell table:style-name="ce2" office:value-type="string" calcext:value-type="string">
            <text:p>prepared</text:p>
          </table:table-cell>
          <table:table-cell table:style-name="ce4" office:value-type="string" calcext:value-type="string">
            <text:p>I'm ready for fall to arrive.</text:p>
          </table:table-cell>
          <table:table-cell table:style-name="ce2" office:value-type="float" office:value="225" calcext:value-type="float">
            <text:p>225</text:p>
          </table:table-cell>
          <table:table-cell table:style-name="ce4" office:value-type="string" calcext:value-type="string">
            <text:p>I'm feeling ready for Fall to arriv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really? I hate winter though! I don't want that to arr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hate summer. It's just too h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prefer it over the winter if I have to make a ch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3_conv:2687</text:p>
          </table:table-cell>
          <table:table-cell table:style-name="ce2" office:value-type="string" calcext:value-type="string">
            <text:p>angry</text:p>
          </table:table-cell>
          <table:table-cell table:style-name="ce4" office:value-type="string" calcext:value-type="string">
            <text:p>My friend took my car without permission a few days ago. Literally...without even asking me!</text:p>
          </table:table-cell>
          <table:table-cell table:style-name="ce2" office:value-type="float" office:value="234" calcext:value-type="float">
            <text:p>234</text:p>
          </table:table-cell>
          <table:table-cell table:style-name="ce4" office:value-type="string" calcext:value-type="string">
            <text:p>My former 'friend' took my car for a day or two without even telling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w! Did you report him to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Well_comma_ I reported the missing car and_comma_ by extension_comma_ him I suppose since they found him in it. I'm still decising how far I want to go on it...but it was so unexpec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ounds like that person has boundary issues. My ex's brother did that bother and I quickly nipped that behavior in the bud. Good on you for stopping that. Is he in too drugs or something or just entitl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96_conv:6993</text:p>
          </table:table-cell>
          <table:table-cell table:style-name="ce2" office:value-type="string" calcext:value-type="string">
            <text:p>furious</text:p>
          </table:table-cell>
          <table:table-cell table:style-name="ce4" office:value-type="string" calcext:value-type="string">
            <text:p>I am so mad. <text:s/>My dogs won't stop barking and its making me crazy</text:p>
          </table:table-cell>
          <table:table-cell table:style-name="ce2" office:value-type="float" office:value="160" calcext:value-type="float">
            <text:p>160</text:p>
          </table:table-cell>
          <table:table-cell table:style-name="ce4" office:value-type="string" calcext:value-type="string">
            <text:p>I am so mad.. my dogs wont stop barking and I am going absolutely nu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feel you_comma_ nothing irritates me more than a dog that won't stop barking. <text:s/>Any plans to fix the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ell I have four dogs. <text:s/>Sooo. <text:s/>Do I shoot the dogs or all the people mowing the gr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Ha_comma_ neither. <text:s/>Look into some barking collars or maybe some trai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60_conv:6521</text:p>
          </table:table-cell>
          <table:table-cell table:style-name="ce2" office:value-type="string" calcext:value-type="string">
            <text:p>joyful</text:p>
          </table:table-cell>
          <table:table-cell table:style-name="ce4" office:value-type="string" calcext:value-type="string">
            <text:p>I am so happy theses days.</text:p>
          </table:table-cell>
          <table:table-cell table:style-name="ce2" office:value-type="float" office:value="75" calcext:value-type="float">
            <text:p>75</text:p>
          </table:table-cell>
          <table:table-cell table:style-name="ce4" office:value-type="string" calcext:value-type="string">
            <text:p>I am so happy theses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reat to hear. <text:s/>Anything in particul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My vacations are coming and I am going to Italy with th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Cthat sounds amaz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05_conv:23611</text:p>
          </table:table-cell>
          <table:table-cell table:style-name="ce2" office:value-type="string" calcext:value-type="string">
            <text:p>joyful</text:p>
          </table:table-cell>
          <table:table-cell table:style-name="ce4" office:value-type="string" calcext:value-type="string">
            <text:p>I alwasy get so happy during the holiday season. It's coming up soon</text:p>
          </table:table-cell>
          <table:table-cell table:style-name="ce2" office:value-type="float" office:value="670" calcext:value-type="float">
            <text:p>670</text:p>
          </table:table-cell>
          <table:table-cell table:style-name="ce4" office:value-type="string" calcext:value-type="string">
            <text:p>I always get so happy during the holiday season. It's coming up so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Me too! What is your favorite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e Christmas lights around the neighborhood_comma_ the cold_comma_ the jazzy music_comma_ and everyone coming together and sharing presents and time with each other! It's an excuse for everyone to come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gree with you. I cannot wait. It is such a fu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Hope you have a great holiday this yea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55_conv:15110</text:p>
          </table:table-cell>
          <table:table-cell table:style-name="ce2" office:value-type="string" calcext:value-type="string">
            <text:p>furious</text:p>
          </table:table-cell>
          <table:table-cell table:style-name="ce4" office:value-type="string" calcext:value-type="string">
            <text:p>I am so mad that someone stole my car.</text:p>
          </table:table-cell>
          <table:table-cell table:style-name="ce2" office:value-type="float" office:value="4" calcext:value-type="float">
            <text:p>4</text:p>
          </table:table-cell>
          <table:table-cell table:style-name="ce4" office:value-type="string" calcext:value-type="string">
            <text:p>I am so mad that someone stole my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Holy heck_comma_ just like right out of the parking lot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they smashed the window and hot wir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Crap is your insurance going to be able to get you another car o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61_conv:20122</text:p>
          </table:table-cell>
          <table:table-cell table:style-name="ce2" office:value-type="string" calcext:value-type="string">
            <text:p>faithful</text:p>
          </table:table-cell>
          <table:table-cell table:style-name="ce4" office:value-type="string" calcext:value-type="string">
            <text:p>I recently started seeing a lady and I want to be committed to her to help build a relationship.</text:p>
          </table:table-cell>
          <table:table-cell table:style-name="ce2" office:value-type="float" office:value="128" calcext:value-type="float">
            <text:p>128</text:p>
          </table:table-cell>
          <table:table-cell table:style-name="ce4" office:value-type="string" calcext:value-type="string">
            <text:p>I recently started seeing a lady and I want to be committed to her to help build our relationsh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Oh that sounds nice_comma_ have you had trouble in the past staying commit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have made fumbles in the past_comma_ but I'm working on self improvement. Also I'm trying to keep an open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ell_comma_ life isn't a football game_comma_ so ""fumbles"" are something that everyone do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30_conv:11661</text:p>
          </table:table-cell>
          <table:table-cell table:style-name="ce2" office:value-type="string" calcext:value-type="string">
            <text:p>terrified</text:p>
          </table:table-cell>
          <table:table-cell table:style-name="ce4" office:value-type="string" calcext:value-type="string">
            <text:p>I have never been so afraid of anything more than death.</text:p>
          </table:table-cell>
          <table:table-cell table:style-name="ce2" office:value-type="float" office:value="4" calcext:value-type="float">
            <text:p>4</text:p>
          </table:table-cell>
          <table:table-cell table:style-name="ce4" office:value-type="string" calcext:value-type="string">
            <text:p>I have never been so afraid of anything more than dea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just always worry I could die at any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can understan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8_conv:15097</text:p>
          </table:table-cell>
          <table:table-cell table:style-name="ce2" office:value-type="string" calcext:value-type="string">
            <text:p>impressed</text:p>
          </table:table-cell>
          <table:table-cell table:style-name="ce4" office:value-type="string" calcext:value-type="string">
            <text:p>It was sports day in my daughters school. I had no idea she was in the swimming team but she insisted i should attend. I did and was happy to learn that she was leading in her team</text:p>
          </table:table-cell>
          <table:table-cell table:style-name="ce2" office:value-type="float" office:value="595" calcext:value-type="float">
            <text:p>595</text:p>
          </table:table-cell>
          <table:table-cell table:style-name="ce4" office:value-type="string" calcext:value-type="string">
            <text:p>My daughter is very good at swimming and I had no idea she can swim leave alone compe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wimming is really fun and besides it_comma_ it is very healthy as it involves all muscles of the body to be engaged in mov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5" calcext:value-type="float">
            <text:p>595</text:p>
          </table:table-cell>
          <table:table-cell table:style-name="ce4" office:value-type="string" calcext:value-type="string">
            <text:p>Yes it is i realized. i am going to help her now train even more so that she wins in other competi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ood idea. That way she will learn self-discipline and flexibi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21_conv:20643</text:p>
          </table:table-cell>
          <table:table-cell table:style-name="ce2" office:value-type="string" calcext:value-type="string">
            <text:p>apprehensive</text:p>
          </table:table-cell>
          <table:table-cell table:style-name="ce4" office:value-type="string" calcext:value-type="string">
            <text:p>I have such a fear of heights. <text:s/>So when my husband kindly bought me a skydiving voucher for my 30th birthday I was slightly anxious and uneasy. <text:s/>I of course thought of the worst! I travelled up in the plane with the lovely instructors who of course tried everything in their power to reassure me but to no avail. I was so nervous and panicky. <text:s/>However I am so glad I did it! <text:s/>After the initial panic when we jumped_comma_ it was actually one of the most amazing experiences of my life!</text:p>
          </table:table-cell>
          <table:table-cell table:style-name="ce2" office:value-type="float" office:value="208" calcext:value-type="float">
            <text:p>208</text:p>
          </table:table-cell>
          <table:table-cell table:style-name="ce4" office:value-type="string" calcext:value-type="string">
            <text:p>I have such a fear of flying_comma_ so you can just imagine how I felt when my husband bought us a sky diving voucher for my 30th birthday! He was so excited and I was so nervous and uneas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1" calcext:value-type="float">
            <text:p>701</text:p>
          </table:table-cell>
          <table:table-cell table:style-name="ce4" office:value-type="string" calcext:value-type="string">
            <text:p>He's a brave man. How was the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Well the day came and off we travelled. <text:s/>We arrived at the place only to find all our friends and family there to cheer us on. <text:s/>Up we went in the plane and of course while the lovely instructors tried to reassure me the whole time_comma_ i tried desperately to keep my breakfast down! <text:s/>However after the nerves and initial panic when we jumped out_comma_ it was actually one of the most amazing experiences of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1" calcext:value-type="float">
            <text:p>701</text:p>
          </table:table-cell>
          <table:table-cell table:style-name="ce4" office:value-type="string" calcext:value-type="string">
            <text:p>It sounds incredible! Hopefully it helped you conquer your f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It certainly did. <text:s/>I would definitely recommend it. <text:s/>My husband though is another story. <text:s/>He has a fear of the sea and underwater so you can just guess what I will be buying him for his next big birthday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66_conv:4333</text:p>
          </table:table-cell>
          <table:table-cell table:style-name="ce2" office:value-type="string" calcext:value-type="string">
            <text:p>ashamed</text:p>
          </table:table-cell>
          <table:table-cell table:style-name="ce4" office:value-type="string" calcext:value-type="string">
            <text:p>When I got arrested_comma_ it was just bad. I was embarrassed to tell my dad</text:p>
          </table:table-cell>
          <table:table-cell table:style-name="ce2" office:value-type="float" office:value="126" calcext:value-type="float">
            <text:p>126</text:p>
          </table:table-cell>
          <table:table-cell table:style-name="ce4" office:value-type="string" calcext:value-type="string">
            <text:p>I got arrested when I was younger. I felt embarrassed to tell my pare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no!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ot a dw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s not good :( i hope you don't drive under influence anymore_comma_ you could've gotten into an accid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0_conv:18760</text:p>
          </table:table-cell>
          <table:table-cell table:style-name="ce2" office:value-type="string" calcext:value-type="string">
            <text:p>excited</text:p>
          </table:table-cell>
          <table:table-cell table:style-name="ce4" office:value-type="string" calcext:value-type="string">
            <text:p>I am so ready for my birthday party.</text:p>
          </table:table-cell>
          <table:table-cell table:style-name="ce2" office:value-type="float" office:value="4" calcext:value-type="float">
            <text:p>4</text:p>
          </table:table-cell>
          <table:table-cell table:style-name="ce4" office:value-type="string" calcext:value-type="string">
            <text:p>I am so ready for my birthday par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Happy Birthday to You! <text:s/>I love birthdays so much. <text:s/>Just recently celebrated by youngest daughter's 14th birthday on August 9th and my granddaughter's 4th birthday on August 10th. <text:s/>When is/was your birth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ine is July 1st. Did you have a party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My daughter just had a nice birthday dinner with family. <text:s/>My granddaughter had a couple of parties. What kind of party do you plan on ha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26_conv:7452</text:p>
          </table:table-cell>
          <table:table-cell table:style-name="ce2" office:value-type="string" calcext:value-type="string">
            <text:p>impressed</text:p>
          </table:table-cell>
          <table:table-cell table:style-name="ce4" office:value-type="string" calcext:value-type="string">
            <text:p>a friend had an art showing</text:p>
          </table:table-cell>
          <table:table-cell table:style-name="ce2" office:value-type="float" office:value="462" calcext:value-type="float">
            <text:p>462</text:p>
          </table:table-cell>
          <table:table-cell table:style-name="ce4" office:value-type="string" calcext:value-type="string">
            <text:p>I went to a fancy art showing at a gallery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 sounds fun. What type of artwork did you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 was watercolors. My neighbor was the artist. I had no idea she did such great work. She also has two toddlers. I have no idea how she manages all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Gee_comma_ she must have her hands full! I hope she does well as an arti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5_conv:20831</text:p>
          </table:table-cell>
          <table:table-cell table:style-name="ce2" office:value-type="string" calcext:value-type="string">
            <text:p>confident</text:p>
          </table:table-cell>
          <table:table-cell table:style-name="ce4" office:value-type="string" calcext:value-type="string">
            <text:p>I changed out my car's thermostat the other day. After watching a Youtube video on how to do it I felt assured I could do it myself.</text:p>
          </table:table-cell>
          <table:table-cell table:style-name="ce2" office:value-type="float" office:value="381" calcext:value-type="float">
            <text:p>381</text:p>
          </table:table-cell>
          <table:table-cell table:style-name="ce4" office:value-type="string" calcext:value-type="string">
            <text:p><text:s/>I did some maintenance on my car and learned how to change out the thermostat. It was very easy using Youtube as guida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t's insane how Youtube and the internet overall are so 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Seriously! I wouldn't have never learned this stuff and would of had to spend hundred of dollars at a repair sho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that's so insane right? glad you did it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6_conv:9552</text:p>
          </table:table-cell>
          <table:table-cell table:style-name="ce2" office:value-type="string" calcext:value-type="string">
            <text:p>jealous</text:p>
          </table:table-cell>
          <table:table-cell table:style-name="ce4" office:value-type="string" calcext:value-type="string">
            <text:p>My neighbor bought a new car. Now I really want one myself.</text:p>
          </table:table-cell>
          <table:table-cell table:style-name="ce2" office:value-type="float" office:value="503" calcext:value-type="float">
            <text:p>503</text:p>
          </table:table-cell>
          <table:table-cell table:style-name="ce4" office:value-type="string" calcext:value-type="string">
            <text:p>So my neighbor just bought a new car. I swear_comma_ he always gets really expensive stuff to show off how successful he i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stinks. Maybe he is going through something that only new stuff can sol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Maybe... but still. Now I feel like I need to buy one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Do it! I bet you deser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89_conv:8779</text:p>
          </table:table-cell>
          <table:table-cell table:style-name="ce2" office:value-type="string" calcext:value-type="string">
            <text:p>impressed</text:p>
          </table:table-cell>
          <table:table-cell table:style-name="ce4" office:value-type="string" calcext:value-type="string">
            <text:p>I need someone doing perfect cartwheels at the park today. They were doing flips and everything_comma_ it was amazing!</text:p>
          </table:table-cell>
          <table:table-cell table:style-name="ce2" office:value-type="float" office:value="469" calcext:value-type="float">
            <text:p>469</text:p>
          </table:table-cell>
          <table:table-cell table:style-name="ce4" office:value-type="string" calcext:value-type="string">
            <text:p>There was a girl at the park today doing flips and a cartwheel. It was so craz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That is impressive! I can't even do a cartwheel on a m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she was like a kangaroo. She was bouncing around flipping and twirling_comma_ making it look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ybe she is part kangaroo after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87_conv:16174</text:p>
          </table:table-cell>
          <table:table-cell table:style-name="ce2" office:value-type="string" calcext:value-type="string">
            <text:p>sad</text:p>
          </table:table-cell>
          <table:table-cell table:style-name="ce4" office:value-type="string" calcext:value-type="string">
            <text:p>I got news that my grandfather passed away. Nobody saw it coming.</text:p>
          </table:table-cell>
          <table:table-cell table:style-name="ce2" office:value-type="float" office:value="599" calcext:value-type="float">
            <text:p>599</text:p>
          </table:table-cell>
          <table:table-cell table:style-name="ce4" office:value-type="string" calcext:value-type="string">
            <text:p>Ugh. I got some awful news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t's too bad. What happened? Is everyon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got news that my grandfather passed away. He was old but no one saw it com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I'm so sorry to hear that. I hoep your family is strong enough to support you through th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05_conv:18211</text:p>
          </table:table-cell>
          <table:table-cell table:style-name="ce2" office:value-type="string" calcext:value-type="string">
            <text:p>excited</text:p>
          </table:table-cell>
          <table:table-cell table:style-name="ce4" office:value-type="string" calcext:value-type="string">
            <text:p>I cant wait to go on vacation next week. Its going to be so much fun.</text:p>
          </table:table-cell>
          <table:table-cell table:style-name="ce2" office:value-type="float" office:value="297" calcext:value-type="float">
            <text:p>297</text:p>
          </table:table-cell>
          <table:table-cell table:style-name="ce4" office:value-type="string" calcext:value-type="string">
            <text:p>I cant wait to go on vacation next week. Its going to be so much fu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 sounds awesome_comma_ were are you going if you don't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going to the beach with friends. Its going to be incred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Nice! The summer is the perfect time for the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88_conv:9176</text:p>
          </table:table-cell>
          <table:table-cell table:style-name="ce2" office:value-type="string" calcext:value-type="string">
            <text:p>excited</text:p>
          </table:table-cell>
          <table:table-cell table:style-name="ce4" office:value-type="string" calcext:value-type="string">
            <text:p>School starts back up next month and I am looking forward to it.</text:p>
          </table:table-cell>
          <table:table-cell table:style-name="ce2" office:value-type="float" office:value="59" calcext:value-type="float">
            <text:p>59</text:p>
          </table:table-cell>
          <table:table-cell table:style-name="ce4" office:value-type="string" calcext:value-type="string">
            <text:p>My school starts back up next month and I cant wait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are you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Economics. Its really exciting learning about different graphs and func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does sound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8_conv:23857</text:p>
          </table:table-cell>
          <table:table-cell table:style-name="ce2" office:value-type="string" calcext:value-type="string">
            <text:p>ashamed</text:p>
          </table:table-cell>
          <table:table-cell table:style-name="ce4" office:value-type="string" calcext:value-type="string">
            <text:p>I was spending a night over with my girlfriend at her mom's house. While she was sleeping I ended up having sex with her mom.</text:p>
          </table:table-cell>
          <table:table-cell table:style-name="ce2" office:value-type="float" office:value="846" calcext:value-type="float">
            <text:p>846</text:p>
          </table:table-cell>
          <table:table-cell table:style-name="ce4" office:value-type="string" calcext:value-type="string">
            <text:p>I recently had an experience that I need to get off my che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go on! tell me about it_comma_ let's hea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6" calcext:value-type="float">
            <text:p>846</text:p>
          </table:table-cell>
          <table:table-cell table:style-name="ce4" office:value-type="string" calcext:value-type="string">
            <text:p>I was spending a night over with my girlfriend at her mom's house &amp; things ended up happening between her mom &amp; 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ended up happ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6" calcext:value-type="float">
            <text:p>846</text:p>
          </table:table-cell>
          <table:table-cell table:style-name="ce4" office:value-type="string" calcext:value-type="string">
            <text:p>While my girlfriend was sleeping we ended up having se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that's so disgusting you are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6" calcext:value-type="float">
            <text:p>846</text:p>
          </table:table-cell>
          <table:table-cell table:style-name="ce4" office:value-type="string" calcext:value-type="string">
            <text:p>It's not something I'm proud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0_conv:1961</text:p>
          </table:table-cell>
          <table:table-cell table:style-name="ce2" office:value-type="string" calcext:value-type="string">
            <text:p>proud</text:p>
          </table:table-cell>
          <table:table-cell table:style-name="ce4" office:value-type="string" calcext:value-type="string">
            <text:p>that i made a nice meal. from homemade </text:p>
          </table:table-cell>
          <table:table-cell table:style-name="ce2" office:value-type="float" office:value="11" calcext:value-type="float">
            <text:p>11</text:p>
          </table:table-cell>
          <table:table-cell table:style-name="ce4" office:value-type="string" calcext:value-type="string">
            <text:p>I made an authentic peruvian dish the other day. it was awesom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I love peruvian food! What did you m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made lomo saltado ( i hope i spelled that right lol ) it turned out great. i love south american f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That green sauce with the cilantro and the jalepenos is the best! What is lom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steak strips_comma_ with ajis onions peppers tomatoes.. almost like a stir fry but bett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7" calcext:value-type="float">
            <text:p>127</text:p>
          </table:table-cell>
          <table:table-cell table:style-name="ce4" office:value-type="string" calcext:value-type="string">
            <text:p>Yum! I have all the ingredients for the chicken_comma_ I might make that now instead of the bbq chicken_comma_ thanks for the idea.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6_conv:7472</text:p>
          </table:table-cell>
          <table:table-cell table:style-name="ce2" office:value-type="string" calcext:value-type="string">
            <text:p>nostalgic</text:p>
          </table:table-cell>
          <table:table-cell table:style-name="ce4" office:value-type="string" calcext:value-type="string">
            <text:p>i was at an antique shop and found an old pyrex bowl like the one my mom used to make tuna casserole in when i was a kid</text:p>
          </table:table-cell>
          <table:table-cell table:style-name="ce2" office:value-type="float" office:value="463" calcext:value-type="float">
            <text:p>463</text:p>
          </table:table-cell>
          <table:table-cell table:style-name="ce4" office:value-type="string" calcext:value-type="string">
            <text:p>i found an old pyrex bowl at the store yesterday like the one my mom used to make tuna casserole 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Did that bring back a lot of memories? It sounds like you made a good find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did. i wish it wasn't $40.00 for the set or i would've bough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s too bad. Hopefully it will go on sale in the future or you can find a coup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was an antique shop so i doub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9_conv:19678</text:p>
          </table:table-cell>
          <table:table-cell table:style-name="ce2" office:value-type="string" calcext:value-type="string">
            <text:p>embarrassed</text:p>
          </table:table-cell>
          <table:table-cell table:style-name="ce4" office:value-type="string" calcext:value-type="string">
            <text:p>I walked around our area seminar for the job with my shirt inside out and pants zipper down it was so awkward when several people brought it ti my attention.</text:p>
          </table:table-cell>
          <table:table-cell table:style-name="ce2" office:value-type="float" office:value="284" calcext:value-type="float">
            <text:p>284</text:p>
          </table:table-cell>
          <table:table-cell table:style-name="ce4" office:value-type="string" calcext:value-type="string">
            <text:p>So itt was me who spent hours in a work seminar with my zipper down and shirt on backwards l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sorry but I am laughing. I bet you were so embarras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 is pretty funny now but at the time I was red face it was awkward I know lot's of people noticed i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would imagine. Just own it and wear it like a badg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84_conv:14769</text:p>
          </table:table-cell>
          <table:table-cell table:style-name="ce2" office:value-type="string" calcext:value-type="string">
            <text:p>guilty</text:p>
          </table:table-cell>
          <table:table-cell table:style-name="ce4" office:value-type="string" calcext:value-type="string">
            <text:p>I forgot my mom's birthday was 2 days ago.</text:p>
          </table:table-cell>
          <table:table-cell table:style-name="ce2" office:value-type="float" office:value="1" calcext:value-type="float">
            <text:p>1</text:p>
          </table:table-cell>
          <table:table-cell table:style-name="ce4" office:value-type="string" calcext:value-type="string">
            <text:p>I forgot my mom's birthday was 2 day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_comma_ I'm sure she will understand! My send some nice flowers and a sorry c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 great idea. I'll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A mothers love is unconditional_comma_ she will forgive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4_conv:24449</text:p>
          </table:table-cell>
          <table:table-cell table:style-name="ce2" office:value-type="string" calcext:value-type="string">
            <text:p>jealous</text:p>
          </table:table-cell>
          <table:table-cell table:style-name="ce4" office:value-type="string" calcext:value-type="string">
            <text:p>My friend got with a girl I liked. It sucks</text:p>
          </table:table-cell>
          <table:table-cell table:style-name="ce2" office:value-type="float" office:value="64" calcext:value-type="float">
            <text:p>64</text:p>
          </table:table-cell>
          <table:table-cell table:style-name="ce4" office:value-type="string" calcext:value-type="string">
            <text:p>My friend slept with a girl I like. I feel horrible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Sheesh that is brutal_comma_ did you smack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No_comma_ but I don't think he is my friend an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n't blame you_comma_ that is l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03_conv:23806</text:p>
          </table:table-cell>
          <table:table-cell table:style-name="ce2" office:value-type="string" calcext:value-type="string">
            <text:p>devastated</text:p>
          </table:table-cell>
          <table:table-cell table:style-name="ce4" office:value-type="string" calcext:value-type="string">
            <text:p>My sister passed away in 2010. She had taken her own life and my mother and I found her after she did. It was very traumatic and painful for us_comma_ and all our family.</text:p>
          </table:table-cell>
          <table:table-cell table:style-name="ce2" office:value-type="float" office:value="45" calcext:value-type="float">
            <text:p>45</text:p>
          </table:table-cell>
          <table:table-cell table:style-name="ce4" office:value-type="string" calcext:value-type="string">
            <text:p>My sister passed away several years ago. She took her life_comma_ and my mother and I found her right after she did it. This was very painful_comma_ traumatic and hard for us a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oh wow_comma_ how did your mother handle this_comma_ how did you handle it . i can only imagine the p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t didn't really seem to sink in for my mother for awhile_comma_ she was in denial. But_comma_ it was so hard when it did. I went into a depression for awhile_comma_ as she was my only sibling and we were very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 is really painful_comma_ i hope everything becomes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56_conv:3312</text:p>
          </table:table-cell>
          <table:table-cell table:style-name="ce2" office:value-type="string" calcext:value-type="string">
            <text:p>sad</text:p>
          </table:table-cell>
          <table:table-cell table:style-name="ce4" office:value-type="string" calcext:value-type="string">
            <text:p>I remember being really upset when we had to move away from my very first best friend when I was 10</text:p>
          </table:table-cell>
          <table:table-cell table:style-name="ce2" office:value-type="float" office:value="267" calcext:value-type="float">
            <text:p>267</text:p>
          </table:table-cell>
          <table:table-cell table:style-name="ce4" office:value-type="string" calcext:value-type="string">
            <text:p>"I remember being really upset when we had to move away from my very first best friend when I was 10"""</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happened to me too when I was in elementary school. I lost all my friends and had to make new ones_comma_ which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really tough at that ag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ag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6_conv:7272</text:p>
          </table:table-cell>
          <table:table-cell table:style-name="ce2" office:value-type="string" calcext:value-type="string">
            <text:p>anxious</text:p>
          </table:table-cell>
          <table:table-cell table:style-name="ce4" office:value-type="string" calcext:value-type="string">
            <text:p>I hate being in public by myself. It gets me super nervous and I turn bright red.</text:p>
          </table:table-cell>
          <table:table-cell table:style-name="ce2" office:value-type="float" office:value="269" calcext:value-type="float">
            <text:p>269</text:p>
          </table:table-cell>
          <table:table-cell table:style-name="ce4" office:value-type="string" calcext:value-type="string">
            <text:p>I hate being in public by myself. It gets me super nervous and I turn bright r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that must be so stressful. Does it happen all the time - like even at the grocery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ometimes_comma_ only when I am by myself. I am just an anxious person in general so there'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Do you have someone to go places with you? Or do you just have to power throug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41_conv:6483</text:p>
          </table:table-cell>
          <table:table-cell table:style-name="ce2" office:value-type="string" calcext:value-type="string">
            <text:p>angry</text:p>
          </table:table-cell>
          <table:table-cell table:style-name="ce4" office:value-type="string" calcext:value-type="string">
            <text:p>I am really upset about my electric bill. Its twice as <text:s/>high as last month.</text:p>
          </table:table-cell>
          <table:table-cell table:style-name="ce2" office:value-type="float" office:value="262" calcext:value-type="float">
            <text:p>262</text:p>
          </table:table-cell>
          <table:table-cell table:style-name="ce4" office:value-type="string" calcext:value-type="string">
            <text:p>My electric bill is twice as high as last mon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no idea. i am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should check if they raised your rates unexpectedly or maybe something you bought is eating up a lot of electric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66_conv:16533</text:p>
          </table:table-cell>
          <table:table-cell table:style-name="ce2" office:value-type="string" calcext:value-type="string">
            <text:p>caring</text:p>
          </table:table-cell>
          <table:table-cell table:style-name="ce4" office:value-type="string" calcext:value-type="string">
            <text:p>My mom and dad went to abroad. So my sister is helping me to go school and she is taking care of everything in our home.</text:p>
          </table:table-cell>
          <table:table-cell table:style-name="ce2" office:value-type="float" office:value="43" calcext:value-type="float">
            <text:p>43</text:p>
          </table:table-cell>
          <table:table-cell table:style-name="ce4" office:value-type="string" calcext:value-type="string">
            <text:p>My parents went to abro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here did they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London_comma_ for business need. So my sister is taking care of me and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nice_comma_ you guys get to throw a party if you want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96_conv:22792</text:p>
          </table:table-cell>
          <table:table-cell table:style-name="ce2" office:value-type="string" calcext:value-type="string">
            <text:p>lonely</text:p>
          </table:table-cell>
          <table:table-cell table:style-name="ce4" office:value-type="string" calcext:value-type="string">
            <text:p>I work from home now_comma_ and at times its so quiet_comma_ I wish i had the company of coworkers to talk to.</text:p>
          </table:table-cell>
          <table:table-cell table:style-name="ce2" office:value-type="float" office:value="814" calcext:value-type="float">
            <text:p>814</text:p>
          </table:table-cell>
          <table:table-cell table:style-name="ce4" office:value-type="string" calcext:value-type="string">
            <text:p>Sometimes I miss having coworkers to talk to_comma_ now that I work from ho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being alone can really get to someone 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Atleast I have my girlfriend when shes home from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s good! Have you thought about getting an outsid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not really_comma_ as I should start school in about 6 months and I don't wanna just bail on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ell six months is a long time maybe you could get a seasonal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Maybe a halloween related one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that could be fun! Like a haunted house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91_conv:17583</text:p>
          </table:table-cell>
          <table:table-cell table:style-name="ce2" office:value-type="string" calcext:value-type="string">
            <text:p>anxious</text:p>
          </table:table-cell>
          <table:table-cell table:style-name="ce4" office:value-type="string" calcext:value-type="string">
            <text:p>When I applied for the job I have now_comma_ it took them almost a month to get back to me. <text:s/>I contacted them two or three times and they kept telling me they were working on it.</text:p>
          </table:table-cell>
          <table:table-cell table:style-name="ce2" office:value-type="float" office:value="310" calcext:value-type="float">
            <text:p>310</text:p>
          </table:table-cell>
          <table:table-cell table:style-name="ce4" office:value-type="string" calcext:value-type="string">
            <text:p>When I applied for the job I have now it took them like a month to get back to me with a final answer. <text:s/>It was pretty stressfu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My brother just graduated and is on the job hunt_comma_ and he's described his experience as the same thing.. Seems like he has good interviews and they're receptive to him_comma_ but they don't really respond or give him an answer. Sorry to hear you guys go through that. Can't imagine how frustrating 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Super frustrating. <text:s/>It worked out in the end_comma_ but I had to bug them a few times to make sure they hadn't abandon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Good on you for being aggressive and opportunistic. Maybe they found that to be the motivating factor to give you the job. I hope it's been good so f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72_conv:11545</text:p>
          </table:table-cell>
          <table:table-cell table:style-name="ce2" office:value-type="string" calcext:value-type="string">
            <text:p>anxious</text:p>
          </table:table-cell>
          <table:table-cell table:style-name="ce4" office:value-type="string" calcext:value-type="string">
            <text:p>taking kid to first day of school</text:p>
          </table:table-cell>
          <table:table-cell table:style-name="ce2" office:value-type="float" office:value="514" calcext:value-type="float">
            <text:p>514</text:p>
          </table:table-cell>
          <table:table-cell table:style-name="ce4" office:value-type="string" calcext:value-type="string">
            <text:p>im looking foward to my kids first day of scho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en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omorrow. he starts pre 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How old is he then - 3?</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24_conv:11449</text:p>
          </table:table-cell>
          <table:table-cell table:style-name="ce2" office:value-type="string" calcext:value-type="string">
            <text:p>content</text:p>
          </table:table-cell>
          <table:table-cell table:style-name="ce4" office:value-type="string" calcext:value-type="string">
            <text:p>I stayed in watching netflix for hours today</text:p>
          </table:table-cell>
          <table:table-cell table:style-name="ce2" office:value-type="float" office:value="63" calcext:value-type="float">
            <text:p>63</text:p>
          </table:table-cell>
          <table:table-cell table:style-name="ce4" office:value-type="string" calcext:value-type="string">
            <text:p>I stayed in watching netflix for hours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ould say that is one of life simple joys_comma_ not a care in the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quite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try to do that as often as I possibly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6_conv:20293</text:p>
          </table:table-cell>
          <table:table-cell table:style-name="ce2" office:value-type="string" calcext:value-type="string">
            <text:p>nostalgic</text:p>
          </table:table-cell>
          <table:table-cell table:style-name="ce4" office:value-type="string" calcext:value-type="string">
            <text:p>I was looking through an old family album and I realized_comma_ I really had a good childhood. I miss my family.</text:p>
          </table:table-cell>
          <table:table-cell table:style-name="ce2" office:value-type="float" office:value="659" calcext:value-type="float">
            <text:p>659</text:p>
          </table:table-cell>
          <table:table-cell table:style-name="ce4" office:value-type="string" calcext:value-type="string">
            <text:p>I was looking through my old family album and realized I had a really good childh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Sometimes when you are looking back at a situation you get a whole new perspective now that you're away from it. I'm happy that you have that realiz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Me too. Makes me really miss my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re they gone now or is a reunion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A reunion is possible but we all live so far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33_conv:9866</text:p>
          </table:table-cell>
          <table:table-cell table:style-name="ce2" office:value-type="string" calcext:value-type="string">
            <text:p>grateful</text:p>
          </table:table-cell>
          <table:table-cell table:style-name="ce4" office:value-type="string" calcext:value-type="string">
            <text:p>Thanks have been rough for me financially_comma_ but my family and fiance have been helping support me through this. I'm thankful I have them around to help me.</text:p>
          </table:table-cell>
          <table:table-cell table:style-name="ce2" office:value-type="float" office:value="512" calcext:value-type="float">
            <text:p>512</text:p>
          </table:table-cell>
          <table:table-cell table:style-name="ce4" office:value-type="string" calcext:value-type="string">
            <text:p>Things have been rough for me lately_comma_ but thankfully I've got family and a fiance that are helping me through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hat is wrong? A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I'm in a lot of debt thanks to my car needing expensive repairs_comma_ and haven't been able to afford it. It's pretty depressing not being able to pay your bil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am so sorry. I hope you get all the help you n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2_conv:16545</text:p>
          </table:table-cell>
          <table:table-cell table:style-name="ce2" office:value-type="string" calcext:value-type="string">
            <text:p>guilty</text:p>
          </table:table-cell>
          <table:table-cell table:style-name="ce4" office:value-type="string" calcext:value-type="string">
            <text:p>I had 2 cups of ice cream. but I lied to my mom that i didn't have it.</text:p>
          </table:table-cell>
          <table:table-cell table:style-name="ce2" office:value-type="float" office:value="43" calcext:value-type="float">
            <text:p>43</text:p>
          </table:table-cell>
          <table:table-cell table:style-name="ce4" office:value-type="string" calcext:value-type="string">
            <text:p>I lied to my m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hy did you lie to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had 2 ice creams. But lied that I didn't have any. Since she scol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Oh_comma_ well you a very naughty per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97_conv:23394</text:p>
          </table:table-cell>
          <table:table-cell table:style-name="ce2" office:value-type="string" calcext:value-type="string">
            <text:p>excited</text:p>
          </table:table-cell>
          <table:table-cell table:style-name="ce4" office:value-type="string" calcext:value-type="string">
            <text:p>My PS4 just arrived in the mail.</text:p>
          </table:table-cell>
          <table:table-cell table:style-name="ce2" office:value-type="float" office:value="59" calcext:value-type="float">
            <text:p>59</text:p>
          </table:table-cell>
          <table:table-cell table:style-name="ce4" office:value-type="string" calcext:value-type="string">
            <text:p>My PS4 just arrived in the mail with a new ga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You must be so excited! What game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 I got God of War_comma_ I wonder if it will be good. Can't wait to load it up when I ge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 actually got great reviews. I am sure you are going to lo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06_conv:11212</text:p>
          </table:table-cell>
          <table:table-cell table:style-name="ce2" office:value-type="string" calcext:value-type="string">
            <text:p>furious</text:p>
          </table:table-cell>
          <table:table-cell table:style-name="ce4" office:value-type="string" calcext:value-type="string">
            <text:p>Saw a person who seemed very sick and unhealthy..spit in their hands..sneeze in them..sling it everywhere..then touch the doorhandle to the store.. I was so upset.</text:p>
          </table:table-cell>
          <table:table-cell table:style-name="ce2" office:value-type="float" office:value="296" calcext:value-type="float">
            <text:p>296</text:p>
          </table:table-cell>
          <table:table-cell table:style-name="ce4" office:value-type="string" calcext:value-type="string">
            <text:p>Saw a person who seemed very sick and unhealthy..spit in their hands..sneeze in them..sling it everywhere..then touch the doorhandle to the st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Does that store have sanitizing wip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pe! I just can't believe how gross and selfish they were..If you want your sickness ok..but don't share it with ever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 people just aren't considerate of others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ome people need lessons in basic hum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_conv:232</text:p>
          </table:table-cell>
          <table:table-cell table:style-name="ce2" office:value-type="string" calcext:value-type="string">
            <text:p>caring</text:p>
          </table:table-cell>
          <table:table-cell table:style-name="ce4" office:value-type="string" calcext:value-type="string">
            <text:p>My cousin just got out of a 7 year relationship. Turns out she was cheating for the last 3 years.</text:p>
          </table:table-cell>
          <table:table-cell table:style-name="ce2" office:value-type="float" office:value="1" calcext:value-type="float">
            <text:p>1</text:p>
          </table:table-cell>
          <table:table-cell table:style-name="ce4" office:value-type="string" calcext:value-type="string">
            <text:p>My cousin just got out of a 7 year relationship. Turns out she was cheating for the last 3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errible. Wh don't people just leave insteading of hurting their partner. I don't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don't get it either. I hope he can move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too. She wasn't the right one obviously. Sucks to have put in so much tim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7_conv:3794</text:p>
          </table:table-cell>
          <table:table-cell table:style-name="ce2" office:value-type="string" calcext:value-type="string">
            <text:p>terrified</text:p>
          </table:table-cell>
          <table:table-cell table:style-name="ce4" office:value-type="string" calcext:value-type="string">
            <text:p>My sister talked me into going on a new wild roller coaster. I hate roller coasters_comma_ but I went anyway. It was as scary as I thought.</text:p>
          </table:table-cell>
          <table:table-cell table:style-name="ce2" office:value-type="float" office:value="243" calcext:value-type="float">
            <text:p>243</text:p>
          </table:table-cell>
          <table:table-cell table:style-name="ce4" office:value-type="string" calcext:value-type="string">
            <text:p>My sister talked me into going on a wild new roller coaster. I hate roller coaste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ou should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I did! And it was just as bad as I imagined. I almost got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t could have been worse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8_conv:20476</text:p>
          </table:table-cell>
          <table:table-cell table:style-name="ce2" office:value-type="string" calcext:value-type="string">
            <text:p>sentimental</text:p>
          </table:table-cell>
          <table:table-cell table:style-name="ce4" office:value-type="string" calcext:value-type="string">
            <text:p>Watching kids makes me remember the good old days</text:p>
          </table:table-cell>
          <table:table-cell table:style-name="ce2" office:value-type="float" office:value="437" calcext:value-type="float">
            <text:p>437</text:p>
          </table:table-cell>
          <table:table-cell table:style-name="ce4" office:value-type="string" calcext:value-type="string">
            <text:p>I remember not having any responsibilities 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Me too_comma_ I really miss tho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_comma_ those were th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f only time machines were re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40_conv:21280</text:p>
          </table:table-cell>
          <table:table-cell table:style-name="ce2" office:value-type="string" calcext:value-type="string">
            <text:p>nostalgic</text:p>
          </table:table-cell>
          <table:table-cell table:style-name="ce4" office:value-type="string" calcext:value-type="string">
            <text:p>I found a photo of me and my husband when we were young and feel very nostalgic thinking about it</text:p>
          </table:table-cell>
          <table:table-cell table:style-name="ce2" office:value-type="float" office:value="631" calcext:value-type="float">
            <text:p>631</text:p>
          </table:table-cell>
          <table:table-cell table:style-name="ce4" office:value-type="string" calcext:value-type="string">
            <text:p>You will never guess what I found today in the attic!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9" calcext:value-type="float">
            <text:p>499</text:p>
          </table:table-cell>
          <table:table-cell table:style-name="ce4" office:value-type="string" calcext:value-type="string">
            <text:p>what 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 found a photo of me and my husband when we were young and feel very nostalgic thin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9" calcext:value-type="float">
            <text:p>499</text:p>
          </table:table-cell>
          <table:table-cell table:style-name="ce4" office:value-type="string" calcext:value-type="string">
            <text:p>I bit it is a good and funny memo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63_conv:10526</text:p>
          </table:table-cell>
          <table:table-cell table:style-name="ce2" office:value-type="string" calcext:value-type="string">
            <text:p>devastated</text:p>
          </table:table-cell>
          <table:table-cell table:style-name="ce4" office:value-type="string" calcext:value-type="string">
            <text:p>i was crushed when i didnt win the lottery</text:p>
          </table:table-cell>
          <table:table-cell table:style-name="ce2" office:value-type="float" office:value="238" calcext:value-type="float">
            <text:p>238</text:p>
          </table:table-cell>
          <table:table-cell table:style-name="ce4" office:value-type="string" calcext:value-type="string">
            <text:p>i was crushed when i didnt win the lott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never win and i play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ll you need is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is is very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_conv:237</text:p>
          </table:table-cell>
          <table:table-cell table:style-name="ce2" office:value-type="string" calcext:value-type="string">
            <text:p>excited</text:p>
          </table:table-cell>
          <table:table-cell table:style-name="ce4" office:value-type="string" calcext:value-type="string">
            <text:p>My wife and I are going on vacation next week. We're satying in a cabin in West Virginia.</text:p>
          </table:table-cell>
          <table:table-cell table:style-name="ce2" office:value-type="float" office:value="35" calcext:value-type="float">
            <text:p>35</text:p>
          </table:table-cell>
          <table:table-cell table:style-name="ce4" office:value-type="string" calcext:value-type="string">
            <text:p>I'm very excited to take a vacation with my wife. We've been wanting to stay in a cabin for awhi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exciting! Cabin sounds really co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Yeah_comma_ we haven't gone on a romantic vacation in over a year_comma_ so I'm really looking fo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s a lucky la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_conv:296</text:p>
          </table:table-cell>
          <table:table-cell table:style-name="ce2" office:value-type="string" calcext:value-type="string">
            <text:p>terrified</text:p>
          </table:table-cell>
          <table:table-cell table:style-name="ce4" office:value-type="string" calcext:value-type="string">
            <text:p>I was very afraid in airplane because of turbulence.</text:p>
          </table:table-cell>
          <table:table-cell table:style-name="ce2" office:value-type="float" office:value="7" calcext:value-type="float">
            <text:p>7</text:p>
          </table:table-cell>
          <table:table-cell table:style-name="ce4" office:value-type="string" calcext:value-type="string">
            <text:p>I was very afraid in airplane because of severe turbule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airplanes make me feel queasy too. What do you do to cope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not able to cope with it. I had a severe panic att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 sorry to hear that. Flying is never easy_comma_ especially when you feel that str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_conv:1576</text:p>
          </table:table-cell>
          <table:table-cell table:style-name="ce2" office:value-type="string" calcext:value-type="string">
            <text:p>grateful</text:p>
          </table:table-cell>
          <table:table-cell table:style-name="ce4" office:value-type="string" calcext:value-type="string">
            <text:p>I need to thank my manager. He groomed me to the next level in the organization</text:p>
          </table:table-cell>
          <table:table-cell table:style-name="ce2" office:value-type="float" office:value="43" calcext:value-type="float">
            <text:p>43</text:p>
          </table:table-cell>
          <table:table-cell table:style-name="ce4" office:value-type="string" calcext:value-type="string">
            <text:p>I received a mail yesterday! It was a surprise announcement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was the announc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 was a promotion to the next level... I'll become a team lead from next mont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_comma_ congratulations! I bet you worked hard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18_conv:7837</text:p>
          </table:table-cell>
          <table:table-cell table:style-name="ce2" office:value-type="string" calcext:value-type="string">
            <text:p>prepared</text:p>
          </table:table-cell>
          <table:table-cell table:style-name="ce4" office:value-type="string" calcext:value-type="string">
            <text:p>I knew I was going to pass my math test. I studied all week</text:p>
          </table:table-cell>
          <table:table-cell table:style-name="ce2" office:value-type="float" office:value="126" calcext:value-type="float">
            <text:p>126</text:p>
          </table:table-cell>
          <table:table-cell table:style-name="ce4" office:value-type="string" calcext:value-type="string">
            <text:p>I knew I was going to pass my math test. I studied all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ongratulations! Hard work does pay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really d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are you studying in sch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1_conv:18542</text:p>
          </table:table-cell>
          <table:table-cell table:style-name="ce2" office:value-type="string" calcext:value-type="string">
            <text:p>excited</text:p>
          </table:table-cell>
          <table:table-cell table:style-name="ce4" office:value-type="string" calcext:value-type="string">
            <text:p>I want to go to a concert this weekend_comma_ it's a singer I liked a long time ago</text:p>
          </table:table-cell>
          <table:table-cell table:style-name="ce2" office:value-type="float" office:value="247" calcext:value-type="float">
            <text:p>247</text:p>
          </table:table-cell>
          <table:table-cell table:style-name="ce4" office:value-type="string" calcext:value-type="string">
            <text:p>I want to go to a concert this weekend_comma_ it's a singer I liked a long time a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o is the si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 folk singer Regina Spektor_comma_ her voice is light and her songs are very pret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a huge fan of her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94_conv:21589</text:p>
          </table:table-cell>
          <table:table-cell table:style-name="ce2" office:value-type="string" calcext:value-type="string">
            <text:p>hopeful</text:p>
          </table:table-cell>
          <table:table-cell table:style-name="ce4" office:value-type="string" calcext:value-type="string">
            <text:p>One time I had a job interview that went really well. I was positive that they liked me and were going to hire me.</text:p>
          </table:table-cell>
          <table:table-cell table:style-name="ce2" office:value-type="float" office:value="630" calcext:value-type="float">
            <text:p>630</text:p>
          </table:table-cell>
          <table:table-cell table:style-name="ce4" office:value-type="string" calcext:value-type="string">
            <text:p>I just had a job interview that went really well. I'm expecting a call pretty so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s amazing! what kind of jo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t's a statistical analys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m glad your interview went well_comma_ and i really hope you get that call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8_conv:1616</text:p>
          </table:table-cell>
          <table:table-cell table:style-name="ce2" office:value-type="string" calcext:value-type="string">
            <text:p>afraid</text:p>
          </table:table-cell>
          <table:table-cell table:style-name="ce4" office:value-type="string" calcext:value-type="string">
            <text:p>While working at a restaurant I was robbed</text:p>
          </table:table-cell>
          <table:table-cell table:style-name="ce2" office:value-type="float" office:value="226" calcext:value-type="float">
            <text:p>226</text:p>
          </table:table-cell>
          <table:table-cell table:style-name="ce4" office:value-type="string" calcext:value-type="string">
            <text:p>While working at a restaurant I was robb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ow_comma_ thats scary. Did they have a g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weapon that I could see they just grabbed the money and r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Oh_comma_ the ole snatch and grab. Still must not have been a good feel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23_conv:5847</text:p>
          </table:table-cell>
          <table:table-cell table:style-name="ce2" office:value-type="string" calcext:value-type="string">
            <text:p>grateful</text:p>
          </table:table-cell>
          <table:table-cell table:style-name="ce4" office:value-type="string" calcext:value-type="string">
            <text:p>I was able to get a full ride scholarship. I'm attending an ivy league school.</text:p>
          </table:table-cell>
          <table:table-cell table:style-name="ce2" office:value-type="float" office:value="159" calcext:value-type="float">
            <text:p>159</text:p>
          </table:table-cell>
          <table:table-cell table:style-name="ce4" office:value-type="string" calcext:value-type="string">
            <text:p>I was able to get a full ride scholarship. I'm attending an ivy league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_comma_ that is impres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 know I'm super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will you stu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m still undecided but I'm beyond bl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_conv:113</text:p>
          </table:table-cell>
          <table:table-cell table:style-name="ce2" office:value-type="string" calcext:value-type="string">
            <text:p>ashamed</text:p>
          </table:table-cell>
          <table:table-cell table:style-name="ce4" office:value-type="string" calcext:value-type="string">
            <text:p>I lied to the people I work out with. I told them I was out of town but I relaly just did not want to work out.</text:p>
          </table:table-cell>
          <table:table-cell table:style-name="ce2" office:value-type="float" office:value="46" calcext:value-type="float">
            <text:p>46</text:p>
          </table:table-cell>
          <table:table-cell table:style-name="ce4" office:value-type="string" calcext:value-type="string">
            <text:p>So last week I was supposed to meet Mary and workout with her. But I kind of l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That's not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told her I had to go out of town and instead I just stayed home all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Why didnt' you just re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Because We do it everyother day and I did not want to seem l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 you said you were going out of town. That's hilar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 just kinda feel bad about do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2_conv:14365</text:p>
          </table:table-cell>
          <table:table-cell table:style-name="ce2" office:value-type="string" calcext:value-type="string">
            <text:p>hopeful</text:p>
          </table:table-cell>
          <table:table-cell table:style-name="ce4" office:value-type="string" calcext:value-type="string">
            <text:p>hope i got that job last week that i applied for</text:p>
          </table:table-cell>
          <table:table-cell table:style-name="ce2" office:value-type="float" office:value="63" calcext:value-type="float">
            <text:p>63</text:p>
          </table:table-cell>
          <table:table-cell table:style-name="ce4" office:value-type="string" calcext:value-type="string">
            <text:p>I applied for a job las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have you heard back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 but i hope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opefully you will get it if you prepared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55_conv:13311</text:p>
          </table:table-cell>
          <table:table-cell table:style-name="ce2" office:value-type="string" calcext:value-type="string">
            <text:p>ashamed</text:p>
          </table:table-cell>
          <table:table-cell table:style-name="ce4" office:value-type="string" calcext:value-type="string">
            <text:p>I racked up a lot of money on my credit card shortly after paying it off.</text:p>
          </table:table-cell>
          <table:table-cell table:style-name="ce2" office:value-type="float" office:value="318" calcext:value-type="float">
            <text:p>318</text:p>
          </table:table-cell>
          <table:table-cell table:style-name="ce4" office:value-type="string" calcext:value-type="string">
            <text:p>I paid off my credit card before buying my house. <text:s/>I didnt realize how expensive owning would be and after some repairs I owe more than I started with on my c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good! Do you think you're ever going to use the card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m hoping I wont have to. <text:s/>Unless something major comes up I'm not planning on putting anything on credi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is wise. I too am trying to pay off my credit card debts. After that_comma_ I'm cutting them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9_conv:12739</text:p>
          </table:table-cell>
          <table:table-cell table:style-name="ce2" office:value-type="string" calcext:value-type="string">
            <text:p>content</text:p>
          </table:table-cell>
          <table:table-cell table:style-name="ce4" office:value-type="string" calcext:value-type="string">
            <text:p>I have worked the same job and lived in the same apartment for 12 years. I am in no hurry to change that.</text:p>
          </table:table-cell>
          <table:table-cell table:style-name="ce2" office:value-type="float" office:value="243" calcext:value-type="float">
            <text:p>243</text:p>
          </table:table-cell>
          <table:table-cell table:style-name="ce4" office:value-type="string" calcext:value-type="string">
            <text:p>I have worked the same job and lived in the same apartment for 12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s that good or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 is just fine. I am in no hurry to chang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_comma_ as long as you're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35_conv:3870</text:p>
          </table:table-cell>
          <table:table-cell table:style-name="ce2" office:value-type="string" calcext:value-type="string">
            <text:p>anxious</text:p>
          </table:table-cell>
          <table:table-cell table:style-name="ce4" office:value-type="string" calcext:value-type="string">
            <text:p>When I was younger scary movie characters used to pop in my head before I would go to sleep. <text:s/>I would wake up in a cold sweat_comma_ nervous that the ghoul was under my bed or behind my door.</text:p>
          </table:table-cell>
          <table:table-cell table:style-name="ce2" office:value-type="float" office:value="119" calcext:value-type="float">
            <text:p>119</text:p>
          </table:table-cell>
          <table:table-cell table:style-name="ce4" office:value-type="string" calcext:value-type="string">
            <text:p>"My first time watching ""The Sixth Sense"" was when I was 10-years-old and I was nervous before going to bed or being in the bathroom with no lights...because I thought the poisoned girl with the puke mouth would pop out somewh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3" calcext:value-type="float">
            <text:p>353</text:p>
          </table:table-cell>
          <table:table-cell table:style-name="ce4" office:value-type="string" calcext:value-type="string">
            <text:p>Oh wow that must have kept you awake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up sweatin bullets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3" calcext:value-type="float">
            <text:p>353</text:p>
          </table:table-cell>
          <table:table-cell table:style-name="ce4" office:value-type="string" calcext:value-type="string">
            <text:p>She scared me too_comma_ I hope you're not scarred fo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7_conv:22474</text:p>
          </table:table-cell>
          <table:table-cell table:style-name="ce2" office:value-type="string" calcext:value-type="string">
            <text:p>faithful</text:p>
          </table:table-cell>
          <table:table-cell table:style-name="ce4" office:value-type="string" calcext:value-type="string">
            <text:p>The new guys at work were talking so harshly about my boss. <text:s/>It was really heartbreaking. <text:s/>I kept my mouth shut and stayed loyal to him though.</text:p>
          </table:table-cell>
          <table:table-cell table:style-name="ce2" office:value-type="float" office:value="97" calcext:value-type="float">
            <text:p>97</text:p>
          </table:table-cell>
          <table:table-cell table:style-name="ce4" office:value-type="string" calcext:value-type="string">
            <text:p>Man the new guys at work were slandering our boss so b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Wow_comma_ that's rude! He won't last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I know right? <text:s/>I made sure to keep my mouth shut and not add on to what they were saying or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eah_comma_ some nerve on that guy. He should be grateful to have a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25_conv:21051</text:p>
          </table:table-cell>
          <table:table-cell table:style-name="ce2" office:value-type="string" calcext:value-type="string">
            <text:p>devastated</text:p>
          </table:table-cell>
          <table:table-cell table:style-name="ce4" office:value-type="string" calcext:value-type="string">
            <text:p>I was upset when I failed my math test.</text:p>
          </table:table-cell>
          <table:table-cell table:style-name="ce2" office:value-type="float" office:value="259" calcext:value-type="float">
            <text:p>259</text:p>
          </table:table-cell>
          <table:table-cell table:style-name="ce4" office:value-type="string" calcext:value-type="string">
            <text:p>I was upset when I failed my math 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sorry. I know how that feels. Did you study reall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did_comma_ but the material was a hard subj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Oh_comma_ okay. Maybe you should ask your teacher for some extra help or find a study buddy. i hope you do bette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07_conv:18014</text:p>
          </table:table-cell>
          <table:table-cell table:style-name="ce2" office:value-type="string" calcext:value-type="string">
            <text:p>hopeful</text:p>
          </table:table-cell>
          <table:table-cell table:style-name="ce4" office:value-type="string" calcext:value-type="string">
            <text:p>I'm staying positive about this business scheme. <text:s/>I'm sure my friend will come around_comma_ he just needs some good convincing</text:p>
          </table:table-cell>
          <table:table-cell table:style-name="ce2" office:value-type="float" office:value="119" calcext:value-type="float">
            <text:p>119</text:p>
          </table:table-cell>
          <table:table-cell table:style-name="ce4" office:value-type="string" calcext:value-type="string">
            <text:p>I'm trying to convince my friend to hop on board this business venture. <text:s/>I'm staying positive I'm sure he'll come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sounds like it could be a great success. <text:s/>Do you both work well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n't know yet but I trust him. <text:s/>And we both make a lot of cash on this self-employed gig we're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hope its a major triumph for you both!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83_conv:10767</text:p>
          </table:table-cell>
          <table:table-cell table:style-name="ce2" office:value-type="string" calcext:value-type="string">
            <text:p>afraid</text:p>
          </table:table-cell>
          <table:table-cell table:style-name="ce4" office:value-type="string" calcext:value-type="string">
            <text:p>I'm afraid of the dark</text:p>
          </table:table-cell>
          <table:table-cell table:style-name="ce2" office:value-type="float" office:value="50" calcext:value-type="float">
            <text:p>50</text:p>
          </table:table-cell>
          <table:table-cell table:style-name="ce4" office:value-type="string" calcext:value-type="string">
            <text:p>I know i'm an adult but I'm very scared of the dark. i have a good imagination so i always see something creep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s ok_comma_ everyone has some kinda fears that make little sense to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s why i can't sleep alone or if i'm alone i always keep the light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Hey_comma_ I can't sleep without socks. It's no big de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9_conv:18779</text:p>
          </table:table-cell>
          <table:table-cell table:style-name="ce2" office:value-type="string" calcext:value-type="string">
            <text:p>excited</text:p>
          </table:table-cell>
          <table:table-cell table:style-name="ce4" office:value-type="string" calcext:value-type="string">
            <text:p>going to visit my brother</text:p>
          </table:table-cell>
          <table:table-cell table:style-name="ce2" office:value-type="float" office:value="514" calcext:value-type="float">
            <text:p>514</text:p>
          </table:table-cell>
          <table:table-cell table:style-name="ce4" office:value-type="string" calcext:value-type="string">
            <text:p>my brother moved to another state for work 6 months ago and hes been home sick. im going to make a suprise visit <text:s/>with a massive care package with things from home that he miss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Aw that sounds sweet. You're wonderful for doing that and I'm sure you can't wait to ge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cant wait. im taking my mother with me too. he will love it im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 hope everything goes well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76_conv:15752</text:p>
          </table:table-cell>
          <table:table-cell table:style-name="ce2" office:value-type="string" calcext:value-type="string">
            <text:p>nostalgic</text:p>
          </table:table-cell>
          <table:table-cell table:style-name="ce4" office:value-type="string" calcext:value-type="string">
            <text:p>I miss being young and living at home with my parents. They really spoiled me. Now I have to work for a living_comma_ ugh!</text:p>
          </table:table-cell>
          <table:table-cell table:style-name="ce2" office:value-type="float" office:value="139" calcext:value-type="float">
            <text:p>139</text:p>
          </table:table-cell>
          <table:table-cell table:style-name="ce4" office:value-type="string" calcext:value-type="string">
            <text:p>I really miss when I was young and living at home with my parents. They spoiled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sorry that you are missing them.Maybe you can go home and see them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will soon. What stinks is now I have to work for a living. I really miss the good ol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 really d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47_conv:10094</text:p>
          </table:table-cell>
          <table:table-cell table:style-name="ce2" office:value-type="string" calcext:value-type="string">
            <text:p>excited</text:p>
          </table:table-cell>
          <table:table-cell table:style-name="ce4" office:value-type="string" calcext:value-type="string">
            <text:p>I am ready for the weekend_comma_ I get to go see my favorite band.</text:p>
          </table:table-cell>
          <table:table-cell table:style-name="ce2" office:value-type="float" office:value="4" calcext:value-type="float">
            <text:p>4</text:p>
          </table:table-cell>
          <table:table-cell table:style-name="ce4" office:value-type="string" calcext:value-type="string">
            <text:p>I am ready for the weekend_comma_ I get to go see my favorite ba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that's fun! I bet you are really excit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got front row tickets. It is going to be ep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front row tickets make it even better! Have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_conv:871</text:p>
          </table:table-cell>
          <table:table-cell table:style-name="ce2" office:value-type="string" calcext:value-type="string">
            <text:p>nostalgic</text:p>
          </table:table-cell>
          <table:table-cell table:style-name="ce4" office:value-type="string" calcext:value-type="string">
            <text:p>I have great memories of my childhood</text:p>
          </table:table-cell>
          <table:table-cell table:style-name="ce2" office:value-type="float" office:value="151" calcext:value-type="float">
            <text:p>151</text:p>
          </table:table-cell>
          <table:table-cell table:style-name="ce4" office:value-type="string" calcext:value-type="string">
            <text:p>One of my fondest memories was when I went on an airplane for the first time as a chi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I still love going on planes. Makes the headaches of airports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1" calcext:value-type="float">
            <text:p>151</text:p>
          </table:table-cell>
          <table:table-cell table:style-name="ce4" office:value-type="string" calcext:value-type="string">
            <text:p>I LOVE window seats! As a kid I always made sure to get one and now as an adult I do the same. I love to tra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I wish I could still sit in window seats. I'm too tall now_comma_ I can only sit on the ais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40_conv:14681</text:p>
          </table:table-cell>
          <table:table-cell table:style-name="ce2" office:value-type="string" calcext:value-type="string">
            <text:p>devastated</text:p>
          </table:table-cell>
          <table:table-cell table:style-name="ce4" office:value-type="string" calcext:value-type="string">
            <text:p>My friend's home is being foreclosedo n.</text:p>
          </table:table-cell>
          <table:table-cell table:style-name="ce2" office:value-type="float" office:value="1" calcext:value-type="float">
            <text:p>1</text:p>
          </table:table-cell>
          <table:table-cell table:style-name="ce4" office:value-type="string" calcext:value-type="string">
            <text:p>My friend's home is being foreclosed 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s there anything that can be done to sa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 would have to come up with a lot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oes she plan to do if she c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49_conv:4698</text:p>
          </table:table-cell>
          <table:table-cell table:style-name="ce2" office:value-type="string" calcext:value-type="string">
            <text:p>surprised</text:p>
          </table:table-cell>
          <table:table-cell table:style-name="ce4" office:value-type="string" calcext:value-type="string">
            <text:p>The local restuarant near us is closing. I thought business was good.</text:p>
          </table:table-cell>
          <table:table-cell table:style-name="ce2" office:value-type="float" office:value="1" calcext:value-type="float">
            <text:p>1</text:p>
          </table:table-cell>
          <table:table-cell table:style-name="ce4" office:value-type="string" calcext:value-type="string">
            <text:p>The local restuarant near us is closing. I thought business was g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is it ca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Los Chorros. It's a Mexican restuar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why did it go out of busi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2_conv:3784</text:p>
          </table:table-cell>
          <table:table-cell table:style-name="ce2" office:value-type="string" calcext:value-type="string">
            <text:p>sentimental</text:p>
          </table:table-cell>
          <table:table-cell table:style-name="ce4" office:value-type="string" calcext:value-type="string">
            <text:p>I get sentimental about my brothers_comma_ they are very important to me</text:p>
          </table:table-cell>
          <table:table-cell table:style-name="ce2" office:value-type="float" office:value="10" calcext:value-type="float">
            <text:p>10</text:p>
          </table:table-cell>
          <table:table-cell table:style-name="ce4" office:value-type="string" calcext:value-type="string">
            <text:p>I get sentimental about my brothers_comma_ they are very important to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very sweet. I assume you guys are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Very much_comma_ we do everything together pretty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that you have that kind of relation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4_conv:2449</text:p>
          </table:table-cell>
          <table:table-cell table:style-name="ce2" office:value-type="string" calcext:value-type="string">
            <text:p>disgusted</text:p>
          </table:table-cell>
          <table:table-cell table:style-name="ce4" office:value-type="string" calcext:value-type="string">
            <text:p>Last night_comma_ I ate three 250 count bags of pizza rolls. I was filled with so much regret.</text:p>
          </table:table-cell>
          <table:table-cell table:style-name="ce2" office:value-type="float" office:value="209" calcext:value-type="float">
            <text:p>209</text:p>
          </table:table-cell>
          <table:table-cell table:style-name="ce4" office:value-type="string" calcext:value-type="string">
            <text:p>Last night_comma_ I did the most unfortunate thing. I ate three entire bags of Totinos 250 count pizza roll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ink I've done that_comma_ too. No regrets_comma_ my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t the time it seemed like a brilliant idea. But afters_comma_ I felt like a disgusting blob. God bless the Great and Noble Lord Toti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y are tasty si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57_conv:19714</text:p>
          </table:table-cell>
          <table:table-cell table:style-name="ce2" office:value-type="string" calcext:value-type="string">
            <text:p>joyful</text:p>
          </table:table-cell>
          <table:table-cell table:style-name="ce4" office:value-type="string" calcext:value-type="string">
            <text:p>I went on an amazing vacation in Aruba. </text:p>
          </table:table-cell>
          <table:table-cell table:style-name="ce2" office:value-type="float" office:value="292" calcext:value-type="float">
            <text:p>292</text:p>
          </table:table-cell>
          <table:table-cell table:style-name="ce4" office:value-type="string" calcext:value-type="string">
            <text:p>A few years ago I went on vacation to Aruba. It was the best trip ev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_comma_ i wish i could go there_comma_ do you plan to return one 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Oh definitely! Maybe even next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is something i hope to do one day as well.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76_conv:20753</text:p>
          </table:table-cell>
          <table:table-cell table:style-name="ce2" office:value-type="string" calcext:value-type="string">
            <text:p>devastated</text:p>
          </table:table-cell>
          <table:table-cell table:style-name="ce4" office:value-type="string" calcext:value-type="string">
            <text:p>I once got a terrible score on a test that was important to my final grade in the course</text:p>
          </table:table-cell>
          <table:table-cell table:style-name="ce2" office:value-type="float" office:value="434" calcext:value-type="float">
            <text:p>434</text:p>
          </table:table-cell>
          <table:table-cell table:style-name="ce4" office:value-type="string" calcext:value-type="string">
            <text:p>I once got a terrible score on a test that was important to my final grade in the course_comma_ I was so scared to tell my parents because it was a very important cla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on't be sad it'll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4" calcext:value-type="float">
            <text:p>434</text:p>
          </table:table-cell>
          <table:table-cell table:style-name="ce4" office:value-type="string" calcext:value-type="string">
            <text:p>Thanks_comma_ it turned out fine as I am now in college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that's great then _comma_ glad it didn't affect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3_conv:15347</text:p>
          </table:table-cell>
          <table:table-cell table:style-name="ce2" office:value-type="string" calcext:value-type="string">
            <text:p>sad</text:p>
          </table:table-cell>
          <table:table-cell table:style-name="ce4" office:value-type="string" calcext:value-type="string">
            <text:p>I had to put my cat of 13 years down. She has been with me forever and was my best friend</text:p>
          </table:table-cell>
          <table:table-cell table:style-name="ce2" office:value-type="float" office:value="408" calcext:value-type="float">
            <text:p>408</text:p>
          </table:table-cell>
          <table:table-cell table:style-name="ce4" office:value-type="string" calcext:value-type="string">
            <text:p>Do you have any animals? I just had to put mine d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Oh my goodness_comma_ I'm sorry! I have a dog and two c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Yeah_comma_ It was the worst day of my life_comma_ worst than my divorce.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 says a lot about your spouse_comma_ when losing your pet is wor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33_conv:21466</text:p>
          </table:table-cell>
          <table:table-cell table:style-name="ce2" office:value-type="string" calcext:value-type="string">
            <text:p>nostalgic</text:p>
          </table:table-cell>
          <table:table-cell table:style-name="ce4" office:value-type="string" calcext:value-type="string">
            <text:p>I was looking through my parents' wedding album and remembering them when they were younger</text:p>
          </table:table-cell>
          <table:table-cell table:style-name="ce2" office:value-type="float" office:value="563" calcext:value-type="float">
            <text:p>563</text:p>
          </table:table-cell>
          <table:table-cell table:style-name="ce4" office:value-type="string" calcext:value-type="string">
            <text:p>man_comma_ I was just looking through my parents wedding album.....I can't believe how young they w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Dang! Do you look like your 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sort of...but it just made me think about how young I used to be too....the time sure has passed 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time goes by too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looking back is always fun tho. time has been my best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17_conv:23234</text:p>
          </table:table-cell>
          <table:table-cell table:style-name="ce2" office:value-type="string" calcext:value-type="string">
            <text:p>devastated</text:p>
          </table:table-cell>
          <table:table-cell table:style-name="ce4" office:value-type="string" calcext:value-type="string">
            <text:p>I'm a really awkward position. My best friend is cheating on his girlfriend_comma_ and my own girlfriend is telling me I need to speak up and reveal his secret. No idea what to do_comma_ and I'm disappointed in my friend_comma_ too.</text:p>
          </table:table-cell>
          <table:table-cell table:style-name="ce2" office:value-type="float" office:value="273" calcext:value-type="float">
            <text:p>273</text:p>
          </table:table-cell>
          <table:table-cell table:style-name="ce4" office:value-type="string" calcext:value-type="string">
            <text:p>I'm in a really awkward position. My best friend is cheating on his girlfriend_comma_ and my own girlfriend is telling me I need to speak up and reveal his secret. No idea what to do_comma_ and I'm disappointed in my friend_comma_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horrible. I'd talk to your best friend and tell him how you feel fir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re right. I'm worried about having to possibly lose my best friend. I'm worried about having to stick my nose in other people's personal affairs. I'm worried about my girlfriend being mad about me being involved in it. It's all just a big hass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f your best friend is truly a best friend of yours_comma_ they won't leave you over this. It isn't right to tell his girlfriend in my opinion_comma_ but it is good if you speak to him about the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14_conv:21229</text:p>
          </table:table-cell>
          <table:table-cell table:style-name="ce2" office:value-type="string" calcext:value-type="string">
            <text:p>terrified</text:p>
          </table:table-cell>
          <table:table-cell table:style-name="ce4" office:value-type="string" calcext:value-type="string">
            <text:p>I was outside the other day and a rattle snake was looking me in the eyes. I was never so terrified in my life. </text:p>
          </table:table-cell>
          <table:table-cell table:style-name="ce2" office:value-type="float" office:value="390" calcext:value-type="float">
            <text:p>390</text:p>
          </table:table-cell>
          <table:table-cell table:style-name="ce4" office:value-type="string" calcext:value-type="string">
            <text:p>Oh my gosh! I was outside the other day_comma_ and what did my eyes see? A rattlesnake! Ack! I was never so terrified in my lif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ose are nothing to mess around with. They can be dead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Yes they can. Thank goodness my husband was home and killed that suck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No kidding. I would hate to have to come face to face with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50_conv:16300</text:p>
          </table:table-cell>
          <table:table-cell table:style-name="ce2" office:value-type="string" calcext:value-type="string">
            <text:p>guilty</text:p>
          </table:table-cell>
          <table:table-cell table:style-name="ce4" office:value-type="string" calcext:value-type="string">
            <text:p>i felt bad when i couldnt get the gift my daughter wanted</text:p>
          </table:table-cell>
          <table:table-cell table:style-name="ce2" office:value-type="float" office:value="238" calcext:value-type="float">
            <text:p>238</text:p>
          </table:table-cell>
          <table:table-cell table:style-name="ce4" office:value-type="string" calcext:value-type="string">
            <text:p>i felt bad when i couldnt get the gift my daughter wan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that can be hard sometimes. Im sure will underst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she will get over it in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sure she knows how hard you work to provide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93_conv:7386</text:p>
          </table:table-cell>
          <table:table-cell table:style-name="ce2" office:value-type="string" calcext:value-type="string">
            <text:p>guilty</text:p>
          </table:table-cell>
          <table:table-cell table:style-name="ce4" office:value-type="string" calcext:value-type="string">
            <text:p>I was given something for free that I didn't pay for</text:p>
          </table:table-cell>
          <table:table-cell table:style-name="ce2" office:value-type="float" office:value="301" calcext:value-type="float">
            <text:p>301</text:p>
          </table:table-cell>
          <table:table-cell table:style-name="ce4" office:value-type="string" calcext:value-type="string">
            <text:p>I need some advice on if I should say someth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I'd be happy to help. But say something about what exa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ent to the store the other day and when they were ringing me up_comma_ some of my stuff didn’t scan_comma_ so I got $20 worth for f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Hm.. yeah that is a dilemma. I mean if you can afford it_comma_ the honest thing would be to go and offer the manager to pay it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47_conv:5894</text:p>
          </table:table-cell>
          <table:table-cell table:style-name="ce2" office:value-type="string" calcext:value-type="string">
            <text:p>content</text:p>
          </table:table-cell>
          <table:table-cell table:style-name="ce4" office:value-type="string" calcext:value-type="string">
            <text:p>I'm perfectly fine with being single at the moment. It gives me a lot of clarity and time to self-reflect.</text:p>
          </table:table-cell>
          <table:table-cell table:style-name="ce2" office:value-type="float" office:value="269" calcext:value-type="float">
            <text:p>269</text:p>
          </table:table-cell>
          <table:table-cell table:style-name="ce4" office:value-type="string" calcext:value-type="string">
            <text:p>I'm perfectly fine with being single at the moment. It gives me a lot of clarity and time to self-reflec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e too. I can focus on myself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ve been trying way to hard to satisfy everyone. I think I'm content with being single_comma_ fo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feel the sam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_conv:1863</text:p>
          </table:table-cell>
          <table:table-cell table:style-name="ce2" office:value-type="string" calcext:value-type="string">
            <text:p>impressed</text:p>
          </table:table-cell>
          <table:table-cell table:style-name="ce4" office:value-type="string" calcext:value-type="string">
            <text:p>I am mesmerized by the beauty of this world</text:p>
          </table:table-cell>
          <table:table-cell table:style-name="ce2" office:value-type="float" office:value="265" calcext:value-type="float">
            <text:p>265</text:p>
          </table:table-cell>
          <table:table-cell table:style-name="ce4" office:value-type="string" calcext:value-type="string">
            <text:p>The world is very beautifu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re are so many spectacular views on this plan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Exactly. Look at the beautiful scenery around you. Nature at its very best. I am surprised people don't not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s a shame that people are letting these marvels pass them 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People are getting busy everyday with other stuff and they forget to breathe fresh air. Leads to s stressful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7_conv:2035</text:p>
          </table:table-cell>
          <table:table-cell table:style-name="ce2" office:value-type="string" calcext:value-type="string">
            <text:p>disgusted</text:p>
          </table:table-cell>
          <table:table-cell table:style-name="ce4" office:value-type="string" calcext:value-type="string">
            <text:p>I was disgusted when I saw a fight in high school that ended with someone cracking their skull open a bit</text:p>
          </table:table-cell>
          <table:table-cell table:style-name="ce2" office:value-type="float" office:value="10" calcext:value-type="float">
            <text:p>10</text:p>
          </table:table-cell>
          <table:table-cell table:style-name="ce4" office:value-type="string" calcext:value-type="string">
            <text:p>I was disgusted when I saw a fight in high school that ended with someone cracking their skull open a b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OW! Why do people have to be violent... 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 not know_comma_ I do not hate anyone enough to do that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ight me either. its too bad but glad you are thinking righ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37_conv:22274</text:p>
          </table:table-cell>
          <table:table-cell table:style-name="ce2" office:value-type="string" calcext:value-type="string">
            <text:p>disgusted</text:p>
          </table:table-cell>
          <table:table-cell table:style-name="ce4" office:value-type="string" calcext:value-type="string">
            <text:p>I find it appalling how my husband's family is acting now that his grandfather has passed away. There are all being so childish and selfish. My husband and I really don't understand why they are acting this way.</text:p>
          </table:table-cell>
          <table:table-cell table:style-name="ce2" office:value-type="float" office:value="536" calcext:value-type="float">
            <text:p>536</text:p>
          </table:table-cell>
          <table:table-cell table:style-name="ce4" office:value-type="string" calcext:value-type="string">
            <text:p>I find it appalling how my husband's family is acting now that his grandfather has passed aw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4" calcext:value-type="float">
            <text:p>534</text:p>
          </table:table-cell>
          <table:table-cell table:style-name="ce4" office:value-type="string" calcext:value-type="string">
            <text:p>Wow ! Thats quite un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Yes_comma_ it is. They are all being really selfish and childish. My husband is staying out of it_comma_ but I can tell that he is getting fed up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4" calcext:value-type="float">
            <text:p>534</text:p>
          </table:table-cell>
          <table:table-cell table:style-name="ce4" office:value-type="string" calcext:value-type="string">
            <text:p>Well handle it wis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44_conv:9689</text:p>
          </table:table-cell>
          <table:table-cell table:style-name="ce2" office:value-type="string" calcext:value-type="string">
            <text:p>disappointed</text:p>
          </table:table-cell>
          <table:table-cell table:style-name="ce4" office:value-type="string" calcext:value-type="string">
            <text:p>I found out that the vacation I planned for had to be cancelled. My friend got sick and is not able to go with me.</text:p>
          </table:table-cell>
          <table:table-cell table:style-name="ce2" office:value-type="float" office:value="282" calcext:value-type="float">
            <text:p>282</text:p>
          </table:table-cell>
          <table:table-cell table:style-name="ce4" office:value-type="string" calcext:value-type="string">
            <text:p>I found out that I had to cancel my vacation. <text:s/>I am pretty bumm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 is awful_comma_ hopefully you can plan another on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hope so. <text:s/>My friend had to back out at the last minute_comma_ so my plans had to chang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m sorry_comma_ thats the wo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44_conv:4689</text:p>
          </table:table-cell>
          <table:table-cell table:style-name="ce2" office:value-type="string" calcext:value-type="string">
            <text:p>sentimental</text:p>
          </table:table-cell>
          <table:table-cell table:style-name="ce4" office:value-type="string" calcext:value-type="string">
            <text:p><text:s/>I get sentimental about my family_comma_ they mean a lot to me and I do not know what I would do without them</text:p>
          </table:table-cell>
          <table:table-cell table:style-name="ce2" office:value-type="float" office:value="10" calcext:value-type="float">
            <text:p>10</text:p>
          </table:table-cell>
          <table:table-cell table:style-name="ce4" office:value-type="string" calcext:value-type="string">
            <text:p><text:s/>I get sentimental about my family_comma_ they mean a lot to me and I do not know what I would do without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y must have really been there for you.</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y are most of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 most of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11_conv:18222</text:p>
          </table:table-cell>
          <table:table-cell table:style-name="ce2" office:value-type="string" calcext:value-type="string">
            <text:p>terrified</text:p>
          </table:table-cell>
          <table:table-cell table:style-name="ce4" office:value-type="string" calcext:value-type="string">
            <text:p>I was sweeping my porch yesterday and I walked through a spider web accidentally.</text:p>
          </table:table-cell>
          <table:table-cell table:style-name="ce2" office:value-type="float" office:value="128" calcext:value-type="float">
            <text:p>128</text:p>
          </table:table-cell>
          <table:table-cell table:style-name="ce4" office:value-type="string" calcext:value-type="string">
            <text:p>I walked through a spider web accidentally while I was sweeping my por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Was it bi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would say medium sized but they always catch me off guard because I don't se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Does it happen often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Not everyday_comma_ but more than I pref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3_conv:9547</text:p>
          </table:table-cell>
          <table:table-cell table:style-name="ce2" office:value-type="string" calcext:value-type="string">
            <text:p>hopeful</text:p>
          </table:table-cell>
          <table:table-cell table:style-name="ce4" office:value-type="string" calcext:value-type="string">
            <text:p>I am very positive about the democrats in November</text:p>
          </table:table-cell>
          <table:table-cell table:style-name="ce2" office:value-type="float" office:value="75" calcext:value-type="float">
            <text:p>75</text:p>
          </table:table-cell>
          <table:table-cell table:style-name="ce4" office:value-type="string" calcext:value-type="string">
            <text:p>I am very positive about the democrats in Novemb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a very apolitical pers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Good for you_comma_ less stress in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t really. I'm a felon. I don't get to vote. So I have no representation. That makes me a Subject of the U.S._comma_ instead of a citiz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53_conv:20906</text:p>
          </table:table-cell>
          <table:table-cell table:style-name="ce2" office:value-type="string" calcext:value-type="string">
            <text:p>nostalgic</text:p>
          </table:table-cell>
          <table:table-cell table:style-name="ce4" office:value-type="string" calcext:value-type="string">
            <text:p>Back to school time always brings back so many memories of when my kids were going to school. I would cry every year on the first day of school_comma_ especially if it was a milestone year.</text:p>
          </table:table-cell>
          <table:table-cell table:style-name="ce2" office:value-type="float" office:value="49" calcext:value-type="float">
            <text:p>49</text:p>
          </table:table-cell>
          <table:table-cell table:style-name="ce4" office:value-type="string" calcext:value-type="string">
            <text:p>Every year when the kids go back to school_comma_ it brings back so many memories of when my kids were going to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I know what you mean. <text:s/>I love to see all the pictures_comma_ and think back to how little mine used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would cry the first day of school every year_comma_ especially the milestone years. Now my grandchildren are starting school. Time flies by too quick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ey do seem to be grown before you know it. <text:s/>Make you wonder how if goes so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1_conv:4702</text:p>
          </table:table-cell>
          <table:table-cell table:style-name="ce2" office:value-type="string" calcext:value-type="string">
            <text:p>grateful</text:p>
          </table:table-cell>
          <table:table-cell table:style-name="ce4" office:value-type="string" calcext:value-type="string">
            <text:p>i really appreciated all the effort my friends put into my birthday</text:p>
          </table:table-cell>
          <table:table-cell table:style-name="ce2" office:value-type="float" office:value="44" calcext:value-type="float">
            <text:p>44</text:p>
          </table:table-cell>
          <table:table-cell table:style-name="ce4" office:value-type="string" calcext:value-type="string">
            <text:p>i really appreciated all the effort my friends put into my birth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That's very nice of them! Having caring friends is ver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yes 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hat did they do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0_conv:901</text:p>
          </table:table-cell>
          <table:table-cell table:style-name="ce2" office:value-type="string" calcext:value-type="string">
            <text:p>hopeful</text:p>
          </table:table-cell>
          <table:table-cell table:style-name="ce4" office:value-type="string" calcext:value-type="string">
            <text:p>I was employed as a sales rep in my company _comma_with diligence _comma_I'll someday be a manager</text:p>
          </table:table-cell>
          <table:table-cell table:style-name="ce2" office:value-type="float" office:value="25" calcext:value-type="float">
            <text:p>25</text:p>
          </table:table-cell>
          <table:table-cell table:style-name="ce4" office:value-type="string" calcext:value-type="string">
            <text:p>If I work hard In it_comma_I'll achiev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3" calcext:value-type="float">
            <text:p>143</text:p>
          </table:table-cell>
          <table:table-cell table:style-name="ce4" office:value-type="string" calcext:value-type="string">
            <text:p>I agree with that. Victor mentalit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ure ! I know I c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3" calcext:value-type="float">
            <text:p>143</text:p>
          </table:table-cell>
          <table:table-cell table:style-name="ce4" office:value-type="string" calcext:value-type="string">
            <text:p>That's the spirit that got trump elec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84_conv:21568</text:p>
          </table:table-cell>
          <table:table-cell table:style-name="ce2" office:value-type="string" calcext:value-type="string">
            <text:p>trusting</text:p>
          </table:table-cell>
          <table:table-cell table:style-name="ce4" office:value-type="string" calcext:value-type="string">
            <text:p>I was feeling down about something I was scared to share with anybody_comma_ until someone very kind promised to listen and not tell anybody.</text:p>
          </table:table-cell>
          <table:table-cell table:style-name="ce2" office:value-type="float" office:value="769" calcext:value-type="float">
            <text:p>769</text:p>
          </table:table-cell>
          <table:table-cell table:style-name="ce4" office:value-type="string" calcext:value-type="string">
            <text:p>I was nervous about a secret I had but I hated keeping it bottled u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Did the secret negatively affect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No_comma_ but some kind person came up to me and promised not to tell anybo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I can understand that feeling. Well_comma_ if it was pretty innocuous there's no harm and keeping confidentiali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74_conv:15948</text:p>
          </table:table-cell>
          <table:table-cell table:style-name="ce2" office:value-type="string" calcext:value-type="string">
            <text:p>sad</text:p>
          </table:table-cell>
          <table:table-cell table:style-name="ce4" office:value-type="string" calcext:value-type="string">
            <text:p>I invested in cryptocurrency late last year and hoped it would take off this year. So far_comma_ it's been doing the opposite. I'm bummed out.</text:p>
          </table:table-cell>
          <table:table-cell table:style-name="ce2" office:value-type="float" office:value="286" calcext:value-type="float">
            <text:p>286</text:p>
          </table:table-cell>
          <table:table-cell table:style-name="ce4" office:value-type="string" calcext:value-type="string">
            <text:p>Late last year I invested in cryptocurrency when everyone was hyping it up and I was expecting great returns this year. Well_comma_ I've gotten great LOSSES. Pretty bummed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don't know much about cryptocurrency at all. <text:s/>You were brave to invest in a new thing_comma_ but I'm sorry that you lost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ve learned my lesson. I need to do a little more research from now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Maybe you can find a new investment that will give great returns and you can recoup what you l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thinking about playing around with actual stocks from now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4_conv:17828</text:p>
          </table:table-cell>
          <table:table-cell table:style-name="ce2" office:value-type="string" calcext:value-type="string">
            <text:p>guilty</text:p>
          </table:table-cell>
          <table:table-cell table:style-name="ce4" office:value-type="string" calcext:value-type="string">
            <text:p>I went to Aldi the other day and bought a bunch of German chocolate bars. I then sat and stuffed myself and now I feel really bad about it. No self-control!</text:p>
          </table:table-cell>
          <table:table-cell table:style-name="ce2" office:value-type="float" office:value="343" calcext:value-type="float">
            <text:p>343</text:p>
          </table:table-cell>
          <table:table-cell table:style-name="ce4" office:value-type="string" calcext:value-type="string">
            <text:p>I bought a load of German chocolate bars in Aldi. I then ate too many of them. I shouldn't have done that - no self-contr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happens to the best of us. It would be great if they did not make us gain we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was sheer greed_comma_ I'm afraid. I know everyone has their moments_comma_ but I really shouldn't have don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you have to live a little every now and then. I'm sure it was worth it_comma_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certainly was - German chocolate is delic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47_conv:9694</text:p>
          </table:table-cell>
          <table:table-cell table:style-name="ce2" office:value-type="string" calcext:value-type="string">
            <text:p>sad</text:p>
          </table:table-cell>
          <table:table-cell table:style-name="ce4" office:value-type="string" calcext:value-type="string">
            <text:p>I broke my new phone yesterday. I was very upset.</text:p>
          </table:table-cell>
          <table:table-cell table:style-name="ce2" office:value-type="float" office:value="99" calcext:value-type="float">
            <text:p>99</text:p>
          </table:table-cell>
          <table:table-cell table:style-name="ce4" office:value-type="string" calcext:value-type="string">
            <text:p>I broke my new phone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Uh oh_comma_ that's bad. Did you have insurance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No and I was very up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Oh no! I hope you're able to get it fixed for chea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02_conv:11204</text:p>
          </table:table-cell>
          <table:table-cell table:style-name="ce2" office:value-type="string" calcext:value-type="string">
            <text:p>annoyed</text:p>
          </table:table-cell>
          <table:table-cell table:style-name="ce4" office:value-type="string" calcext:value-type="string">
            <text:p>My pet alligator bit me today. Never been so peeved in my life.</text:p>
          </table:table-cell>
          <table:table-cell table:style-name="ce2" office:value-type="float" office:value="209" calcext:value-type="float">
            <text:p>209</text:p>
          </table:table-cell>
          <table:table-cell table:style-name="ce4" office:value-type="string" calcext:value-type="string">
            <text:p>My pet alligator bit me today. Never been so irritated in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Pet alligator! Why do you have him as a pet_comma_ is he a resc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pe! I got him 20 years ago at a Turkish Bazaar. Little tyke bit my hand clean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_comma_ I'm not sure about that or how are you typ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89_conv:7578</text:p>
          </table:table-cell>
          <table:table-cell table:style-name="ce2" office:value-type="string" calcext:value-type="string">
            <text:p>embarrassed</text:p>
          </table:table-cell>
          <table:table-cell table:style-name="ce4" office:value-type="string" calcext:value-type="string">
            <text:p>Whenever my family gets together we always argue. It is so annoying_comma_ especially when we are eating out. I feel ashamed of the silly arguments.</text:p>
          </table:table-cell>
          <table:table-cell table:style-name="ce2" office:value-type="float" office:value="139" calcext:value-type="float">
            <text:p>139</text:p>
          </table:table-cell>
          <table:table-cell table:style-name="ce4" office:value-type="string" calcext:value-type="string">
            <text:p>My family loves to argue when we get together. It is annoying when we are in a restaurant and won't stop bicker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bet that is embarrassing for you when you guys are out in public.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are right. Sometimes I want to be invisible. I wish we would all just get a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understand_comma_ trust me. <text:s/>My family was the same way grow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4_conv:18768</text:p>
          </table:table-cell>
          <table:table-cell table:style-name="ce2" office:value-type="string" calcext:value-type="string">
            <text:p>caring</text:p>
          </table:table-cell>
          <table:table-cell table:style-name="ce4" office:value-type="string" calcext:value-type="string">
            <text:p>About a year ago I almost adopted a child_comma_ but now I'm glad I didn't_comma_ it's too much responsibility.</text:p>
          </table:table-cell>
          <table:table-cell table:style-name="ce2" office:value-type="float" office:value="326" calcext:value-type="float">
            <text:p>326</text:p>
          </table:table-cell>
          <table:table-cell table:style-name="ce4" office:value-type="string" calcext:value-type="string">
            <text:p>I almost adopted a child once_comma_ but now I'm glad I didn't do it_comma_ sometimes we should stay ration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Hopefully one day you might decide to choose otherwise or have a child of your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don't know if this is something I'll ever be ready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s a tough choice to make_comma_ and not everyone has to raise a chi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09_conv:5618</text:p>
          </table:table-cell>
          <table:table-cell table:style-name="ce2" office:value-type="string" calcext:value-type="string">
            <text:p>prepared</text:p>
          </table:table-cell>
          <table:table-cell table:style-name="ce4" office:value-type="string" calcext:value-type="string">
            <text:p>I have everything ready for back to school supplies for my son. I also have his outfit picked out for the first day of school.</text:p>
          </table:table-cell>
          <table:table-cell table:style-name="ce2" office:value-type="float" office:value="26" calcext:value-type="float">
            <text:p>26</text:p>
          </table:table-cell>
          <table:table-cell table:style-name="ce4" office:value-type="string" calcext:value-type="string">
            <text:p>I have everything ready for back to school supplies for my son to start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s good. Now you don't have to worr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is true! I also have his outfit picked out for the first day of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Wow_comma_ your son is lucky to have a parent who is on top of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50_conv:22900</text:p>
          </table:table-cell>
          <table:table-cell table:style-name="ce2" office:value-type="string" calcext:value-type="string">
            <text:p>annoyed</text:p>
          </table:table-cell>
          <table:table-cell table:style-name="ce4" office:value-type="string" calcext:value-type="string">
            <text:p>A friend of mine keeps leaving his trash everywere. It is not stinking the apartment up</text:p>
          </table:table-cell>
          <table:table-cell table:style-name="ce2" office:value-type="float" office:value="46" calcext:value-type="float">
            <text:p>46</text:p>
          </table:table-cell>
          <table:table-cell table:style-name="ce4" office:value-type="string" calcext:value-type="string">
            <text:p>My buddy wont clean up after himself_comma_ he leaves his trash everyw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Yikes_comma_ I had when that happens. Do you live with this g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But im about to confront him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Good for you! Get it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00_conv:15400</text:p>
          </table:table-cell>
          <table:table-cell table:style-name="ce2" office:value-type="string" calcext:value-type="string">
            <text:p>caring</text:p>
          </table:table-cell>
          <table:table-cell table:style-name="ce4" office:value-type="string" calcext:value-type="string">
            <text:p>My dog just had major surgery to fix her broken leg. I know that no one else would take proper precautions to make sure shes ok than me.</text:p>
          </table:table-cell>
          <table:table-cell table:style-name="ce2" office:value-type="float" office:value="408" calcext:value-type="float">
            <text:p>408</text:p>
          </table:table-cell>
          <table:table-cell table:style-name="ce4" office:value-type="string" calcext:value-type="string">
            <text:p>Have you ever had a really sick p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_comma_ do you have one really sick 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Yeah_comma_ my dog just broke her 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Did you toke her to a v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72_conv:8344</text:p>
          </table:table-cell>
          <table:table-cell table:style-name="ce2" office:value-type="string" calcext:value-type="string">
            <text:p>surprised</text:p>
          </table:table-cell>
          <table:table-cell table:style-name="ce4" office:value-type="string" calcext:value-type="string">
            <text:p>I won a trip to las vegas.</text:p>
          </table:table-cell>
          <table:table-cell table:style-name="ce2" office:value-type="float" office:value="244" calcext:value-type="float">
            <text:p>244</text:p>
          </table:table-cell>
          <table:table-cell table:style-name="ce4" office:value-type="string" calcext:value-type="string">
            <text:p>I won a trip to las vega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s it fully pa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s. The whole thing. flight inclu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ll congrats_comma_ enjoy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nks I w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8_conv:16556</text:p>
          </table:table-cell>
          <table:table-cell table:style-name="ce2" office:value-type="string" calcext:value-type="string">
            <text:p>guilty</text:p>
          </table:table-cell>
          <table:table-cell table:style-name="ce4" office:value-type="string" calcext:value-type="string">
            <text:p>I ran into my neighbor's mailbox but didn't stop to leave a note. When I saw him replacing it_comma_ I felt so bad that I had to confess. He was angry that I did it_comma_ but glad that I came forward.</text:p>
          </table:table-cell>
          <table:table-cell table:style-name="ce2" office:value-type="float" office:value="392" calcext:value-type="float">
            <text:p>392</text:p>
          </table:table-cell>
          <table:table-cell table:style-name="ce4" office:value-type="string" calcext:value-type="string">
            <text:p>I ran into my neighbor's mailbox with my car but didn't stop and leave a not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horrible! You should tell them as that is their property. What if someone did that to your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 agree_comma_ I felt so bad about it. When I saw him replacing it_comma_ I went out and conf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GOOD on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82_conv:18365</text:p>
          </table:table-cell>
          <table:table-cell table:style-name="ce2" office:value-type="string" calcext:value-type="string">
            <text:p>embarrassed</text:p>
          </table:table-cell>
          <table:table-cell table:style-name="ce4" office:value-type="string" calcext:value-type="string">
            <text:p>I almost drove off without my phone at the gas station. I felt a little shame afterwards</text:p>
          </table:table-cell>
          <table:table-cell table:style-name="ce2" office:value-type="float" office:value="126" calcext:value-type="float">
            <text:p>126</text:p>
          </table:table-cell>
          <table:table-cell table:style-name="ce4" office:value-type="string" calcext:value-type="string">
            <text:p>I almost drove off without my phone at the gas station. I felt asham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I'm glad you got it! Did someone call ou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just looked down fast and realized my mistake before I wa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had that instinc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12_conv:9624</text:p>
          </table:table-cell>
          <table:table-cell table:style-name="ce2" office:value-type="string" calcext:value-type="string">
            <text:p>proud</text:p>
          </table:table-cell>
          <table:table-cell table:style-name="ce4" office:value-type="string" calcext:value-type="string">
            <text:p>I'm very happy about my daughters' talents. They are both musicians.</text:p>
          </table:table-cell>
          <table:table-cell table:style-name="ce2" office:value-type="float" office:value="225" calcext:value-type="float">
            <text:p>225</text:p>
          </table:table-cell>
          <table:table-cell table:style-name="ce4" office:value-type="string" calcext:value-type="string">
            <text:p>My two daughters are both musician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Congrats.You must be very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am very proud of both of them. One is a violinist and the other a pian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The talent on your family is abund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09_conv:23418</text:p>
          </table:table-cell>
          <table:table-cell table:style-name="ce2" office:value-type="string" calcext:value-type="string">
            <text:p>anticipating</text:p>
          </table:table-cell>
          <table:table-cell table:style-name="ce4" office:value-type="string" calcext:value-type="string">
            <text:p>I have my annual evaluation next week. <text:s/>I really hope I get a raise.</text:p>
          </table:table-cell>
          <table:table-cell table:style-name="ce2" office:value-type="float" office:value="746" calcext:value-type="float">
            <text:p>746</text:p>
          </table:table-cell>
          <table:table-cell table:style-name="ce4" office:value-type="string" calcext:value-type="string">
            <text:p>I have my annual evaluation next week. <text:s/>I hope I get a raise_comma_ fingers cross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career do you wor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I work in Plant Operations for a hospi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deserve a large raise_comma_ health care is hard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Thanks_comma_ can you tell my boss_comma_ ha. <text:s/>It is a very busy and challenging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37_conv:11274</text:p>
          </table:table-cell>
          <table:table-cell table:style-name="ce2" office:value-type="string" calcext:value-type="string">
            <text:p>anticipating</text:p>
          </table:table-cell>
          <table:table-cell table:style-name="ce4" office:value-type="string" calcext:value-type="string">
            <text:p>Tomorrow is payday...I am looking forward too it and NOT in a few ways...I don't know what will happen. But either way I am not letting it bother me.</text:p>
          </table:table-cell>
          <table:table-cell table:style-name="ce2" office:value-type="float" office:value="296" calcext:value-type="float">
            <text:p>296</text:p>
          </table:table-cell>
          <table:table-cell table:style-name="ce4" office:value-type="string" calcext:value-type="string">
            <text:p>Tomorrow is payday...I am looking forward too it and NOT in a few w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y aren't you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know what will happen. But either way I am not letting it bothe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it turns out well whatever 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Me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4_conv:8089</text:p>
          </table:table-cell>
          <table:table-cell table:style-name="ce2" office:value-type="string" calcext:value-type="string">
            <text:p>surprised</text:p>
          </table:table-cell>
          <table:table-cell table:style-name="ce4" office:value-type="string" calcext:value-type="string">
            <text:p>I had a roommate up until about a month ago. He decided to outfit his car to travel across the country and sleep in it. He's been successful thus far.</text:p>
          </table:table-cell>
          <table:table-cell table:style-name="ce2" office:value-type="float" office:value="490" calcext:value-type="float">
            <text:p>490</text:p>
          </table:table-cell>
          <table:table-cell table:style-name="ce4" office:value-type="string" calcext:value-type="string">
            <text:p>My roommate moved out a month ago and decided to travel across the country living out of his SUV that he outfitted into a bedro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ow that's a bold move. How is he getting along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0" calcext:value-type="float">
            <text:p>490</text:p>
          </table:table-cell>
          <table:table-cell table:style-name="ce4" office:value-type="string" calcext:value-type="string">
            <text:p>Believe it or not_comma_ he was well prepared. I consider it a glorified move to California_comma_ but he seems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I think as long as he is happy_comma_ he's doing whatever is right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80_conv:7560</text:p>
          </table:table-cell>
          <table:table-cell table:style-name="ce2" office:value-type="string" calcext:value-type="string">
            <text:p>surprised</text:p>
          </table:table-cell>
          <table:table-cell table:style-name="ce4" office:value-type="string" calcext:value-type="string">
            <text:p>Once my wife surprised me with a cruise vacation to the Caribbean. I had no idea she was going to do that. We had a great time!</text:p>
          </table:table-cell>
          <table:table-cell table:style-name="ce2" office:value-type="float" office:value="139" calcext:value-type="float">
            <text:p>139</text:p>
          </table:table-cell>
          <table:table-cell table:style-name="ce4" office:value-type="string" calcext:value-type="string">
            <text:p>My wife surprised me once with a cruise to the Caribbean. I had no idea she was going to give that to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a fun surprise. what part of the Caribbean did you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 went to Bahamas_comma_ St. Maarten_comma_ St Vincent_comma_ and Barbados. We had a blast. I love my wife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sounds amazing. I've only been to puerto rico and the keys. what a lovely wife to give you such a great surpr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13_conv:20027</text:p>
          </table:table-cell>
          <table:table-cell table:style-name="ce2" office:value-type="string" calcext:value-type="string">
            <text:p>surprised</text:p>
          </table:table-cell>
          <table:table-cell table:style-name="ce4" office:value-type="string" calcext:value-type="string">
            <text:p>Aliens landed in my back yard</text:p>
          </table:table-cell>
          <table:table-cell table:style-name="ce2" office:value-type="float" office:value="389" calcext:value-type="float">
            <text:p>389</text:p>
          </table:table-cell>
          <table:table-cell table:style-name="ce4" office:value-type="string" calcext:value-type="string">
            <text:p>Something weird just happe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was sitting here playing games and heard a loud crash in my backyard. <text:s/>I went out to look and it was the aliens!!! Did not expec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take a photo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not yet. <text:s/>He's sitting here playing Battlefield with me. <text:s/>He's prett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5_conv:13150</text:p>
          </table:table-cell>
          <table:table-cell table:style-name="ce2" office:value-type="string" calcext:value-type="string">
            <text:p>lonely</text:p>
          </table:table-cell>
          <table:table-cell table:style-name="ce4" office:value-type="string" calcext:value-type="string">
            <text:p>All my friends got married. I have no one to hang out with now.</text:p>
          </table:table-cell>
          <table:table-cell table:style-name="ce2" office:value-type="float" office:value="4" calcext:value-type="float">
            <text:p>4</text:p>
          </table:table-cell>
          <table:table-cell table:style-name="ce4" office:value-type="string" calcext:value-type="string">
            <text:p>All my friends got married. I have no one to hang out with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o! That's a tough change_comma_ but I suppose you'll have to try to join clubs and make new 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but I don't know where to find new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s harder as an adult_comma_ but you can make some by joining some adult clubs that focus on sports or recreation. Or_comma_ if you have a neighborhood club_comma_ joining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1_conv:6262</text:p>
          </table:table-cell>
          <table:table-cell table:style-name="ce2" office:value-type="string" calcext:value-type="string">
            <text:p>excited</text:p>
          </table:table-cell>
          <table:table-cell table:style-name="ce4" office:value-type="string" calcext:value-type="string">
            <text:p>I am thrilled! <text:s/>I just found out that I'm pregnant! <text:s/>Its my second child and I've been having trouble getting pregnant again. <text:s/>It was such a surprise!</text:p>
          </table:table-cell>
          <table:table-cell table:style-name="ce2" office:value-type="float" office:value="438" calcext:value-type="float">
            <text:p>438</text:p>
          </table:table-cell>
          <table:table-cell table:style-name="ce4" office:value-type="string" calcext:value-type="string">
            <text:p>I am thrilled! I just found out that I'm pregnant! Its my second child and I've been having trouble getting pregnant again. It was such a surpri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Congratulations. Yes it can be very hard to get pregnant and carry children for some. I know how that g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Do you have children? <text:s/>Have you had trouble getting pregnan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 but both are in heaven. But they are still my children..doctors/midwive mistakes on me (in a lawsuit) and so it affected the second one. Not trying again until I can go to a specialized doctor and get in perfect heal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_comma_ I'm so sorry. <text:s/>I have had a similar experience with my second child that I lost. <text:s/>Don't give up! <text:s/>I'm glad you're seeking justice. <text:s/>I'm very wary of doctors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Be very careful. It was just an untreated UTI in me and then they wouldn't help me when I had HELLP syndrome for awhile..I went to a few doctors too..none were good-and I was full term..I almost bled out..The littlest things sometimes can really hurt you and your baby. I am so sorry! I am so glad you had 1_comma_ take good care of yourself and follow your gu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67_conv:12534</text:p>
          </table:table-cell>
          <table:table-cell table:style-name="ce2" office:value-type="string" calcext:value-type="string">
            <text:p>proud</text:p>
          </table:table-cell>
          <table:table-cell table:style-name="ce4" office:value-type="string" calcext:value-type="string">
            <text:p>I had an extremely grueling spring semester this year. All said and done_comma_ I pulled 4 As and 2 Bs.</text:p>
          </table:table-cell>
          <table:table-cell table:style-name="ce2" office:value-type="float" office:value="117" calcext:value-type="float">
            <text:p>117</text:p>
          </table:table-cell>
          <table:table-cell table:style-name="ce4" office:value-type="string" calcext:value-type="string">
            <text:p>Last semester was probably the largest challenge of my life. I go to school for electrical engineering_comma_ and I took 6 cours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is a lot.. most i ever took at one time was 5 classes and i cried at least twice that semes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Oh my gosh then you know! I have to say though_comma_ it all came out in the wash - 4 As and 2 B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amn that is impressive congrats.. I took 1 class last semester and got an A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85_conv:6170</text:p>
          </table:table-cell>
          <table:table-cell table:style-name="ce2" office:value-type="string" calcext:value-type="string">
            <text:p>surprised</text:p>
          </table:table-cell>
          <table:table-cell table:style-name="ce4" office:value-type="string" calcext:value-type="string">
            <text:p>Came home to absolutely no one. I wonder where they all went.</text:p>
          </table:table-cell>
          <table:table-cell table:style-name="ce2" office:value-type="float" office:value="1" calcext:value-type="float">
            <text:p>1</text:p>
          </table:table-cell>
          <table:table-cell table:style-name="ce4" office:value-type="string" calcext:value-type="string">
            <text:p>Came home to absolutely no one. I wonder where they all w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maybe they went to see a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s long as they're ok. No one left a note or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can you call them on their c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7_conv:18775</text:p>
          </table:table-cell>
          <table:table-cell table:style-name="ce2" office:value-type="string" calcext:value-type="string">
            <text:p>hopeful</text:p>
          </table:table-cell>
          <table:table-cell table:style-name="ce4" office:value-type="string" calcext:value-type="string">
            <text:p>I have an interview with a local ad agency tomorrow. <text:s/>I hope I get it!</text:p>
          </table:table-cell>
          <table:table-cell table:style-name="ce2" office:value-type="float" office:value="327" calcext:value-type="float">
            <text:p>327</text:p>
          </table:table-cell>
          <table:table-cell table:style-name="ce4" office:value-type="string" calcext:value-type="string">
            <text:p>I have an interview with a local ad agency tomorrow. I hope I ge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What kind of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An interview for a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 That i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6_conv:1972</text:p>
          </table:table-cell>
          <table:table-cell table:style-name="ce2" office:value-type="string" calcext:value-type="string">
            <text:p>guilty</text:p>
          </table:table-cell>
          <table:table-cell table:style-name="ce4" office:value-type="string" calcext:value-type="string">
            <text:p>I cost my team the game last night.</text:p>
          </table:table-cell>
          <table:table-cell table:style-name="ce2" office:value-type="float" office:value="4" calcext:value-type="float">
            <text:p>4</text:p>
          </table:table-cell>
          <table:table-cell table:style-name="ce4" office:value-type="string" calcext:value-type="string">
            <text:p>I made a big error in the last inning and cost my team the ga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man_comma_ i'm sorry to hear that! We all make mistakes though_comma_ so it's okay. don't be hard on yoursl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was an easy play. I should of ha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t's okay though_comma_ i'm sure you learned from your mist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39_conv:9479</text:p>
          </table:table-cell>
          <table:table-cell table:style-name="ce2" office:value-type="string" calcext:value-type="string">
            <text:p>lonely</text:p>
          </table:table-cell>
          <table:table-cell table:style-name="ce4" office:value-type="string" calcext:value-type="string">
            <text:p>My wife went out of the country for 2 months_comma_ it's almost over but it's been tough.</text:p>
          </table:table-cell>
          <table:table-cell table:style-name="ce2" office:value-type="float" office:value="310" calcext:value-type="float">
            <text:p>310</text:p>
          </table:table-cell>
          <table:table-cell table:style-name="ce4" office:value-type="string" calcext:value-type="string">
            <text:p>My wife has been out of the country for 2 months. <text:s/>She's coming back soon_comma_ but it's been tough without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it will be over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looking forward to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bet you are. I definitely woudl b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52_conv:14305</text:p>
          </table:table-cell>
          <table:table-cell table:style-name="ce2" office:value-type="string" calcext:value-type="string">
            <text:p>furious</text:p>
          </table:table-cell>
          <table:table-cell table:style-name="ce4" office:value-type="string" calcext:value-type="string">
            <text:p>A girl on Tinder was super into me and complimenting me all the time. We met up and fooled around and then a few days after she randomly stopped talking to me.</text:p>
          </table:table-cell>
          <table:table-cell table:style-name="ce2" office:value-type="float" office:value="55" calcext:value-type="float">
            <text:p>55</text:p>
          </table:table-cell>
          <table:table-cell table:style-name="ce4" office:value-type="string" calcext:value-type="string">
            <text:p>I don't understand people sometimes. I talk to girls and things are going well and then they suddenly ghos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terrible_comma_ my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_comma_ even the ones that I fool around with ghost me sometimes which blows my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feel so bad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31_conv:6863</text:p>
          </table:table-cell>
          <table:table-cell table:style-name="ce2" office:value-type="string" calcext:value-type="string">
            <text:p>anticipating</text:p>
          </table:table-cell>
          <table:table-cell table:style-name="ce4" office:value-type="string" calcext:value-type="string">
            <text:p>it happens in my work place</text:p>
          </table:table-cell>
          <table:table-cell table:style-name="ce2" office:value-type="float" office:value="268" calcext:value-type="float">
            <text:p>268</text:p>
          </table:table-cell>
          <table:table-cell table:style-name="ce4" office:value-type="string" calcext:value-type="string">
            <text:p>does it happen that somebody insult you in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 doesnt happen often as i am a supervisor a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good i feel so bad to see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would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21_conv:5642</text:p>
          </table:table-cell>
          <table:table-cell table:style-name="ce2" office:value-type="string" calcext:value-type="string">
            <text:p>lonely</text:p>
          </table:table-cell>
          <table:table-cell table:style-name="ce4" office:value-type="string" calcext:value-type="string">
            <text:p>My dog injured herself on her tongue and had to go in for surgery and my child went to his grandparents house that day so it was weird having the house so quiet. It was almost an eerie feeling. </text:p>
          </table:table-cell>
          <table:table-cell table:style-name="ce2" office:value-type="float" office:value="227" calcext:value-type="float">
            <text:p>227</text:p>
          </table:table-cell>
          <table:table-cell table:style-name="ce4" office:value-type="string" calcext:value-type="string">
            <text:p>My dog injured herself on her tongue and had to go in for surgery and my child went to his grandparents house that day so it was weird having the house so quiet. It was almost an eerie feel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is eerie_comma_ isn't it. You must have felt quite strange. Hope your poor doggie i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she recovered well. Yes it was strange. I was jumping at every sound because I knew I was the only living thing in the house.. or was I?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must've been terrifying for you. It's amazing how we can hear every little thing around us when we're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52_conv:4905</text:p>
          </table:table-cell>
          <table:table-cell table:style-name="ce2" office:value-type="string" calcext:value-type="string">
            <text:p>anxious</text:p>
          </table:table-cell>
          <table:table-cell table:style-name="ce4" office:value-type="string" calcext:value-type="string">
            <text:p>Public speaking makes me so nervous! I get very sweaty and start to shake uncontrollably...</text:p>
          </table:table-cell>
          <table:table-cell table:style-name="ce2" office:value-type="float" office:value="269" calcext:value-type="float">
            <text:p>269</text:p>
          </table:table-cell>
          <table:table-cell table:style-name="ce4" office:value-type="string" calcext:value-type="string">
            <text:p>Public speaking makes me so nervous! I get very sweaty and start to shake uncontrollab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ear ya.. practice makes perfect th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m trying to improve with self help books and online cour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luck with that_comma_ i hope it works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66_conv:23532</text:p>
          </table:table-cell>
          <table:table-cell table:style-name="ce2" office:value-type="string" calcext:value-type="string">
            <text:p>embarrassed</text:p>
          </table:table-cell>
          <table:table-cell table:style-name="ce4" office:value-type="string" calcext:value-type="string">
            <text:p>Some random guy was in my backyard_comma_ I didn't realize before I looked outside that I was missing pants. Turns out he was the cable guy fixing a wire.</text:p>
          </table:table-cell>
          <table:table-cell table:style-name="ce2" office:value-type="float" office:value="481" calcext:value-type="float">
            <text:p>481</text:p>
          </table:table-cell>
          <table:table-cell table:style-name="ce4" office:value-type="string" calcext:value-type="string">
            <text:p>Some random guy was in my backyard_comma_ I didn't realize before I looked outside that I was missing pa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no! That is really creepy_comma_ why is he in your back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urns out he was the cable guy fixing a wire. Still mad he didn't ask permisson fir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that's illegal I think_comma_ they need to at least knock or ring the door b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69_conv:13339</text:p>
          </table:table-cell>
          <table:table-cell table:style-name="ce2" office:value-type="string" calcext:value-type="string">
            <text:p>surprised</text:p>
          </table:table-cell>
          <table:table-cell table:style-name="ce4" office:value-type="string" calcext:value-type="string">
            <text:p>I can't believe my daughter was able to make and entire dinner without my help</text:p>
          </table:table-cell>
          <table:table-cell table:style-name="ce2" office:value-type="float" office:value="262" calcext:value-type="float">
            <text:p>262</text:p>
          </table:table-cell>
          <table:table-cell table:style-name="ce4" office:value-type="string" calcext:value-type="string">
            <text:p>My daughter made dinner without any help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Congrats! You must have taught her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guess. She made chili dogs and fries. with homemade chil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um_comma_ sounds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was really good. I think she is going to get a designated dinner da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74_conv:2948</text:p>
          </table:table-cell>
          <table:table-cell table:style-name="ce2" office:value-type="string" calcext:value-type="string">
            <text:p>anxious</text:p>
          </table:table-cell>
          <table:table-cell table:style-name="ce4" office:value-type="string" calcext:value-type="string">
            <text:p>I had to go to the doctor recently to get something checked out_comma_ I was definitely nervous about the outcome.</text:p>
          </table:table-cell>
          <table:table-cell table:style-name="ce2" office:value-type="float" office:value="100" calcext:value-type="float">
            <text:p>100</text:p>
          </table:table-cell>
          <table:table-cell table:style-name="ce4" office:value-type="string" calcext:value-type="string">
            <text:p>I had to go to the doctor recently to get something checked_comma_ always makes me worried going th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re you going to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Yes fortunately it wasn't a serious condition in the 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glad you ar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72_conv:16745</text:p>
          </table:table-cell>
          <table:table-cell table:style-name="ce2" office:value-type="string" calcext:value-type="string">
            <text:p>nostalgic</text:p>
          </table:table-cell>
          <table:table-cell table:style-name="ce4" office:value-type="string" calcext:value-type="string">
            <text:p>I think about the past this time of the year. It makes me think of my parents</text:p>
          </table:table-cell>
          <table:table-cell table:style-name="ce2" office:value-type="float" office:value="126" calcext:value-type="float">
            <text:p>126</text:p>
          </table:table-cell>
          <table:table-cell table:style-name="ce4" office:value-type="string" calcext:value-type="string">
            <text:p>I think about the past this time of the year. It makes me miss my pare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How come? Do you not live with them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they passed away a few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I'm so sorry to hea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71_conv:13542</text:p>
          </table:table-cell>
          <table:table-cell table:style-name="ce2" office:value-type="string" calcext:value-type="string">
            <text:p>confident</text:p>
          </table:table-cell>
          <table:table-cell table:style-name="ce4" office:value-type="string" calcext:value-type="string">
            <text:p>When I got dressed up to go out on the night_comma_ I used some new hair product.</text:p>
          </table:table-cell>
          <table:table-cell table:style-name="ce2" office:value-type="float" office:value="375" calcext:value-type="float">
            <text:p>375</text:p>
          </table:table-cell>
          <table:table-cell table:style-name="ce4" office:value-type="string" calcext:value-type="string">
            <text:p>The club couldn't contain me when I walked in with a fresh new cut and kicks 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Hahaha_comma_ that sounds lik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was_comma_ I was like a boss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great! I like to go dancing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am a bit of a menace on the dance flo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6_conv:2333</text:p>
          </table:table-cell>
          <table:table-cell table:style-name="ce2" office:value-type="string" calcext:value-type="string">
            <text:p>content</text:p>
          </table:table-cell>
          <table:table-cell table:style-name="ce4" office:value-type="string" calcext:value-type="string">
            <text:p>i feel like my life is coming together finally or else i am learning how to cope with the stress </text:p>
          </table:table-cell>
          <table:table-cell table:style-name="ce2" office:value-type="float" office:value="11" calcext:value-type="float">
            <text:p>11</text:p>
          </table:table-cell>
          <table:table-cell table:style-name="ce4" office:value-type="string" calcext:value-type="string">
            <text:p>I finally feel like everything is coming together for me_comma_ either that or I have just learned how to control my stres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 is everything coming toge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Everything positive is finally happening. Everything I wanted to happ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did you want to happen exact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73_conv:24147</text:p>
          </table:table-cell>
          <table:table-cell table:style-name="ce2" office:value-type="string" calcext:value-type="string">
            <text:p>ashamed</text:p>
          </table:table-cell>
          <table:table-cell table:style-name="ce4" office:value-type="string" calcext:value-type="string">
            <text:p>My house is a mess and I've got people coming over later this evening.</text:p>
          </table:table-cell>
          <table:table-cell table:style-name="ce2" office:value-type="float" office:value="90" calcext:value-type="float">
            <text:p>90</text:p>
          </table:table-cell>
          <table:table-cell table:style-name="ce4" office:value-type="string" calcext:value-type="string">
            <text:p>My house is a mess and I've got people coming over later on this eve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can be overwhelming. Are you going to be cleaning all day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m going to try to. <text:s/>If worst comes to worse_comma_ I'll just toss everything in my back bedroom_comma_ shiny up the floors and hope for the best! <text:s/>*chuck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ure you will get it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45_conv:22091</text:p>
          </table:table-cell>
          <table:table-cell table:style-name="ce2" office:value-type="string" calcext:value-type="string">
            <text:p>annoyed</text:p>
          </table:table-cell>
          <table:table-cell table:style-name="ce4" office:value-type="string" calcext:value-type="string">
            <text:p>My dishwasher leaked and we had to have our whole kitchen and living redone due to the damages.</text:p>
          </table:table-cell>
          <table:table-cell table:style-name="ce2" office:value-type="float" office:value="349" calcext:value-type="float">
            <text:p>349</text:p>
          </table:table-cell>
          <table:table-cell table:style-name="ce4" office:value-type="string" calcext:value-type="string">
            <text:p>My dishwasher leaked and we had to have our whole kitchen and living redone due to the damag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s terrible! <text:s/>Are you repairing it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Luckily it was covered by insurance. <text:s/>However_comma_ when our new cupboards arrived the fronts and sides were different col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Can they be fixed_comma_ or do you have to get different cabine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48_conv:5697</text:p>
          </table:table-cell>
          <table:table-cell table:style-name="ce2" office:value-type="string" calcext:value-type="string">
            <text:p>embarrassed</text:p>
          </table:table-cell>
          <table:table-cell table:style-name="ce4" office:value-type="string" calcext:value-type="string">
            <text:p>I feel like an idiot I ran up and hugged the wrong person at the grocery store... I thought it was my friend Beth</text:p>
          </table:table-cell>
          <table:table-cell table:style-name="ce2" office:value-type="float" office:value="424" calcext:value-type="float">
            <text:p>424</text:p>
          </table:table-cell>
          <table:table-cell table:style-name="ce4" office:value-type="string" calcext:value-type="string">
            <text:p>I hugged a random woman at the stor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bet that was pretty awk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very. I guess she is a twin I never kn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Did the woman say anyth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she laughed and said wrong pers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19_conv:6239</text:p>
          </table:table-cell>
          <table:table-cell table:style-name="ce2" office:value-type="string" calcext:value-type="string">
            <text:p>grateful</text:p>
          </table:table-cell>
          <table:table-cell table:style-name="ce4" office:value-type="string" calcext:value-type="string">
            <text:p>So thankful for good friends</text:p>
          </table:table-cell>
          <table:table-cell table:style-name="ce2" office:value-type="float" office:value="267" calcext:value-type="float">
            <text:p>267</text:p>
          </table:table-cell>
          <table:table-cell table:style-name="ce4" office:value-type="string" calcext:value-type="string">
            <text:p>So thankful for good frien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s always nice to have some good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text:s/>I hope you have friends that are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 have a few really good on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15_conv:16631</text:p>
          </table:table-cell>
          <table:table-cell table:style-name="ce2" office:value-type="string" calcext:value-type="string">
            <text:p>grateful</text:p>
          </table:table-cell>
          <table:table-cell table:style-name="ce4" office:value-type="string" calcext:value-type="string">
            <text:p>There were a bunch of layoffs at my job. I was so happy to see that I was one of the few people that got to keep their job.</text:p>
          </table:table-cell>
          <table:table-cell table:style-name="ce2" office:value-type="float" office:value="340" calcext:value-type="float">
            <text:p>340</text:p>
          </table:table-cell>
          <table:table-cell table:style-name="ce4" office:value-type="string" calcext:value-type="string">
            <text:p>Last week the plant I work at was hit with massive layoff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o! That i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was fortunate enough to be one of the very few who got to keep their job_comma_ I am happy but very sad for the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understand. Layoffs are hard. My brother in law has been through a lot of those at fact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64_conv:10728</text:p>
          </table:table-cell>
          <table:table-cell table:style-name="ce2" office:value-type="string" calcext:value-type="string">
            <text:p>surprised</text:p>
          </table:table-cell>
          <table:table-cell table:style-name="ce4" office:value-type="string" calcext:value-type="string">
            <text:p>When my friend showed up at my house </text:p>
          </table:table-cell>
          <table:table-cell table:style-name="ce2" office:value-type="float" office:value="11" calcext:value-type="float">
            <text:p>11</text:p>
          </table:table-cell>
          <table:table-cell table:style-name="ce4" office:value-type="string" calcext:value-type="string">
            <text:p>My friend showed up at my new house in a completely different stat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ere you expecting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Not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a surprise! I love when friends go above and beyond like that_comma_ it shows that they really c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25_conv:22251</text:p>
          </table:table-cell>
          <table:table-cell table:style-name="ce2" office:value-type="string" calcext:value-type="string">
            <text:p>ashamed</text:p>
          </table:table-cell>
          <table:table-cell table:style-name="ce4" office:value-type="string" calcext:value-type="string">
            <text:p>When I was younger I used to steal from my dad's wallet. I feel so bad about that now.</text:p>
          </table:table-cell>
          <table:table-cell table:style-name="ce2" office:value-type="float" office:value="766" calcext:value-type="float">
            <text:p>766</text:p>
          </table:table-cell>
          <table:table-cell table:style-name="ce4" office:value-type="string" calcext:value-type="string">
            <text:p>I used to steal money from my dad's wallet as a kid. I feel bad about that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ow old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was 11 years old. It was suck a terrible th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ah_comma_ most kids that age are just trying to buy candy. it's much worse when you know fullly what stealing implicat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guess. Thanks for making me feel a little bett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ou should_comma_ dont worry about it :0</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87_conv:6975</text:p>
          </table:table-cell>
          <table:table-cell table:style-name="ce2" office:value-type="string" calcext:value-type="string">
            <text:p>disappointed</text:p>
          </table:table-cell>
          <table:table-cell table:style-name="ce4" office:value-type="string" calcext:value-type="string">
            <text:p>I have always wanted to go to graduate schools and then land a position on a college faculty. <text:s/>Unfortunatley I wasn't able to finish.</text:p>
          </table:table-cell>
          <table:table-cell table:style-name="ce2" office:value-type="float" office:value="447" calcext:value-type="float">
            <text:p>447</text:p>
          </table:table-cell>
          <table:table-cell table:style-name="ce4" office:value-type="string" calcext:value-type="string">
            <text:p>I have always wanted to join a college faculty. <text:s/>I went to school to study philosophy for that reas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ave you been applying to try to get a posi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Unfortunately not. <text:s/>In the end I ran out of money and had to leave that dream beh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unfortunate. <text:s/>What are you doing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9_conv:14719</text:p>
          </table:table-cell>
          <table:table-cell table:style-name="ce2" office:value-type="string" calcext:value-type="string">
            <text:p>disgusted</text:p>
          </table:table-cell>
          <table:table-cell table:style-name="ce4" office:value-type="string" calcext:value-type="string">
            <text:p>We homeschool our girls and our oldest did a high school biology class last year. <text:s/>She had to dissect several things and I could not watch.</text:p>
          </table:table-cell>
          <table:table-cell table:style-name="ce2" office:value-type="float" office:value="56" calcext:value-type="float">
            <text:p>56</text:p>
          </table:table-cell>
          <table:table-cell table:style-name="ce4" office:value-type="string" calcext:value-type="string">
            <text:p>We homeschool our girls and my oldest had to take a biology class last ye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o you mean the biology class was taken at a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_comma_ we did it at home. <text:s/>She had to dissect several things and I could not watch it. <text:s/>She had to do it with my husband inst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That is pretty amazing. Did you enjoy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9_conv:23978</text:p>
          </table:table-cell>
          <table:table-cell table:style-name="ce2" office:value-type="string" calcext:value-type="string">
            <text:p>afraid</text:p>
          </table:table-cell>
          <table:table-cell table:style-name="ce4" office:value-type="string" calcext:value-type="string">
            <text:p>There was a lay off recently at my company. I am so scared that I could be part of the next one.</text:p>
          </table:table-cell>
          <table:table-cell table:style-name="ce2" office:value-type="float" office:value="7" calcext:value-type="float">
            <text:p>7</text:p>
          </table:table-cell>
          <table:table-cell table:style-name="ce4" office:value-type="string" calcext:value-type="string">
            <text:p>There was a lay off recently at my company. I am so scared that I could be part of the next 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sorry to hear about all the layoffs. <text:s/>I will pray for you at Church for you to keep your job. <text:s/>What do you do f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nks. I am an accoun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How long have you been an accoun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_conv:2203</text:p>
          </table:table-cell>
          <table:table-cell table:style-name="ce2" office:value-type="string" calcext:value-type="string">
            <text:p>terrified</text:p>
          </table:table-cell>
          <table:table-cell table:style-name="ce4" office:value-type="string" calcext:value-type="string">
            <text:p>A couple weeks ago I was at an amusement park with friends. They talked me into going on a crazy new roller coaster even though I hate them. I gave in and we ended up getting stuck at the top and had to be evcacuated.</text:p>
          </table:table-cell>
          <table:table-cell table:style-name="ce2" office:value-type="float" office:value="243" calcext:value-type="float">
            <text:p>243</text:p>
          </table:table-cell>
          <table:table-cell table:style-name="ce4" office:value-type="string" calcext:value-type="string">
            <text:p>I went to an amusement park with my friends the other day and they talked me into going on a new roller coaster even though I hate roller coast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How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orrible! We got stuck at the very top and had to be rescu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ll_comma_ you definitely will not be going on one again any time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_conv:18</text:p>
          </table:table-cell>
          <table:table-cell table:style-name="ce2" office:value-type="string" calcext:value-type="string">
            <text:p>caring</text:p>
          </table:table-cell>
          <table:table-cell table:style-name="ce4" office:value-type="string" calcext:value-type="string">
            <text:p>I felt caring when i helped an elderly lady carry her bags to her door. <text:s/>She was struggling to carry some heavy bags and i offered her help. </text:p>
          </table:table-cell>
          <table:table-cell table:style-name="ce2" office:value-type="float" office:value="12" calcext:value-type="float">
            <text:p>12</text:p>
          </table:table-cell>
          <table:table-cell table:style-name="ce4" office:value-type="string" calcext:value-type="string">
            <text:p>Hell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i_comma_ how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Im doing great i just wanted to tell you a short story about a time i helped an elderly lady. <text:s/>She was struggling to carry her bags from a trip she had took. <text:s/>I helped her carry them to her door ! Pretty good feeling when you help othe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was kind of you_comma_ I am sure they appreciate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3_conv:2566</text:p>
          </table:table-cell>
          <table:table-cell table:style-name="ce2" office:value-type="string" calcext:value-type="string">
            <text:p>joyful</text:p>
          </table:table-cell>
          <table:table-cell table:style-name="ce4" office:value-type="string" calcext:value-type="string">
            <text:p>I am off work in the summertime_comma_ and most people would want to stay off work_comma_ but I started back today and it felt great!</text:p>
          </table:table-cell>
          <table:table-cell table:style-name="ce2" office:value-type="float" office:value="218" calcext:value-type="float">
            <text:p>218</text:p>
          </table:table-cell>
          <table:table-cell table:style-name="ce4" office:value-type="string" calcext:value-type="string">
            <text:p>I am off work for a month in the summer_comma_ but I today was my first day back_comma_ and it felt great to be back on a routi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Coming back to work could be good after a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8" calcext:value-type="float">
            <text:p>218</text:p>
          </table:table-cell>
          <table:table-cell table:style-name="ce4" office:value-type="string" calcext:value-type="string">
            <text:p>A month is a great break to "get away from the daily grind" but believe me_comma_ at the end of week one you think oh_comma_ I have all the time in the world_comma_ and you aren't as produc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79_conv:3158</text:p>
          </table:table-cell>
          <table:table-cell table:style-name="ce2" office:value-type="string" calcext:value-type="string">
            <text:p>annoyed</text:p>
          </table:table-cell>
          <table:table-cell table:style-name="ce4" office:value-type="string" calcext:value-type="string">
            <text:p>I am very annoyed with my mail person. He writes on my mail and never delivers it and lies.</text:p>
          </table:table-cell>
          <table:table-cell table:style-name="ce2" office:value-type="float" office:value="296" calcext:value-type="float">
            <text:p>296</text:p>
          </table:table-cell>
          <table:table-cell table:style-name="ce4" office:value-type="string" calcext:value-type="string">
            <text:p>I have an older mailman...around 40 and he is the kind here and he constantly writes on my mail and doesn't deliver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s he bad at his job or hitting o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e thinks he is the king*. He is very bad. My mailbox is on the outside of my fence but he writes ""dogs"" on it..won't deliver it and also he throws my packages to wreck them. Post office thinks he is great and won't do anyth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Make him Facebook famous. The Viral terrible mail ma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know! I just got cameras for that except I never have packages delivered here anymore becaus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Send you self a empty package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52_conv:11705</text:p>
          </table:table-cell>
          <table:table-cell table:style-name="ce2" office:value-type="string" calcext:value-type="string">
            <text:p>trusting</text:p>
          </table:table-cell>
          <table:table-cell table:style-name="ce4" office:value-type="string" calcext:value-type="string">
            <text:p>I just took my first flight lesson. I was very nervous. But the instructor was so calm and confident that I figured nothing could go wrong.</text:p>
          </table:table-cell>
          <table:table-cell table:style-name="ce2" office:value-type="float" office:value="217" calcext:value-type="float">
            <text:p>217</text:p>
          </table:table-cell>
          <table:table-cell table:style-name="ce4" office:value-type="string" calcext:value-type="string">
            <text:p>I started styudying to be a pilot. I just completed my first flight lesson. I was totally nervous but my instructor was so cool and confid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good_comma_ its very important to have an instructor like that to calm your nerv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_comma_ I really felt like he had my best interests at he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e must have been very passionate about teaching his stud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he's been a pilot for years and actually just became a certified instructor about a year ago. He says he truly enjoys teac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71_conv:15542</text:p>
          </table:table-cell>
          <table:table-cell table:style-name="ce2" office:value-type="string" calcext:value-type="string">
            <text:p>terrified</text:p>
          </table:table-cell>
          <table:table-cell table:style-name="ce4" office:value-type="string" calcext:value-type="string">
            <text:p>With the amount of disagreements between two major parties in our country_comma_ i am very concerned of our country's future</text:p>
          </table:table-cell>
          <table:table-cell table:style-name="ce2" office:value-type="float" office:value="155" calcext:value-type="float">
            <text:p>155</text:p>
          </table:table-cell>
          <table:table-cell table:style-name="ce4" office:value-type="string" calcext:value-type="string">
            <text:p>Seeing the number of disagreements only to increase between two major parties in our country_comma_ i am afraid of our future political discour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ah its very nervwrecking. Im anxious as well to know how it turns ou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t is truly. It has not been like this before. I only see and hear insults flying around at each other add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ah makes me nervous to know what and how it will turn out. Hopefully everything will turn out good for the bes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73_conv:22547</text:p>
          </table:table-cell>
          <table:table-cell table:style-name="ce2" office:value-type="string" calcext:value-type="string">
            <text:p>proud</text:p>
          </table:table-cell>
          <table:table-cell table:style-name="ce4" office:value-type="string" calcext:value-type="string">
            <text:p>My child is normally a D student but worked really hard and got the A B honor roll. I knew she could do it. </text:p>
          </table:table-cell>
          <table:table-cell table:style-name="ce2" office:value-type="float" office:value="659" calcext:value-type="float">
            <text:p>659</text:p>
          </table:table-cell>
          <table:table-cell table:style-name="ce4" office:value-type="string" calcext:value-type="string">
            <text:p>I just knew my daughter could pull it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pull what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She <text:s/>is normally a D student but worked really hard and got the A B honor ro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wow_comma_ that is so nice. you both should be really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ah and I'm glad she realizes there is nothing wrong with her. It just takes a little eff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you have to put forth alot of effort in order to see good result. good for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8_conv:22897</text:p>
          </table:table-cell>
          <table:table-cell table:style-name="ce2" office:value-type="string" calcext:value-type="string">
            <text:p>sad</text:p>
          </table:table-cell>
          <table:table-cell table:style-name="ce4" office:value-type="string" calcext:value-type="string">
            <text:p><text:s/>I passed by my grandma's old house today_comma_ she passed last year. It really brought me down.</text:p>
          </table:table-cell>
          <table:table-cell table:style-name="ce2" office:value-type="float" office:value="816" calcext:value-type="float">
            <text:p>816</text:p>
          </table:table-cell>
          <table:table-cell table:style-name="ce4" office:value-type="string" calcext:value-type="string">
            <text:p>While driving today I went past my grandma's old house. She passed las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bet that gave you some good feee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for sure. Good feelings_comma_ but I also miss her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 bet. but atleast you have the memor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0_conv:821</text:p>
          </table:table-cell>
          <table:table-cell table:style-name="ce2" office:value-type="string" calcext:value-type="string">
            <text:p>grateful</text:p>
          </table:table-cell>
          <table:table-cell table:style-name="ce4" office:value-type="string" calcext:value-type="string">
            <text:p>When I was kicked out of my step parent's house for no reason_comma_ my best friend immediately took me in. I was so thankful for that opportunity.</text:p>
          </table:table-cell>
          <table:table-cell table:style-name="ce2" office:value-type="float" office:value="140" calcext:value-type="float">
            <text:p>140</text:p>
          </table:table-cell>
          <table:table-cell table:style-name="ce4" office:value-type="string" calcext:value-type="string">
            <text:p>One time when I was kicked out of the place I was staying at_comma_ my best friend immediately told me I could stay with her until I got on my fe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Oh no_comma_ that sounds like an awful situation. What did you end up doing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I stayed with her for about a year until I got my own apartment. We are getting an apartment together in a few month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So exciting! It can be fun to have a roomm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She also has 2 daughters_comma_ 2 and 7_comma_ and a few crested geckos too so I'll have a bunch of roommat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I love that. Lots of new friends_comma_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I've known them since the moment they were born_comma_ but it will still b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19_conv:7439</text:p>
          </table:table-cell>
          <table:table-cell table:style-name="ce2" office:value-type="string" calcext:value-type="string">
            <text:p>prepared</text:p>
          </table:table-cell>
          <table:table-cell table:style-name="ce4" office:value-type="string" calcext:value-type="string">
            <text:p>I tucked my work uniform in and had my name badge on</text:p>
          </table:table-cell>
          <table:table-cell table:style-name="ce2" office:value-type="float" office:value="466" calcext:value-type="float">
            <text:p>466</text:p>
          </table:table-cell>
          <table:table-cell table:style-name="ce4" office:value-type="string" calcext:value-type="string">
            <text:p>My work supervisor came into my store recently. I tucked in my shirt_comma_ left home early_comma_ and even put my name badge on for the special occas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good. Did you have a good time with your supervis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had a great time keeping my job and not being fired! I was on the ball for his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Good job! Maybe you will get a promotion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60_conv:21320</text:p>
          </table:table-cell>
          <table:table-cell table:style-name="ce2" office:value-type="string" calcext:value-type="string">
            <text:p>anticipating</text:p>
          </table:table-cell>
          <table:table-cell table:style-name="ce4" office:value-type="string" calcext:value-type="string">
            <text:p>I'm very ready for school to start!</text:p>
          </table:table-cell>
          <table:table-cell table:style-name="ce2" office:value-type="float" office:value="259" calcext:value-type="float">
            <text:p>259</text:p>
          </table:table-cell>
          <table:table-cell table:style-name="ce4" office:value-type="string" calcext:value-type="string">
            <text:p>I'm very ready for school to sta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Me_comma_ too! <text:s/>I work at the registration department at a college and we're very busy until school sta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There's just something so nostalgic about going to school. Reminds me of my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think it's the feeling of the beginning of something n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30_conv:14661</text:p>
          </table:table-cell>
          <table:table-cell table:style-name="ce2" office:value-type="string" calcext:value-type="string">
            <text:p>sentimental</text:p>
          </table:table-cell>
          <table:table-cell table:style-name="ce4" office:value-type="string" calcext:value-type="string">
            <text:p>I miss my coworker. Her replacement just isn't the same.</text:p>
          </table:table-cell>
          <table:table-cell table:style-name="ce2" office:value-type="float" office:value="1" calcext:value-type="float">
            <text:p>1</text:p>
          </table:table-cell>
          <table:table-cell table:style-name="ce4" office:value-type="string" calcext:value-type="string">
            <text:p>I miss my coworker. Her replacement just isn't the sa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Bummer. <text:s/>You still keep in touch with her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We keep in touch online. She definitely set up some high standards for us aroun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text:s/>Give the newbie a chance_comma_ I'm sure she'll come around. <text:s/>What kind of work do you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2_conv:964</text:p>
          </table:table-cell>
          <table:table-cell table:style-name="ce2" office:value-type="string" calcext:value-type="string">
            <text:p>disappointed</text:p>
          </table:table-cell>
          <table:table-cell table:style-name="ce4" office:value-type="string" calcext:value-type="string">
            <text:p>When I was a kid one of the things I wanted most was a remote control car. My older brother had a job and told me if I get all A's on my next report card_comma_ he would buy me the car. I was encouraged to do good in school for the reward. My report card came and my lowest score was A-.</text:p>
          </table:table-cell>
          <table:table-cell table:style-name="ce2" office:value-type="float" office:value="167" calcext:value-type="float">
            <text:p>167</text:p>
          </table:table-cell>
          <table:table-cell table:style-name="ce4" office:value-type="string" calcext:value-type="string">
            <text:p>I was in 5th grade and wanted a remote control car. My older brother who had a job said he would buy it for me if I got all A's on next report card. My lowest score was A- and he said that A- is not an 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that's pretty annoying. He should have given it to you anyway. A- is a great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7" calcext:value-type="float">
            <text:p>167</text:p>
          </table:table-cell>
          <table:table-cell table:style-name="ce4" office:value-type="string" calcext:value-type="string">
            <text:p>Yes I thought so too. That's when I learned about life being full of loopho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probably also learned your brother is a cheapskate_comma_ haha. I hope you did end up getting that car on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7" calcext:value-type="float">
            <text:p>167</text:p>
          </table:table-cell>
          <table:table-cell table:style-name="ce4" office:value-type="string" calcext:value-type="string">
            <text:p>The answer is yes to bo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44_conv:11889</text:p>
          </table:table-cell>
          <table:table-cell table:style-name="ce2" office:value-type="string" calcext:value-type="string">
            <text:p>apprehensive</text:p>
          </table:table-cell>
          <table:table-cell table:style-name="ce4" office:value-type="string" calcext:value-type="string">
            <text:p>Feeling a bit scared about the weekend. I have a hard time with my anxiety sometimes and I will be alone a lot this weekend.</text:p>
          </table:table-cell>
          <table:table-cell table:style-name="ce2" office:value-type="float" office:value="296" calcext:value-type="float">
            <text:p>296</text:p>
          </table:table-cell>
          <table:table-cell table:style-name="ce4" office:value-type="string" calcext:value-type="string">
            <text:p>Feeling a bit scared about the week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Feeling a bit scared about the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have a hard time with my anxiety sometimes and I will be alone a lot this weekend. I don't like free time_comma_ I like to stay busy so I don't think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understand. Did you try getting out with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trust a lot of people. I do like being alone sometimes but if not then I just want to be with someone I trust- They are not always avail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79_conv:10559</text:p>
          </table:table-cell>
          <table:table-cell table:style-name="ce2" office:value-type="string" calcext:value-type="string">
            <text:p>proud</text:p>
          </table:table-cell>
          <table:table-cell table:style-name="ce4" office:value-type="string" calcext:value-type="string">
            <text:p>My son just graduated college. He has worked so hard for this.</text:p>
          </table:table-cell>
          <table:table-cell table:style-name="ce2" office:value-type="float" office:value="243" calcext:value-type="float">
            <text:p>243</text:p>
          </table:table-cell>
          <table:table-cell table:style-name="ce4" office:value-type="string" calcext:value-type="string">
            <text:p>My son just graduated colleg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Congrats on getting him that far! What did he stu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was studying computer programming. He has worked so hard for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a great job to have in this world. I bet he is excited to get started wor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4_conv:15429</text:p>
          </table:table-cell>
          <table:table-cell table:style-name="ce2" office:value-type="string" calcext:value-type="string">
            <text:p>sad</text:p>
          </table:table-cell>
          <table:table-cell table:style-name="ce4" office:value-type="string" calcext:value-type="string">
            <text:p>My sister's cat got sick and had to be put down last week. Feels bad. I'd known the cat for 14 years and was always her favourite person</text:p>
          </table:table-cell>
          <table:table-cell table:style-name="ce2" office:value-type="float" office:value="549" calcext:value-type="float">
            <text:p>549</text:p>
          </table:table-cell>
          <table:table-cell table:style-name="ce4" office:value-type="string" calcext:value-type="string">
            <text:p>My sister's cat got sick and had to be put down last week. Feels b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sounds terrible. But hopefully it isnt suffering any mo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She had stomach cancer_comma_ so she was in a lot of pain. Definitely the right th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just remember her for all the good memori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02_conv:21205</text:p>
          </table:table-cell>
          <table:table-cell table:style-name="ce2" office:value-type="string" calcext:value-type="string">
            <text:p>confident</text:p>
          </table:table-cell>
          <table:table-cell table:style-name="ce4" office:value-type="string" calcext:value-type="string">
            <text:p>I think I aced my supervisor exam!</text:p>
          </table:table-cell>
          <table:table-cell table:style-name="ce2" office:value-type="float" office:value="90" calcext:value-type="float">
            <text:p>90</text:p>
          </table:table-cell>
          <table:table-cell table:style-name="ce4" office:value-type="string" calcext:value-type="string">
            <text:p>I think I aced my supervisor ex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Woo hoo! That is awesome! Congrats! When will you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should know something by tomorrow morning. <text:s/>Hopefully they tell me right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I hope so too! I'll be sure to keep my fingers crossed for you!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30_conv:12461</text:p>
          </table:table-cell>
          <table:table-cell table:style-name="ce2" office:value-type="string" calcext:value-type="string">
            <text:p>lonely</text:p>
          </table:table-cell>
          <table:table-cell table:style-name="ce4" office:value-type="string" calcext:value-type="string">
            <text:p>Sometimes I want privacy_comma_ but now that I have it_comma_ I miss my roomies.</text:p>
          </table:table-cell>
          <table:table-cell table:style-name="ce2" office:value-type="float" office:value="1" calcext:value-type="float">
            <text:p>1</text:p>
          </table:table-cell>
          <table:table-cell table:style-name="ce4" office:value-type="string" calcext:value-type="string">
            <text:p>Sometimes I want privacy_comma_ but now that I have it_comma_ I miss my roomi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I understand. But hey_comma_ you dont have to look at or clean up any elses mess anymore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anm_comma_ you make a good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_comma_ thats was my biggest pet peeve. No more clogged drains_comma_ dirty dishes or anything but my 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9_conv:12079</text:p>
          </table:table-cell>
          <table:table-cell table:style-name="ce2" office:value-type="string" calcext:value-type="string">
            <text:p>ashamed</text:p>
          </table:table-cell>
          <table:table-cell table:style-name="ce4" office:value-type="string" calcext:value-type="string">
            <text:p>I am very ashamed in my family</text:p>
          </table:table-cell>
          <table:table-cell table:style-name="ce2" office:value-type="float" office:value="317" calcext:value-type="float">
            <text:p>317</text:p>
          </table:table-cell>
          <table:table-cell table:style-name="ce4" office:value-type="string" calcext:value-type="string">
            <text:p>I am very ashamed in my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really sorry to hear that. <text:s/>Why are you asham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Because they never invite me to go places_comma_ and they never call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really too bad. <text:s/>Did you all have a f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8_conv:1997</text:p>
          </table:table-cell>
          <table:table-cell table:style-name="ce2" office:value-type="string" calcext:value-type="string">
            <text:p>terrified</text:p>
          </table:table-cell>
          <table:table-cell table:style-name="ce4" office:value-type="string" calcext:value-type="string">
            <text:p>almost having a car crash</text:p>
          </table:table-cell>
          <table:table-cell table:style-name="ce2" office:value-type="float" office:value="275" calcext:value-type="float">
            <text:p>275</text:p>
          </table:table-cell>
          <table:table-cell table:style-name="ce4" office:value-type="string" calcext:value-type="string">
            <text:p>I was almost in a nasty car crash earli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my gosh_comma_ that's terrible. How did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5" calcext:value-type="float">
            <text:p>275</text:p>
          </table:table-cell>
          <table:table-cell table:style-name="ce4" office:value-type="string" calcext:value-type="string">
            <text:p>A truck was in the middle of the road on a tight country ro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one of my worst fears when I drive to my girlfriend's parents' house. So everything ended up being okay_comma_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39_conv:23278</text:p>
          </table:table-cell>
          <table:table-cell table:style-name="ce2" office:value-type="string" calcext:value-type="string">
            <text:p>angry</text:p>
          </table:table-cell>
          <table:table-cell table:style-name="ce4" office:value-type="string" calcext:value-type="string">
            <text:p>I lost my car keys. I'm furious with myself.</text:p>
          </table:table-cell>
          <table:table-cell table:style-name="ce2" office:value-type="float" office:value="64" calcext:value-type="float">
            <text:p>64</text:p>
          </table:table-cell>
          <table:table-cell table:style-name="ce4" office:value-type="string" calcext:value-type="string">
            <text:p>I lost my car keys. I'm such a f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ppens to everybody. My girlfriend_comma_ who is the smartest person I know_comma_ has had to make 5 duplicates of her car keys because she's locked herself out so much. She's so forgetful because she's so efficient and on top of everything else important_comma_ that sometimes she misses the small things. Maybe that's true in your case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pretty funny_comma_ and makes me feel better. This is the first time I've lost my keys so I hope to keep it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ve heard some people place theirs in a bowl near the front door as soon as they come home_comma_ or they stick it in the fridge with their lunch.. silly things to make sure they can keep it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4_conv:15428</text:p>
          </table:table-cell>
          <table:table-cell table:style-name="ce2" office:value-type="string" calcext:value-type="string">
            <text:p>sentimental</text:p>
          </table:table-cell>
          <table:table-cell table:style-name="ce4" office:value-type="string" calcext:value-type="string">
            <text:p>I dont want to sell my old Cadillac.</text:p>
          </table:table-cell>
          <table:table-cell table:style-name="ce2" office:value-type="float" office:value="59" calcext:value-type="float">
            <text:p>59</text:p>
          </table:table-cell>
          <table:table-cell table:style-name="ce4" office:value-type="string" calcext:value-type="string">
            <text:p>I really dont want to sell my old Cadillac. But I need the mone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That sucks. I hope you won't be out of transport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a I will get a cheaper car. It just that I am so sentimentally attached to the Cadillac.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 bet! They're really cool cars with persona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40_conv:13081</text:p>
          </table:table-cell>
          <table:table-cell table:style-name="ce2" office:value-type="string" calcext:value-type="string">
            <text:p>annoyed</text:p>
          </table:table-cell>
          <table:table-cell table:style-name="ce4" office:value-type="string" calcext:value-type="string">
            <text:p>when someone dosnt stop talking</text:p>
          </table:table-cell>
          <table:table-cell table:style-name="ce2" office:value-type="float" office:value="514" calcext:value-type="float">
            <text:p>514</text:p>
          </table:table-cell>
          <table:table-cell table:style-name="ce4" office:value-type="string" calcext:value-type="string">
            <text:p>i hate when someone dosnt take the hint to stop talk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that is incredibly annoying! I'm a quiet person by nature so that can drive me carzy quite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ant to tell them to stop but do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 feel like yelling at them - But that's just something that I would never actually be able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05_conv:18811</text:p>
          </table:table-cell>
          <table:table-cell table:style-name="ce2" office:value-type="string" calcext:value-type="string">
            <text:p>terrified</text:p>
          </table:table-cell>
          <table:table-cell table:style-name="ce4" office:value-type="string" calcext:value-type="string">
            <text:p>thinking someone was breaking in</text:p>
          </table:table-cell>
          <table:table-cell table:style-name="ce2" office:value-type="float" office:value="514" calcext:value-type="float">
            <text:p>514</text:p>
          </table:table-cell>
          <table:table-cell table:style-name="ce4" office:value-type="string" calcext:value-type="string">
            <text:p>i moved into a new apartment yesterday. and while i was alseep last night i thought someone was breaking in..heard a lot of noise on my wind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man what happened next_comma_ i would have been looking for a place to h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saw a shadow and was feeling uneasy_comma_ then i saw ears..turns out it was a cat. the old tenant would feed a stray_comma_ so he would come by at nights and thats how he alerted that he wanted food.i was relie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bet that was a relief and pretty funny when you look back o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57_conv:16515</text:p>
          </table:table-cell>
          <table:table-cell table:style-name="ce2" office:value-type="string" calcext:value-type="string">
            <text:p>confident</text:p>
          </table:table-cell>
          <table:table-cell table:style-name="ce4" office:value-type="string" calcext:value-type="string">
            <text:p>'m preparing for marathon</text:p>
          </table:table-cell>
          <table:table-cell table:style-name="ce2" office:value-type="float" office:value="52" calcext:value-type="float">
            <text:p>52</text:p>
          </table:table-cell>
          <table:table-cell table:style-name="ce4" office:value-type="string" calcext:value-type="string">
            <text:p>i'm preparing to run a marathon. i'm not a runner and never participated in any race but i think i can do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of_comma_ are you sure you don't want to try a half marathon first? You'll need to train quite a bit before doing a full marath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ve been training for the past 4 months and i already signed up and paid for this marathon so i have no choic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Well then stay hydrated! I hope you do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35_conv:11671</text:p>
          </table:table-cell>
          <table:table-cell table:style-name="ce2" office:value-type="string" calcext:value-type="string">
            <text:p>furious</text:p>
          </table:table-cell>
          <table:table-cell table:style-name="ce4" office:value-type="string" calcext:value-type="string">
            <text:p>having something stolen</text:p>
          </table:table-cell>
          <table:table-cell table:style-name="ce2" office:value-type="float" office:value="514" calcext:value-type="float">
            <text:p>514</text:p>
          </table:table-cell>
          <table:table-cell table:style-name="ce4" office:value-type="string" calcext:value-type="string">
            <text:p>i got home from work today and found someone stole my tv</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 that sti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cameras didnt catch anyth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pefully you had insur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86_conv:10173</text:p>
          </table:table-cell>
          <table:table-cell table:style-name="ce2" office:value-type="string" calcext:value-type="string">
            <text:p>excited</text:p>
          </table:table-cell>
          <table:table-cell table:style-name="ce4" office:value-type="string" calcext:value-type="string">
            <text:p>i was glad to see i was able to get on time today</text:p>
          </table:table-cell>
          <table:table-cell table:style-name="ce2" office:value-type="float" office:value="238" calcext:value-type="float">
            <text:p>238</text:p>
          </table:table-cell>
          <table:table-cell table:style-name="ce4" office:value-type="string" calcext:value-type="string">
            <text:p>i was glad to see i was able to get on time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_comma_ were you always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they keep us until we are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ou meant on time for home. That i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43_conv:3886</text:p>
          </table:table-cell>
          <table:table-cell table:style-name="ce2" office:value-type="string" calcext:value-type="string">
            <text:p>afraid</text:p>
          </table:table-cell>
          <table:table-cell table:style-name="ce4" office:value-type="string" calcext:value-type="string">
            <text:p>Last week my dog got really sick.</text:p>
          </table:table-cell>
          <table:table-cell table:style-name="ce2" office:value-type="float" office:value="250" calcext:value-type="float">
            <text:p>250</text:p>
          </table:table-cell>
          <table:table-cell table:style-name="ce4" office:value-type="string" calcext:value-type="string">
            <text:p>My dog got really sick and was coughing up blood last week. I didn't know what to do. I had a panic att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Oh no_comma_ that's terrible! <text:s/>Are both you and your dog al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I took him to the vet and got him the help he needed. The possibility of losing my best friend had me fright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Yes_comma_ that would have frightened me too. <text:s/>I'm glad he's al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6_conv:11513</text:p>
          </table:table-cell>
          <table:table-cell table:style-name="ce2" office:value-type="string" calcext:value-type="string">
            <text:p>surprised</text:p>
          </table:table-cell>
          <table:table-cell table:style-name="ce4" office:value-type="string" calcext:value-type="string">
            <text:p>I was surprised to receive a parcel yesterday. It was from my Aunt.</text:p>
          </table:table-cell>
          <table:table-cell table:style-name="ce2" office:value-type="float" office:value="196" calcext:value-type="float">
            <text:p>196</text:p>
          </table:table-cell>
          <table:table-cell table:style-name="ce4" office:value-type="string" calcext:value-type="string">
            <text:p>I received a parcel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as it delivered by Fed Ex_comma_ UPS or by the US Pos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ne of the above:-) It was delivered by the Royal M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never heard of them. What was in the parc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ey are like the UK version of UPS. Candy and chocolate from my Au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6_conv:16012</text:p>
          </table:table-cell>
          <table:table-cell table:style-name="ce2" office:value-type="string" calcext:value-type="string">
            <text:p>embarrassed</text:p>
          </table:table-cell>
          <table:table-cell table:style-name="ce4" office:value-type="string" calcext:value-type="string">
            <text:p>I felt like such a tool when I realized that the shirt I was wearing was inside-out. I bet so many people noticed and laughed at me.</text:p>
          </table:table-cell>
          <table:table-cell table:style-name="ce2" office:value-type="float" office:value="139" calcext:value-type="float">
            <text:p>139</text:p>
          </table:table-cell>
          <table:table-cell table:style-name="ce4" office:value-type="string" calcext:value-type="string">
            <text:p>I felt so dumb when I realized the shirt I was wearing was inside-out. I bet so many people notic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man that had to be embarrassing. <text:s/>I know how you feel though b/c I once went to work with two different shoes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usually pay better attention to my clothing. I must have been really distracted that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ell it will probably never happen again so don't worry about it t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47_conv:24294</text:p>
          </table:table-cell>
          <table:table-cell table:style-name="ce2" office:value-type="string" calcext:value-type="string">
            <text:p>anxious</text:p>
          </table:table-cell>
          <table:table-cell table:style-name="ce4" office:value-type="string" calcext:value-type="string">
            <text:p>I used to be nervous getting in the pool when I was a little kid because it would remind me of when I almost drowned...but swimming lessons took care of that_comma_ I'm glad my parents pushed me and gave me confidence to be on the swim team</text:p>
          </table:table-cell>
          <table:table-cell table:style-name="ce2" office:value-type="float" office:value="119" calcext:value-type="float">
            <text:p>119</text:p>
          </table:table-cell>
          <table:table-cell table:style-name="ce4" office:value-type="string" calcext:value-type="string">
            <text:p>When I was a kid I almost drowned so I would be nervous getting in the pool...but since my parents put me in swimming lessons I gained confidence and even joined the swim te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Wow_comma_ good for you finding the courage to overcome your fear! I can understand why you were nervous after what you went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it was scary. <text:s/>But I'm grateful for my parents for nipping it in the bud...sometimes that kind of fear stays with a person for the rest of thei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completely understand. Your parents sound like great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1_conv:11862</text:p>
          </table:table-cell>
          <table:table-cell table:style-name="ce2" office:value-type="string" calcext:value-type="string">
            <text:p>disappointed</text:p>
          </table:table-cell>
          <table:table-cell table:style-name="ce4" office:value-type="string" calcext:value-type="string">
            <text:p>I'm pretty laid back. <text:s/>The only time I'll be upset at someone is if they talk a big game but don't live up to it</text:p>
          </table:table-cell>
          <table:table-cell table:style-name="ce2" office:value-type="float" office:value="119" calcext:value-type="float">
            <text:p>119</text:p>
          </table:table-cell>
          <table:table-cell table:style-name="ce4" office:value-type="string" calcext:value-type="string">
            <text:p>I was pretty upset at my friend when he ran away from a fight. <text:s/>I was actually standing up for him against two guys talking crap but he ran away like a little wu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that still makes you a great frien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s. <text:s/>Got 6 stitches on my face from a corona bottle when they blindsided me lol...but I still managed to knock out one of them so I was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ounds like you all should stay away from bars lol. But if it keeps you acting good at home_comma_ then so be it. Your friend sounds like he needs a crack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31_conv:6862</text:p>
          </table:table-cell>
          <table:table-cell table:style-name="ce2" office:value-type="string" calcext:value-type="string">
            <text:p>furious</text:p>
          </table:table-cell>
          <table:table-cell table:style-name="ce4" office:value-type="string" calcext:value-type="string">
            <text:p>I was mad the other day when i couldnt leave work on time</text:p>
          </table:table-cell>
          <table:table-cell table:style-name="ce2" office:value-type="float" office:value="238" calcext:value-type="float">
            <text:p>238</text:p>
          </table:table-cell>
          <table:table-cell table:style-name="ce4" office:value-type="string" calcext:value-type="string">
            <text:p>I was mad the other day when i couldnt leave work on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h no that was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too muc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sorry what did you do the next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1_conv:8883</text:p>
          </table:table-cell>
          <table:table-cell table:style-name="ce2" office:value-type="string" calcext:value-type="string">
            <text:p>anxious</text:p>
          </table:table-cell>
          <table:table-cell table:style-name="ce4" office:value-type="string" calcext:value-type="string">
            <text:p>My girlfriend asked me to meet her parents next week. I am feeling all nervous and sweaty about it.</text:p>
          </table:table-cell>
          <table:table-cell table:style-name="ce2" office:value-type="float" office:value="416" calcext:value-type="float">
            <text:p>416</text:p>
          </table:table-cell>
          <table:table-cell table:style-name="ce4" office:value-type="string" calcext:value-type="string">
            <text:p>My girlfriend asked me to meet her parents nex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dang. How do you think that is going to go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am not sure to be honest. i am feeling so nervous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m sure everything will be fine. Just gotta be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2_conv:4924</text:p>
          </table:table-cell>
          <table:table-cell table:style-name="ce2" office:value-type="string" calcext:value-type="string">
            <text:p>disgusted</text:p>
          </table:table-cell>
          <table:table-cell table:style-name="ce4" office:value-type="string" calcext:value-type="string">
            <text:p>So_comma_ I was eating dinner and my dad kept laughing during it_comma_ and I wondered why. Turns out he accidentally dropped the plate of meat on the ground outside after grilling it_comma_ but decided to serve it to us anyway!</text:p>
          </table:table-cell>
          <table:table-cell table:style-name="ce2" office:value-type="float" office:value="273" calcext:value-type="float">
            <text:p>273</text:p>
          </table:table-cell>
          <table:table-cell table:style-name="ce4" office:value-type="string" calcext:value-type="string">
            <text:p>So_comma_ I was eating dinner and my dad kept laughing during it_comma_ and I wondered why. Turns out he accidentally dropped the plate of meat on the ground outside after grilling it_comma_ but decided to serve it to us anyw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hilar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to me it wasn't! I felt like something was off about the taste_comma_ too_comma_ like there was little grains of dirt or gravel or rock or something. And now I feel gross thinking about what else it could have touched_comma_ since our dogs poop in that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m sorry I laughed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31_conv:11462</text:p>
          </table:table-cell>
          <table:table-cell table:style-name="ce2" office:value-type="string" calcext:value-type="string">
            <text:p>sentimental</text:p>
          </table:table-cell>
          <table:table-cell table:style-name="ce4" office:value-type="string" calcext:value-type="string">
            <text:p>I keep every penny I find because I know my grandmother sent them from heaven.</text:p>
          </table:table-cell>
          <table:table-cell table:style-name="ce2" office:value-type="float" office:value="9" calcext:value-type="float">
            <text:p>9</text:p>
          </table:table-cell>
          <table:table-cell table:style-name="ce4" office:value-type="string" calcext:value-type="string">
            <text:p>I keep every penny i find because I know my grandmother sent them from heav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 is the most beautiful thing ive ever he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One day_comma_ my kids will cash in the pennys to buy my land spot next to my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 is a great pl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8_conv:8257</text:p>
          </table:table-cell>
          <table:table-cell table:style-name="ce2" office:value-type="string" calcext:value-type="string">
            <text:p>apprehensive</text:p>
          </table:table-cell>
          <table:table-cell table:style-name="ce4" office:value-type="string" calcext:value-type="string">
            <text:p>I saw a psychiatrist. </text:p>
          </table:table-cell>
          <table:table-cell table:style-name="ce2" office:value-type="float" office:value="250" calcext:value-type="float">
            <text:p>250</text:p>
          </table:table-cell>
          <table:table-cell table:style-name="ce4" office:value-type="string" calcext:value-type="string">
            <text:p>I saw a psychiatrist for the first time yesterday. It was alright_comma_ but I have to admit I was a bit skeptical at fir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have considered it myself but feel the same as you. Will you go back agai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might. It just makes me a little uneasy having to share personal information with a total str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ight_comma_ i feel you but maybe it will be good to get it all ou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74_conv:4148</text:p>
          </table:table-cell>
          <table:table-cell table:style-name="ce2" office:value-type="string" calcext:value-type="string">
            <text:p>surprised</text:p>
          </table:table-cell>
          <table:table-cell table:style-name="ce4" office:value-type="string" calcext:value-type="string">
            <text:p>It was shocking for me to see my beautiful city at night from a plane.</text:p>
          </table:table-cell>
          <table:table-cell table:style-name="ce2" office:value-type="float" office:value="350" calcext:value-type="float">
            <text:p>350</text:p>
          </table:table-cell>
          <table:table-cell table:style-name="ce4" office:value-type="string" calcext:value-type="string">
            <text:p>I recently traveled by plane and I loved seeing the city I love at night_comma_ the view was beautifu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love flying! <text:s/>Was it your first time on an airpl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t was the first time I traveled at night_comma_ I lov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prefer night flying as well. <text:s/>I love how you can see the city lights moving_comma_ like it's the lifeblood of a living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 share your opinion_comma_ it's great to see how small we are at that dist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43_conv:9487</text:p>
          </table:table-cell>
          <table:table-cell table:style-name="ce2" office:value-type="string" calcext:value-type="string">
            <text:p>jealous</text:p>
          </table:table-cell>
          <table:table-cell table:style-name="ce4" office:value-type="string" calcext:value-type="string">
            <text:p>Close friend has an unlimited stream of money from her parents. Always wishing I was able to do the stuff she does and not work.</text:p>
          </table:table-cell>
          <table:table-cell table:style-name="ce2" office:value-type="float" office:value="423" calcext:value-type="float">
            <text:p>423</text:p>
          </table:table-cell>
          <table:table-cell table:style-name="ce4" office:value-type="string" calcext:value-type="string">
            <text:p>it sure must be nice to be able to get all the cool stuff_comma_ and do whatever you want and not have to work for any of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I wouldn't know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Yeah me either. I have some friends that get to experience it. Fortunately they are sharing so that i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have any sharing friends either lol. You're luck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97_conv:17595</text:p>
          </table:table-cell>
          <table:table-cell table:style-name="ce2" office:value-type="string" calcext:value-type="string">
            <text:p>excited</text:p>
          </table:table-cell>
          <table:table-cell table:style-name="ce4" office:value-type="string" calcext:value-type="string">
            <text:p>My friend and I are supposed to be going to a water park soon. I've never been to a water park_comma_ so it should be interesting.</text:p>
          </table:table-cell>
          <table:table-cell table:style-name="ce2" office:value-type="float" office:value="545" calcext:value-type="float">
            <text:p>545</text:p>
          </table:table-cell>
          <table:table-cell table:style-name="ce4" office:value-type="string" calcext:value-type="string">
            <text:p>My friend and I are supposed to go to a water park this weekend. I've never been to a water park_comma_ so I'm sooorta looking forward to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 is awesome. I love water parks. Do you like pools in gener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 yeah_comma_ I love to swim! Especially when it's so dang hot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Oh yeah! It is cool here today but it has been insanely hot. Pools are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_conv:2421</text:p>
          </table:table-cell>
          <table:table-cell table:style-name="ce2" office:value-type="string" calcext:value-type="string">
            <text:p>surprised</text:p>
          </table:table-cell>
          <table:table-cell table:style-name="ce4" office:value-type="string" calcext:value-type="string">
            <text:p>I recently had an experience with a girl I used to love. We had a one night stand and it was crazy!</text:p>
          </table:table-cell>
          <table:table-cell table:style-name="ce2" office:value-type="float" office:value="64" calcext:value-type="float">
            <text:p>64</text:p>
          </table:table-cell>
          <table:table-cell table:style-name="ce4" office:value-type="string" calcext:value-type="string">
            <text:p>I recently had a one night stand with a woman from my past. It caught both of us off gu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ow. That's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Yes_comma_ it was a very interesting time. I wish to continue talking to her despite living in different loc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glad you made amends then and no dram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2_conv:4925</text:p>
          </table:table-cell>
          <table:table-cell table:style-name="ce2" office:value-type="string" calcext:value-type="string">
            <text:p>guilty</text:p>
          </table:table-cell>
          <table:table-cell table:style-name="ce4" office:value-type="string" calcext:value-type="string">
            <text:p>I ate all of the ice cream before my kids could even have any.</text:p>
          </table:table-cell>
          <table:table-cell table:style-name="ce2" office:value-type="float" office:value="27" calcext:value-type="float">
            <text:p>27</text:p>
          </table:table-cell>
          <table:table-cell table:style-name="ce4" office:value-type="string" calcext:value-type="string">
            <text:p>I ate all of the ice cream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ll of it! Dang.. I bet someone wasn't happy about that. Unless you live alone_comma_ in which case_comma_ no big deal. Did you just feel like eating it_comma_ or were you feeling sad about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I do feel bad though because my kids didn't get any. Now I have to bu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h_comma_ the kids. Well_comma_ maybe that's a good excuse for them to skip the sugar for a few days. I'm sure you'll make it up to them any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don't need any sugar anyw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65_conv:22531</text:p>
          </table:table-cell>
          <table:table-cell table:style-name="ce2" office:value-type="string" calcext:value-type="string">
            <text:p>annoyed</text:p>
          </table:table-cell>
          <table:table-cell table:style-name="ce4" office:value-type="string" calcext:value-type="string">
            <text:p>I was trying to use my smart tv to watch a movie but my internet kept disconnecting. I tried reconnectiong and it would work for a while and then disconnect again. it was a really good movie too.</text:p>
          </table:table-cell>
          <table:table-cell table:style-name="ce2" office:value-type="float" office:value="659" calcext:value-type="float">
            <text:p>659</text:p>
          </table:table-cell>
          <table:table-cell table:style-name="ce4" office:value-type="string" calcext:value-type="string">
            <text:p>I was trying to use my smart tv to watch a movie and my internet kept disconnec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awe man thats the wo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text:s/>I tried reconnectiong and it would work for a while and then disconnect again. it was a really good movi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thats really su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27_conv:13654</text:p>
          </table:table-cell>
          <table:table-cell table:style-name="ce2" office:value-type="string" calcext:value-type="string">
            <text:p>furious</text:p>
          </table:table-cell>
          <table:table-cell table:style-name="ce4" office:value-type="string" calcext:value-type="string">
            <text:p>Landlord entered my appartment without notifying me. I was sleeping.</text:p>
          </table:table-cell>
          <table:table-cell table:style-name="ce2" office:value-type="float" office:value="7" calcext:value-type="float">
            <text:p>7</text:p>
          </table:table-cell>
          <table:table-cell table:style-name="ce4" office:value-type="string" calcext:value-type="string">
            <text:p>My landlord entered my appartment without notifying me. I was sleep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mad. I woke up and saw him in my room. Then there was an argu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probably would have tried to shoot him thinking he was an intru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83_conv:3367</text:p>
          </table:table-cell>
          <table:table-cell table:style-name="ce2" office:value-type="string" calcext:value-type="string">
            <text:p>grateful</text:p>
          </table:table-cell>
          <table:table-cell table:style-name="ce4" office:value-type="string" calcext:value-type="string">
            <text:p>One time I was speeding_comma_ and another person was too. A cop pulled out behind me and luckily zoomed past me to chase after the other speeder. I felt like someone was looking down on me that day since I didn't get a ticket.</text:p>
          </table:table-cell>
          <table:table-cell table:style-name="ce2" office:value-type="float" office:value="273" calcext:value-type="float">
            <text:p>273</text:p>
          </table:table-cell>
          <table:table-cell table:style-name="ce4" office:value-type="string" calcext:value-type="string">
            <text:p>One time I was speeding_comma_ and another person was too. A cop pulled out behind me and luckily zoomed past me to chase after the other speeder. I felt like someone was looking down on me that day since I didn't get a tick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what luck! I bet you slowed down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mmediately. But my luck ran out like a week later_comma_ because then I got ticketed for speeding in some lame speed trap. Karma_comma_ I guess. Ever since then I've played it pretty safe and used it as a learning les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 that's good that you use this as a reason to stop speeding. Some people never lea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14_conv:6228</text:p>
          </table:table-cell>
          <table:table-cell table:style-name="ce2" office:value-type="string" calcext:value-type="string">
            <text:p>disgusted</text:p>
          </table:table-cell>
          <table:table-cell table:style-name="ce4" office:value-type="string" calcext:value-type="string">
            <text:p>I took out the garbage yesterday. The bag exploded as I took it to the street. It was so gross.</text:p>
          </table:table-cell>
          <table:table-cell table:style-name="ce2" office:value-type="float" office:value="209" calcext:value-type="float">
            <text:p>209</text:p>
          </table:table-cell>
          <table:table-cell table:style-name="ce4" office:value-type="string" calcext:value-type="string">
            <text:p>I took the garbage to the road last night and the bag burst. Got nasty stuff all over my shi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Ugh_comma_ that's the worst! <text:s/>Bright side - at least you weren't far from home that you were able to clean everything up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_comma_ my garbage can is 2 miles away. The smell was so strong that a herd of possums jumped me on the way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blinks* <text:s/>One_comma_ I didn't know possums travelled in herds and two_comma_ I am only hoping your day didn't get worse from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but it did. When I was almost there...ALMOST...a gaggle of ravenous hobos shanked me. I'm not sure why_comma_ but it happened_comma_ I sw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Bless it! <text:s/>And you survived all of that to tell the tale! <text:s/>And all of this over a busted garbage bag! <text:s/>We gotta get you a better brand of garbage bags_comma_ friend.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92_conv:18185</text:p>
          </table:table-cell>
          <table:table-cell table:style-name="ce2" office:value-type="string" calcext:value-type="string">
            <text:p>sad</text:p>
          </table:table-cell>
          <table:table-cell table:style-name="ce4" office:value-type="string" calcext:value-type="string">
            <text:p>i was upset when i couldnt go to my sons game</text:p>
          </table:table-cell>
          <table:table-cell table:style-name="ce2" office:value-type="float" office:value="238" calcext:value-type="float">
            <text:p>238</text:p>
          </table:table-cell>
          <table:table-cell table:style-name="ce4" office:value-type="string" calcext:value-type="string">
            <text:p>i was upset when i couldnt go to my sons ga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you miss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couldnt get out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need a new job that is more family orien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29_conv:18858</text:p>
          </table:table-cell>
          <table:table-cell table:style-name="ce2" office:value-type="string" calcext:value-type="string">
            <text:p>surprised</text:p>
          </table:table-cell>
          <table:table-cell table:style-name="ce4" office:value-type="string" calcext:value-type="string">
            <text:p>I haven't slept in 3 days_comma_ yet don't feel tired.</text:p>
          </table:table-cell>
          <table:table-cell table:style-name="ce2" office:value-type="float" office:value="4" calcext:value-type="float">
            <text:p>4</text:p>
          </table:table-cell>
          <table:table-cell table:style-name="ce4" office:value-type="string" calcext:value-type="string">
            <text:p>I haven't slept in 3 days_comma_ yet don't feel ti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_comma_ Did you see a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_comma_ I will force myself to sleep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8_conv:16676</text:p>
          </table:table-cell>
          <table:table-cell table:style-name="ce2" office:value-type="string" calcext:value-type="string">
            <text:p>sad</text:p>
          </table:table-cell>
          <table:table-cell table:style-name="ce4" office:value-type="string" calcext:value-type="string">
            <text:p>My dog snoop died after a long fight with cancer. He was so loved.</text:p>
          </table:table-cell>
          <table:table-cell table:style-name="ce2" office:value-type="float" office:value="375" calcext:value-type="float">
            <text:p>375</text:p>
          </table:table-cell>
          <table:table-cell table:style-name="ce4" office:value-type="string" calcext:value-type="string">
            <text:p>So sad that my dog pass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 I'm sorry. <text:s text:c="2"/>I know how you must feel. I've got a dog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had a long battle with cancer_comma_ it was 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ttleast the suffering i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re right but I'll miss him jumping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going to get another dog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am I believe_comma_ once my moms ready_comma_ she is very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ime heals all wou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51_conv:22103</text:p>
          </table:table-cell>
          <table:table-cell table:style-name="ce2" office:value-type="string" calcext:value-type="string">
            <text:p>ashamed</text:p>
          </table:table-cell>
          <table:table-cell table:style-name="ce4" office:value-type="string" calcext:value-type="string">
            <text:p>I didn't sleep well last night_comma_ and then my son was being extra demanding of attention. <text:s/>I got upset with him_comma_ but realize he'd really done nothing wrong.</text:p>
          </table:table-cell>
          <table:table-cell table:style-name="ce2" office:value-type="float" office:value="349" calcext:value-type="float">
            <text:p>349</text:p>
          </table:table-cell>
          <table:table-cell table:style-name="ce4" office:value-type="string" calcext:value-type="string">
            <text:p>I didn't sleep well last night_comma_ and then my son was being extra demanding of attention. I got upset with him_comma_ but realize he'd really done nothing wro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Sometimes it can be hard to be patient_comma_ I can totally relate to that. Not sleeping well can make you really irritable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Oh I know_comma_ I just feel so bad that I behaved that way towards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 hear ya_comma_ Don't be too hard on yourself though. being a parent can really test you! I'm sure you are doing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22_conv:4645</text:p>
          </table:table-cell>
          <table:table-cell table:style-name="ce2" office:value-type="string" calcext:value-type="string">
            <text:p>grateful</text:p>
          </table:table-cell>
          <table:table-cell table:style-name="ce4" office:value-type="string" calcext:value-type="string">
            <text:p>I've been going through some financial troubles_comma_ but my family has come through.</text:p>
          </table:table-cell>
          <table:table-cell table:style-name="ce2" office:value-type="float" office:value="1" calcext:value-type="float">
            <text:p>1</text:p>
          </table:table-cell>
          <table:table-cell table:style-name="ce4" office:value-type="string" calcext:value-type="string">
            <text:p>I've been going through some financial troubles_comma_ but my family has come throug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good. I hate that your having difficult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 wish neither of us have to go through tough tim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Yeah its tough. But_comma_ we just got to keep wor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27_conv:17254</text:p>
          </table:table-cell>
          <table:table-cell table:style-name="ce2" office:value-type="string" calcext:value-type="string">
            <text:p>jealous</text:p>
          </table:table-cell>
          <table:table-cell table:style-name="ce4" office:value-type="string" calcext:value-type="string">
            <text:p>It seems everyone in my family has a big house_comma_ except us. <text:s/>It bothers me sometimes but then I also realize that we don't have the debt they all have either.</text:p>
          </table:table-cell>
          <table:table-cell table:style-name="ce2" office:value-type="float" office:value="56" calcext:value-type="float">
            <text:p>56</text:p>
          </table:table-cell>
          <table:table-cell table:style-name="ce4" office:value-type="string" calcext:value-type="string">
            <text:p>It seems everyone in my family has a big house_comma_ except 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Eh_comma_ you'll get there eventually. Besides_comma_ big houses aren't even that great! All you need is a moderate amount of space to live comfortab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it does bother me sometimes_comma_ but then I also realize we don't have the debt they have eih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nd that's the best part. Many of those folks with nice houses have mountains of debt. It causes a lot of str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5_conv:21531</text:p>
          </table:table-cell>
          <table:table-cell table:style-name="ce2" office:value-type="string" calcext:value-type="string">
            <text:p>content</text:p>
          </table:table-cell>
          <table:table-cell table:style-name="ce4" office:value-type="string" calcext:value-type="string">
            <text:p>I just ate a huge meal that I prepared myself</text:p>
          </table:table-cell>
          <table:table-cell table:style-name="ce2" office:value-type="float" office:value="563" calcext:value-type="float">
            <text:p>563</text:p>
          </table:table-cell>
          <table:table-cell table:style-name="ce4" office:value-type="string" calcext:value-type="string">
            <text:p>mmmmm I just had the best meal and I'm super fu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What have you ea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a huge home cooked meal and now I'm lying in bed and I couldn't feel any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You are living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yep and now I'm going to sleep like a ba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64_conv:22128</text:p>
          </table:table-cell>
          <table:table-cell table:style-name="ce2" office:value-type="string" calcext:value-type="string">
            <text:p>annoyed</text:p>
          </table:table-cell>
          <table:table-cell table:style-name="ce4" office:value-type="string" calcext:value-type="string">
            <text:p>My coworker kept taking my lunch</text:p>
          </table:table-cell>
          <table:table-cell table:style-name="ce2" office:value-type="float" office:value="46" calcext:value-type="float">
            <text:p>46</text:p>
          </table:table-cell>
          <table:table-cell table:style-name="ce4" office:value-type="string" calcext:value-type="string">
            <text:p>So at work my coworker kept stealing my lun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What do you think you can do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 reported it and someone caught him in the a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Busted thats good stealing is a horrible thing to deal wi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30_conv:8061</text:p>
          </table:table-cell>
          <table:table-cell table:style-name="ce2" office:value-type="string" calcext:value-type="string">
            <text:p>embarrassed</text:p>
          </table:table-cell>
          <table:table-cell table:style-name="ce4" office:value-type="string" calcext:value-type="string">
            <text:p>One time I was wearing my shirt inside out. I didn't notice until I got to school and someone made a comment. I felt so dumb!</text:p>
          </table:table-cell>
          <table:table-cell table:style-name="ce2" office:value-type="float" office:value="139" calcext:value-type="float">
            <text:p>139</text:p>
          </table:table-cell>
          <table:table-cell table:style-name="ce4" office:value-type="string" calcext:value-type="string">
            <text:p>Once I put my shirt on inside out by accident. I didn't realize it until someone told me at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s hilarious! <text:s/>Did you try to play it off like you meant to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No I'm not that hip. I felt kind of dumb and made some excuse about being in a hu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ell_comma_ at least you were honest about it. <text:s/>I bet you will never put your shirt on inside out again! <text:s/>So_comma_ consider it a lesson lear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1_conv:1523</text:p>
          </table:table-cell>
          <table:table-cell table:style-name="ce2" office:value-type="string" calcext:value-type="string">
            <text:p>joyful</text:p>
          </table:table-cell>
          <table:table-cell table:style-name="ce4" office:value-type="string" calcext:value-type="string">
            <text:p>I was accepted in to University after years of being an alcoholic restaurant industry worker_comma_ often working for minimum wage.</text:p>
          </table:table-cell>
          <table:table-cell table:style-name="ce2" office:value-type="float" office:value="117" calcext:value-type="float">
            <text:p>117</text:p>
          </table:table-cell>
          <table:table-cell table:style-name="ce4" office:value-type="string" calcext:value-type="string">
            <text:p>I still can't believe my life is where it's at_comma_ especially if you look at the past few years. I would never believe you if you told me I would be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Why what is the ma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Well_comma_ for many years I was an alcoholic_comma_ working for near minimum wage in kitchens. But that all changed when I was accepted to Univers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Hmmm! That is just annoying being an alcoholic. I purely understand your situation as I have gone through it. Well! life goes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t does. I worked really hard to pass the acceptance tests_comma_ and I couldn't believe when I passed with flying col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2" calcext:value-type="float">
            <text:p>222</text:p>
          </table:table-cell>
          <table:table-cell table:style-name="ce4" office:value-type="string" calcext:value-type="string">
            <text:p>that is great..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40_conv:23880</text:p>
          </table:table-cell>
          <table:table-cell table:style-name="ce2" office:value-type="string" calcext:value-type="string">
            <text:p>prepared</text:p>
          </table:table-cell>
          <table:table-cell table:style-name="ce4" office:value-type="string" calcext:value-type="string">
            <text:p>When I was promoted to Team Leader_comma_ I had years of experience and felt very comfortable in my ability to perform the job. I was very ready for the leadership role!</text:p>
          </table:table-cell>
          <table:table-cell table:style-name="ce2" office:value-type="float" office:value="45" calcext:value-type="float">
            <text:p>45</text:p>
          </table:table-cell>
          <table:table-cell table:style-name="ce4" office:value-type="string" calcext:value-type="string">
            <text:p>I was promoted to a Team Leader and I felt very secure I could do well at the job. I had years of experience and was ready for a leadership ro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 is good news. its always good when what you learn helps you get a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thank you! I had worked very hard through the years_comma_ and I felt that I earned it_comma_ and would do well a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hope you do well and exc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2_conv:10425</text:p>
          </table:table-cell>
          <table:table-cell table:style-name="ce2" office:value-type="string" calcext:value-type="string">
            <text:p>disappointed</text:p>
          </table:table-cell>
          <table:table-cell table:style-name="ce4" office:value-type="string" calcext:value-type="string">
            <text:p>I was sad when my brother canceled on me last week. He was busy</text:p>
          </table:table-cell>
          <table:table-cell table:style-name="ce2" office:value-type="float" office:value="126" calcext:value-type="float">
            <text:p>126</text:p>
          </table:table-cell>
          <table:table-cell table:style-name="ce4" office:value-type="string" calcext:value-type="string">
            <text:p>I was sad when my brother canceled on me. He was bus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y brother used to always do that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not a good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Family should help as much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ag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_conv:1507</text:p>
          </table:table-cell>
          <table:table-cell table:style-name="ce2" office:value-type="string" calcext:value-type="string">
            <text:p>disappointed</text:p>
          </table:table-cell>
          <table:table-cell table:style-name="ce4" office:value-type="string" calcext:value-type="string">
            <text:p>I went to court recently and the other party didn't show up again. What a waste of my time.</text:p>
          </table:table-cell>
          <table:table-cell table:style-name="ce2" office:value-type="float" office:value="27" calcext:value-type="float">
            <text:p>27</text:p>
          </table:table-cell>
          <table:table-cell table:style-name="ce4" office:value-type="string" calcext:value-type="string">
            <text:p>I had to go to child support court last month. What a wast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ait.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thing. The other party didn't show up so I missed work for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ood_comma_ no? Don't you win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e has a warrant_comma_ but Im used to him not paying so no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51_conv:4503</text:p>
          </table:table-cell>
          <table:table-cell table:style-name="ce2" office:value-type="string" calcext:value-type="string">
            <text:p>trusting</text:p>
          </table:table-cell>
          <table:table-cell table:style-name="ce4" office:value-type="string" calcext:value-type="string">
            <text:p>I completely confide in my wife and children.</text:p>
          </table:table-cell>
          <table:table-cell table:style-name="ce2" office:value-type="float" office:value="225" calcext:value-type="float">
            <text:p>225</text:p>
          </table:table-cell>
          <table:table-cell table:style-name="ce4" office:value-type="string" calcext:value-type="string">
            <text:p>I'm always trusting of my wife and daught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ou guys sound like a strong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 are pretty much_comma_ but we've had to be as the rest of our family on both sides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orry to hear that_comma_ maybe one day you entire family can get a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65_conv:18331</text:p>
          </table:table-cell>
          <table:table-cell table:style-name="ce2" office:value-type="string" calcext:value-type="string">
            <text:p>confident</text:p>
          </table:table-cell>
          <table:table-cell table:style-name="ce4" office:value-type="string" calcext:value-type="string">
            <text:p>I have been practicing for my interview that I have tomorrow all week. I am going to crush this thing!</text:p>
          </table:table-cell>
          <table:table-cell table:style-name="ce2" office:value-type="float" office:value="209" calcext:value-type="float">
            <text:p>209</text:p>
          </table:table-cell>
          <table:table-cell table:style-name="ce4" office:value-type="string" calcext:value-type="string">
            <text:p>I have been practicing all week for the interview I have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ou've definitely done your part to prepare. 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I am so ready to crush this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is the position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43_conv:11287</text:p>
          </table:table-cell>
          <table:table-cell table:style-name="ce2" office:value-type="string" calcext:value-type="string">
            <text:p>grateful</text:p>
          </table:table-cell>
          <table:table-cell table:style-name="ce4" office:value-type="string" calcext:value-type="string">
            <text:p>So many people were rushing shopping for school supplies. I am glad I did that weeks ago.</text:p>
          </table:table-cell>
          <table:table-cell table:style-name="ce2" office:value-type="float" office:value="27" calcext:value-type="float">
            <text:p>27</text:p>
          </table:table-cell>
          <table:table-cell table:style-name="ce4" office:value-type="string" calcext:value-type="string">
            <text:p>I was stunned by the amount of people getting last minte school suppl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it tax free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was last weekend. The stores were still crowded today. I'm gad I got those things week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 sounds like a smart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really was. Those shelves were pretty much emp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27_conv:14854</text:p>
          </table:table-cell>
          <table:table-cell table:style-name="ce2" office:value-type="string" calcext:value-type="string">
            <text:p>devastated</text:p>
          </table:table-cell>
          <table:table-cell table:style-name="ce4" office:value-type="string" calcext:value-type="string">
            <text:p>I crashed my car. It was my dream car and I loved it so much.</text:p>
          </table:table-cell>
          <table:table-cell table:style-name="ce2" office:value-type="float" office:value="530" calcext:value-type="float">
            <text:p>530</text:p>
          </table:table-cell>
          <table:table-cell table:style-name="ce4" office:value-type="string" calcext:value-type="string">
            <text:p>I crashed my car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a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fine but it was my dream car. I hate that I totall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c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0_conv:1661</text:p>
          </table:table-cell>
          <table:table-cell table:style-name="ce2" office:value-type="string" calcext:value-type="string">
            <text:p>content</text:p>
          </table:table-cell>
          <table:table-cell table:style-name="ce4" office:value-type="string" calcext:value-type="string">
            <text:p>Last night I had the chance to finally lay down in my bed and read a book after a long work week. It felt so good.</text:p>
          </table:table-cell>
          <table:table-cell table:style-name="ce2" office:value-type="float" office:value="209" calcext:value-type="float">
            <text:p>209</text:p>
          </table:table-cell>
          <table:table-cell table:style-name="ce4" office:value-type="string" calcext:value-type="string">
            <text:p>Last night I had the chance to finally lay down in my bed and read a book after a long work week. It felt so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nice to have some time to care of ourself. What book did you r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started reading A Game of Thrones"". Figured it was finally time to read it after binge watching the sho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like a lot this show. I am fan but I never read the b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61_conv:8123</text:p>
          </table:table-cell>
          <table:table-cell table:style-name="ce2" office:value-type="string" calcext:value-type="string">
            <text:p>angry</text:p>
          </table:table-cell>
          <table:table-cell table:style-name="ce4" office:value-type="string" calcext:value-type="string">
            <text:p>My neighbor keeps letting her dog poo and pee all over our parking lot and I'm not sure how to get her to stop. It's really irritating.</text:p>
          </table:table-cell>
          <table:table-cell table:style-name="ce2" office:value-type="float" office:value="473" calcext:value-type="float">
            <text:p>473</text:p>
          </table:table-cell>
          <table:table-cell table:style-name="ce4" office:value-type="string" calcext:value-type="string">
            <text:p>My neighbor refuses to clean up after her dog and it's infuria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7" calcext:value-type="float">
            <text:p>497</text:p>
          </table:table-cell>
          <table:table-cell table:style-name="ce4" office:value-type="string" calcext:value-type="string">
            <text:p>wow that is very rud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really is. I'm not sure what to do though besides reporting her to the HOA. Any sugges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7" calcext:value-type="float">
            <text:p>497</text:p>
          </table:table-cell>
          <table:table-cell table:style-name="ce4" office:value-type="string" calcext:value-type="string">
            <text:p>No I have never dealt with a rude person like that that lives nea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Lucky you! For some reason I seem to be attracted to apartments filled with rude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7_conv:19814</text:p>
          </table:table-cell>
          <table:table-cell table:style-name="ce2" office:value-type="string" calcext:value-type="string">
            <text:p>angry</text:p>
          </table:table-cell>
          <table:table-cell table:style-name="ce4" office:value-type="string" calcext:value-type="string">
            <text:p>I called my bank to resolve the issue regarding them blocking my debit card. It took me hours until i could get to a representative</text:p>
          </table:table-cell>
          <table:table-cell table:style-name="ce2" office:value-type="float" office:value="155" calcext:value-type="float">
            <text:p>155</text:p>
          </table:table-cell>
          <table:table-cell table:style-name="ce4" office:value-type="string" calcext:value-type="string">
            <text:p>My debit card was blocked and called my bank to resolve the issue. Can you believe it_comma_ it took me hours until i could get to a representative. What an unacceptable level of customer service they ha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ikes_comma_ maybe it's time to switch b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ndeed. I was thinking about it recently. In addition_comma_ they had been hiking their annual APR on my credit card without notify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of_comma_ are they even allowed to do something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0_conv:6641</text:p>
          </table:table-cell>
          <table:table-cell table:style-name="ce2" office:value-type="string" calcext:value-type="string">
            <text:p>lonely</text:p>
          </table:table-cell>
          <table:table-cell table:style-name="ce4" office:value-type="string" calcext:value-type="string">
            <text:p>My boyfriend is away for a month for work. I can't stand it at all. I have no one to talk to.</text:p>
          </table:table-cell>
          <table:table-cell table:style-name="ce2" office:value-type="float" office:value="243" calcext:value-type="float">
            <text:p>243</text:p>
          </table:table-cell>
          <table:table-cell table:style-name="ce4" office:value-type="string" calcext:value-type="string">
            <text:p>My boyfriend is away on business for a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are you going to do while he is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n't know. I cannot stand i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ill you be able to call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00_conv:12401</text:p>
          </table:table-cell>
          <table:table-cell table:style-name="ce2" office:value-type="string" calcext:value-type="string">
            <text:p>confident</text:p>
          </table:table-cell>
          <table:table-cell table:style-name="ce4" office:value-type="string" calcext:value-type="string">
            <text:p>when ever i play soccer for my team i feel like i am one of the best in my team_comma_ i always do what is needed to win</text:p>
          </table:table-cell>
          <table:table-cell table:style-name="ce2" office:value-type="float" office:value="507" calcext:value-type="float">
            <text:p>507</text:p>
          </table:table-cell>
          <table:table-cell table:style-name="ce4" office:value-type="string" calcext:value-type="string">
            <text:p>i feel like i am the best player on my soccer te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you practice a lot to ge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i do i am always the one that steps up in the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the capt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24_conv:3048</text:p>
          </table:table-cell>
          <table:table-cell table:style-name="ce2" office:value-type="string" calcext:value-type="string">
            <text:p>disgusted</text:p>
          </table:table-cell>
          <table:table-cell table:style-name="ce4" office:value-type="string" calcext:value-type="string">
            <text:p>Neighborhood kids keep egging my car!</text:p>
          </table:table-cell>
          <table:table-cell table:style-name="ce2" office:value-type="float" office:value="220" calcext:value-type="float">
            <text:p>220</text:p>
          </table:table-cell>
          <table:table-cell table:style-name="ce4" office:value-type="string" calcext:value-type="string">
            <text:p>Those dang neighborhood kids keep egging my c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o you have camer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don't but it sucks cleaning my car off! It's gross and smell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right? It's even more worse when it's hot outside and it cooks to your car so it's harder to clean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4_conv:11388</text:p>
          </table:table-cell>
          <table:table-cell table:style-name="ce2" office:value-type="string" calcext:value-type="string">
            <text:p>surprised</text:p>
          </table:table-cell>
          <table:table-cell table:style-name="ce4" office:value-type="string" calcext:value-type="string">
            <text:p>I can't belive my ex has been paying child support. . He ahdn't done that in years.</text:p>
          </table:table-cell>
          <table:table-cell table:style-name="ce2" office:value-type="float" office:value="262" calcext:value-type="float">
            <text:p>262</text:p>
          </table:table-cell>
          <table:table-cell table:style-name="ce4" office:value-type="string" calcext:value-type="string">
            <text:p>MY ex recentyl just started paying child support. Its been like 6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s about time then. Maybe now you will be able to get the back payment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Aybe. Mayber he will quit his job like he did six years aog. I dont want to get my hope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s hard to depend on it. Don't figure it into your billing. That way if he doesn't pay it can't hur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exactly what I'm d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53_conv:7107</text:p>
          </table:table-cell>
          <table:table-cell table:style-name="ce2" office:value-type="string" calcext:value-type="string">
            <text:p>proud</text:p>
          </table:table-cell>
          <table:table-cell table:style-name="ce4" office:value-type="string" calcext:value-type="string">
            <text:p>I lost 15 lbs!</text:p>
          </table:table-cell>
          <table:table-cell table:style-name="ce2" office:value-type="float" office:value="52" calcext:value-type="float">
            <text:p>52</text:p>
          </table:table-cell>
          <table:table-cell table:style-name="ce4" office:value-type="string" calcext:value-type="string">
            <text:p>I gained some weight when my wife was pregnant and now i finally lost 15 lbs. i feel gr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_comma_ it can be easy to sink into a bad lifestyle with a kid or stressed w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She wasn't really stressed _comma_ she had nausea and the only food she could eat is french fries and pizza so i was eating all that food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makes sense too_comma_ that is all I eat now_comma_ my metabolism may catch me one day_comma_ I need to make changes as well_comma_ but great for you losing the we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4_conv:22968</text:p>
          </table:table-cell>
          <table:table-cell table:style-name="ce2" office:value-type="string" calcext:value-type="string">
            <text:p>hopeful</text:p>
          </table:table-cell>
          <table:table-cell table:style-name="ce4" office:value-type="string" calcext:value-type="string">
            <text:p>My firends mom has cancer and we are not sure how long she has</text:p>
          </table:table-cell>
          <table:table-cell table:style-name="ce2" office:value-type="float" office:value="46" calcext:value-type="float">
            <text:p>46</text:p>
          </table:table-cell>
          <table:table-cell table:style-name="ce4" office:value-type="string" calcext:value-type="string">
            <text:p>we just found out my friends mom has canc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hat's so unfortunate. My condolences. Is there anything you can do to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dont think so but we all have been par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I wish your friends mom all the best. A miracle could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44_conv:10688</text:p>
          </table:table-cell>
          <table:table-cell table:style-name="ce2" office:value-type="string" calcext:value-type="string">
            <text:p>apprehensive</text:p>
          </table:table-cell>
          <table:table-cell table:style-name="ce4" office:value-type="string" calcext:value-type="string">
            <text:p>I had a job interview a month back that was very important to my career. I went in there extremely nervous. I guess that didn't show because I ended up getting the job.</text:p>
          </table:table-cell>
          <table:table-cell table:style-name="ce2" office:value-type="float" office:value="538" calcext:value-type="float">
            <text:p>538</text:p>
          </table:table-cell>
          <table:table-cell table:style-name="ce4" office:value-type="string" calcext:value-type="string">
            <text:p>I had an interview a month back for a great job. I went in there extremely nervous_comma_ but ended up with the job!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awesome! congratulation. <text:s/>So you are enjoying the job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 am_comma_ it's been tough to prove myself there but I think I'm finally starting to feel comfortable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Keep doing what youre doing! <text:s/>I think youll keep moving up that company ladder in no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49_conv:20699</text:p>
          </table:table-cell>
          <table:table-cell table:style-name="ce2" office:value-type="string" calcext:value-type="string">
            <text:p>jealous</text:p>
          </table:table-cell>
          <table:table-cell table:style-name="ce4" office:value-type="string" calcext:value-type="string">
            <text:p>My husband and I recently went out to the bar with some friends. I was hanging out with the other wives and my husband was at the bar. I looked over and saw a woman trying to get his attention by touching his arm. I wasn't super thrilled about the situation.</text:p>
          </table:table-cell>
          <table:table-cell table:style-name="ce2" office:value-type="float" office:value="435" calcext:value-type="float">
            <text:p>435</text:p>
          </table:table-cell>
          <table:table-cell table:style-name="ce4" office:value-type="string" calcext:value-type="string">
            <text:p>My husband and I have been married for 5 years but sometimes I still get annoyed with other women. We went to the bar recently and he was off with his friends when I noticed a girl trying desperately to get his atten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Ah. I can imagine I've been in a similar situation. But just remember he loves you and if he's never given you any doubt then trus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For sure! I just don't understand why people have to do that. He wears a wedding ring all the time and we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Oh I completely agree with you. Some women just need a ""challanege"" you know. But its like HAND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6_conv:18653</text:p>
          </table:table-cell>
          <table:table-cell table:style-name="ce2" office:value-type="string" calcext:value-type="string">
            <text:p>annoyed</text:p>
          </table:table-cell>
          <table:table-cell table:style-name="ce4" office:value-type="string" calcext:value-type="string">
            <text:p>my pants dropped last week from getting hooked on a table</text:p>
          </table:table-cell>
          <table:table-cell table:style-name="ce2" office:value-type="float" office:value="63" calcext:value-type="float">
            <text:p>63</text:p>
          </table:table-cell>
          <table:table-cell table:style-name="ce4" office:value-type="string" calcext:value-type="string">
            <text:p>my pants dropped last week from getting hooked on a tab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that must have been embarras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o mad at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Did anyone see it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2_conv:18144</text:p>
          </table:table-cell>
          <table:table-cell table:style-name="ce2" office:value-type="string" calcext:value-type="string">
            <text:p>surprised</text:p>
          </table:table-cell>
          <table:table-cell table:style-name="ce4" office:value-type="string" calcext:value-type="string">
            <text:p>I got a letter in the mail today from my cousin. He was overseas and thinking of me_comma_ it was a nice shock</text:p>
          </table:table-cell>
          <table:table-cell table:style-name="ce2" office:value-type="float" office:value="126" calcext:value-type="float">
            <text:p>126</text:p>
          </table:table-cell>
          <table:table-cell table:style-name="ce4" office:value-type="string" calcext:value-type="string">
            <text:p>I got a letter in the main today from my cousin. He was overseas and thinking of me. It was a nice sho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ow. How long has your cousin been overse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 few months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real nice of him. Do you miss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67_conv:20134</text:p>
          </table:table-cell>
          <table:table-cell table:style-name="ce2" office:value-type="string" calcext:value-type="string">
            <text:p>devastated</text:p>
          </table:table-cell>
          <table:table-cell table:style-name="ce4" office:value-type="string" calcext:value-type="string">
            <text:p>I was very sad when I found out that my neighbors houses were going to be demolished because the city ordered it.</text:p>
          </table:table-cell>
          <table:table-cell table:style-name="ce2" office:value-type="float" office:value="346" calcext:value-type="float">
            <text:p>346</text:p>
          </table:table-cell>
          <table:table-cell table:style-name="ce4" office:value-type="string" calcext:value-type="string">
            <text:p>I was very sad when I found out that my neighbors houses were going to be demolished because the city order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s the city going to build them new ones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Nope. They bought them out at city valued tax prices and they have 60 days to find another place to l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ell at least they bought them out and they won't be homeless. Still sucks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8_conv:7057</text:p>
          </table:table-cell>
          <table:table-cell table:style-name="ce2" office:value-type="string" calcext:value-type="string">
            <text:p>confident</text:p>
          </table:table-cell>
          <table:table-cell table:style-name="ce4" office:value-type="string" calcext:value-type="string">
            <text:p>I always make sure to assure myself that i am going to win before i get on to go to an interview. It is important to feel that way for me.</text:p>
          </table:table-cell>
          <table:table-cell table:style-name="ce2" office:value-type="float" office:value="391" calcext:value-type="float">
            <text:p>391</text:p>
          </table:table-cell>
          <table:table-cell table:style-name="ce4" office:value-type="string" calcext:value-type="string">
            <text:p>I always make sure to self assure myself before i go for an intervie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that is a good tactic actually_comma_ it boosts your confid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Yeah_comma_ and confidence is key in winning those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Very true. We should believe in ourselves for others to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79_conv:13758</text:p>
          </table:table-cell>
          <table:table-cell table:style-name="ce2" office:value-type="string" calcext:value-type="string">
            <text:p>annoyed</text:p>
          </table:table-cell>
          <table:table-cell table:style-name="ce4" office:value-type="string" calcext:value-type="string">
            <text:p>I was at a restaurant and the waiter didn't serve us at all! She was so lazy! I was so dissapointed.</text:p>
          </table:table-cell>
          <table:table-cell table:style-name="ce2" office:value-type="float" office:value="241" calcext:value-type="float">
            <text:p>241</text:p>
          </table:table-cell>
          <table:table-cell table:style-name="ce4" office:value-type="string" calcext:value-type="string">
            <text:p>I was at a restaurant and the waiter didn't serve us at all! She was so lazy! I was so dissapoin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super frustrating! Did you wal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Yes! We got some free drinks basic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the bit I kind of don't like about restaurants. I get why they don't let you get your own beverages but at the same time it seems unnecessary to have to wait for someone to refill your gla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_conv:1533</text:p>
          </table:table-cell>
          <table:table-cell table:style-name="ce2" office:value-type="string" calcext:value-type="string">
            <text:p>disappointed</text:p>
          </table:table-cell>
          <table:table-cell table:style-name="ce4" office:value-type="string" calcext:value-type="string">
            <text:p>My brother was coming back from a trip. I was expecting from him to bring to me a gift.</text:p>
          </table:table-cell>
          <table:table-cell table:style-name="ce2" office:value-type="float" office:value="7" calcext:value-type="float">
            <text:p>7</text:p>
          </table:table-cell>
          <table:table-cell table:style-name="ce4" office:value-type="string" calcext:value-type="string">
            <text:p>My brother was coming back from a trip. I was expecting from him to bring to me a gif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He didn't bring you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thing_comma_ I was so supprised by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That's strange. I always try to buy gifts for my family when I go on a tr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77_conv:4555</text:p>
          </table:table-cell>
          <table:table-cell table:style-name="ce2" office:value-type="string" calcext:value-type="string">
            <text:p>confident</text:p>
          </table:table-cell>
          <table:table-cell table:style-name="ce4" office:value-type="string" calcext:value-type="string">
            <text:p>I was at the beach and walked around with my shirt off because i lost 5 lbs</text:p>
          </table:table-cell>
          <table:table-cell table:style-name="ce2" office:value-type="float" office:value="271" calcext:value-type="float">
            <text:p>271</text:p>
          </table:table-cell>
          <table:table-cell table:style-name="ce4" office:value-type="string" calcext:value-type="string">
            <text:p>i finally felt comfie taking my shirt off at the beach_comma_ i lost my beerg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reat. <text:s/>Well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t was hard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that for sure. <text:s/>I am working that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40_conv:4881</text:p>
          </table:table-cell>
          <table:table-cell table:style-name="ce2" office:value-type="string" calcext:value-type="string">
            <text:p>grateful</text:p>
          </table:table-cell>
          <table:table-cell table:style-name="ce4" office:value-type="string" calcext:value-type="string">
            <text:p>I am so glad to still have both of my parents. I still act like a baby when things don't work out for me.</text:p>
          </table:table-cell>
          <table:table-cell table:style-name="ce2" office:value-type="float" office:value="27" calcext:value-type="float">
            <text:p>27</text:p>
          </table:table-cell>
          <table:table-cell table:style-name="ce4" office:value-type="string" calcext:value-type="string">
            <text:p>Im glad I still have my parents arou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ome people are less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rue. I still get to be a baby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you should cherish them and let them know how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 Every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5_conv:16490</text:p>
          </table:table-cell>
          <table:table-cell table:style-name="ce2" office:value-type="string" calcext:value-type="string">
            <text:p>afraid</text:p>
          </table:table-cell>
          <table:table-cell table:style-name="ce4" office:value-type="string" calcext:value-type="string">
            <text:p>There's this tree outside of my apartment_comma_ and the way it's illuminated it looks like the silouette of a person_comma_ which startles me sometimes.</text:p>
          </table:table-cell>
          <table:table-cell table:style-name="ce2" office:value-type="float" office:value="545" calcext:value-type="float">
            <text:p>545</text:p>
          </table:table-cell>
          <table:table-cell table:style-name="ce4" office:value-type="string" calcext:value-type="string">
            <text:p>There's this tree outside of my apartment bedroom window_comma_ and sometimes when the wind blows just right_comma_ it taps against the window and startle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ave you thought about cutting it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s not my tree to cut down_comma_ unfortunately. I'd at least like to prunce it a bit; the silouette it makes at night looks a lot like a person outside my wind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pretty cree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5_conv:1491</text:p>
          </table:table-cell>
          <table:table-cell table:style-name="ce2" office:value-type="string" calcext:value-type="string">
            <text:p>sad</text:p>
          </table:table-cell>
          <table:table-cell table:style-name="ce4" office:value-type="string" calcext:value-type="string">
            <text:p>when i found out that my daughter had a bad reaction to her shot. it was scary </text:p>
          </table:table-cell>
          <table:table-cell table:style-name="ce2" office:value-type="float" office:value="11" calcext:value-type="float">
            <text:p>11</text:p>
          </table:table-cell>
          <table:table-cell table:style-name="ce4" office:value-type="string" calcext:value-type="string">
            <text:p>The other day my daughter got her 4th DTAP vaccine and she had a bad reaction to i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s everything okay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s thankfully_comma_ but I couldnt even sleep last night. I was so worried.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that's tough. It's scary when your kids go through something like that. It never leaves you when its time to do it all over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5_conv:1270</text:p>
          </table:table-cell>
          <table:table-cell table:style-name="ce2" office:value-type="string" calcext:value-type="string">
            <text:p>angry</text:p>
          </table:table-cell>
          <table:table-cell table:style-name="ce4" office:value-type="string" calcext:value-type="string">
            <text:p>I ordered a Big Mac no lettuce from Mcdonalds. They gave me so much lettuce! I sent the order back 5 times_comma_ before I finally just walked out and took my money elsewhere!</text:p>
          </table:table-cell>
          <table:table-cell table:style-name="ce2" office:value-type="float" office:value="190" calcext:value-type="float">
            <text:p>190</text:p>
          </table:table-cell>
          <table:table-cell table:style-name="ce4" office:value-type="string" calcext:value-type="string">
            <text:p>Why does McDonalds always get my order wrong! I said no lettu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Report to their manag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Sometimes I think the management don't even c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Just give it a tri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9_conv:8238</text:p>
          </table:table-cell>
          <table:table-cell table:style-name="ce2" office:value-type="string" calcext:value-type="string">
            <text:p>anxious</text:p>
          </table:table-cell>
          <table:table-cell table:style-name="ce4" office:value-type="string" calcext:value-type="string">
            <text:p>I am feeling trepidatious about payday this week. I don't now if someone I know will act up and I am not looking forward to any drama.</text:p>
          </table:table-cell>
          <table:table-cell table:style-name="ce2" office:value-type="float" office:value="296" calcext:value-type="float">
            <text:p>296</text:p>
          </table:table-cell>
          <table:table-cell table:style-name="ce4" office:value-type="string" calcext:value-type="string">
            <text:p>I am feeling trepidation about payday this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come? Is something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now if someone in my life I know will act up and I am not looking forward to any dram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I see_comma_ do people bug you for money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Just someone who lives with me who makes money a big dramatic horrible issue. Think of Bipol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93_conv:21786</text:p>
          </table:table-cell>
          <table:table-cell table:style-name="ce2" office:value-type="string" calcext:value-type="string">
            <text:p>prepared</text:p>
          </table:table-cell>
          <table:table-cell table:style-name="ce4" office:value-type="string" calcext:value-type="string">
            <text:p>When i was studying for my math finals. Spent a couple days studying for it and felt confident when taking the tets.</text:p>
          </table:table-cell>
          <table:table-cell table:style-name="ce2" office:value-type="float" office:value="614" calcext:value-type="float">
            <text:p>614</text:p>
          </table:table-cell>
          <table:table-cell table:style-name="ce4" office:value-type="string" calcext:value-type="string">
            <text:p>Studied for my math finals for days_comma_ felt very confident on the day of the 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That's awesome! Yeah I definitely find the more I study_comma_ the better I do. Funny how that work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_comma_ but theres a balance. study too much and you just burn yourself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True. There has to be a work/school/life bala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0_conv:20721</text:p>
          </table:table-cell>
          <table:table-cell table:style-name="ce2" office:value-type="string" calcext:value-type="string">
            <text:p>trusting</text:p>
          </table:table-cell>
          <table:table-cell table:style-name="ce4" office:value-type="string" calcext:value-type="string">
            <text:p>i've never kissed a girl before and my girlfriend and i are going to kiss for the first time tomorrow night_comma_ and i know she's going to make me feel safe and special</text:p>
          </table:table-cell>
          <table:table-cell table:style-name="ce2" office:value-type="float" office:value="563" calcext:value-type="float">
            <text:p>563</text:p>
          </table:table-cell>
          <table:table-cell table:style-name="ce4" office:value-type="string" calcext:value-type="string">
            <text:p>i've never kissed a girl before and my girlfriend and i are going to kiss for the first time tomorrow night_comma_ and i know she's going to make me feel safe and speci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Oh wow_comma_ That is a huge step! Are you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yeah but im putting my heart in her hands and i know we'll have a gre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Thats great! How old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float" office:value="32" calcext:value-type="float">
            <text:p>32</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8_conv:13357</text:p>
          </table:table-cell>
          <table:table-cell table:style-name="ce2" office:value-type="string" calcext:value-type="string">
            <text:p>joyful</text:p>
          </table:table-cell>
          <table:table-cell table:style-name="ce4" office:value-type="string" calcext:value-type="string">
            <text:p>I'm very proud of my daughters.</text:p>
          </table:table-cell>
          <table:table-cell table:style-name="ce2" office:value-type="float" office:value="572" calcext:value-type="float">
            <text:p>572</text:p>
          </table:table-cell>
          <table:table-cell table:style-name="ce4" office:value-type="string" calcext:value-type="string">
            <text:p>I am very proud of my daught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yeah? 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2" calcext:value-type="float">
            <text:p>572</text:p>
          </table:table-cell>
          <table:table-cell table:style-name="ce4" office:value-type="string" calcext:value-type="string">
            <text:p>They are both talented musici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s awesome! What instruments do they pl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65_conv:11531</text:p>
          </table:table-cell>
          <table:table-cell table:style-name="ce2" office:value-type="string" calcext:value-type="string">
            <text:p>sad</text:p>
          </table:table-cell>
          <table:table-cell table:style-name="ce4" office:value-type="string" calcext:value-type="string">
            <text:p>I cried when I heard Top Gun 2 was being made.</text:p>
          </table:table-cell>
          <table:table-cell table:style-name="ce2" office:value-type="float" office:value="4" calcext:value-type="float">
            <text:p>4</text:p>
          </table:table-cell>
          <table:table-cell table:style-name="ce4" office:value-type="string" calcext:value-type="string">
            <text:p>I cried when I heard Top Gun 2 was being mad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Why? Out of happ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_comma_ sadness. I know it won't be good and will ruin the first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Good point. But maybe_comma_ just maybe_comma_ it'll be brilli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7_conv:13935</text:p>
          </table:table-cell>
          <table:table-cell table:style-name="ce2" office:value-type="string" calcext:value-type="string">
            <text:p>hopeful</text:p>
          </table:table-cell>
          <table:table-cell table:style-name="ce4" office:value-type="string" calcext:value-type="string">
            <text:p>We're getting a new coworker next week. We've been so short staffed.</text:p>
          </table:table-cell>
          <table:table-cell table:style-name="ce2" office:value-type="float" office:value="1" calcext:value-type="float">
            <text:p>1</text:p>
          </table:table-cell>
          <table:table-cell table:style-name="ce4" office:value-type="string" calcext:value-type="string">
            <text:p>We're getting a new coworker next week. We've been so short staff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always stinks_comma_ i hate being short hand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 might finally get to home on time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man that will be great_comma_ working long shifts aint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45_conv:6890</text:p>
          </table:table-cell>
          <table:table-cell table:style-name="ce2" office:value-type="string" calcext:value-type="string">
            <text:p>nostalgic</text:p>
          </table:table-cell>
          <table:table-cell table:style-name="ce4" office:value-type="string" calcext:value-type="string">
            <text:p>I was clearing out my attic and found old baseball cards_comma_ the memories of being a kid came flooding back.</text:p>
          </table:table-cell>
          <table:table-cell table:style-name="ce2" office:value-type="float" office:value="386" calcext:value-type="float">
            <text:p>386</text:p>
          </table:table-cell>
          <table:table-cell table:style-name="ce4" office:value-type="string" calcext:value-type="string">
            <text:p>I was looking through old stuff in my basement and found my old baseball cards! Finding those was like being a kid all over aga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aww.. that must have been a sweet nostaligia. did you had a collection of th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used to collect so many when I was younger_comma_ it was such an awesome feeling to see them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feel happy for ya! I used to collect cards myself_comma_ i still hav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45_conv:24090</text:p>
          </table:table-cell>
          <table:table-cell table:style-name="ce2" office:value-type="string" calcext:value-type="string">
            <text:p>devastated</text:p>
          </table:table-cell>
          <table:table-cell table:style-name="ce4" office:value-type="string" calcext:value-type="string">
            <text:p>My cat passed away the other day. I've been so distraught over it.</text:p>
          </table:table-cell>
          <table:table-cell table:style-name="ce2" office:value-type="float" office:value="99" calcext:value-type="float">
            <text:p>99</text:p>
          </table:table-cell>
          <table:table-cell table:style-name="ce4" office:value-type="string" calcext:value-type="string">
            <text:p>My cat passed away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How old wa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e was 5. He got hit by a car. I've been so distraught sinc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terrible. I'm so sorry. You'll never forget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18_conv:20636</text:p>
          </table:table-cell>
          <table:table-cell table:style-name="ce2" office:value-type="string" calcext:value-type="string">
            <text:p>faithful</text:p>
          </table:table-cell>
          <table:table-cell table:style-name="ce4" office:value-type="string" calcext:value-type="string">
            <text:p>I am in love with my girlfriend. I would absolutely never leave her side.</text:p>
          </table:table-cell>
          <table:table-cell table:style-name="ce2" office:value-type="float" office:value="64" calcext:value-type="float">
            <text:p>64</text:p>
          </table:table-cell>
          <table:table-cell table:style-name="ce4" office:value-type="string" calcext:value-type="string">
            <text:p>I adore my girlfriend. I am getting very serious about not leaving her sid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at is great to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nk you. Do you have a romantic inter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Not at the moment. I'm too focused on bettering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8_conv:8336</text:p>
          </table:table-cell>
          <table:table-cell table:style-name="ce2" office:value-type="string" calcext:value-type="string">
            <text:p>embarrassed</text:p>
          </table:table-cell>
          <table:table-cell table:style-name="ce4" office:value-type="string" calcext:value-type="string">
            <text:p>I was walking back to the table my family was sitting at in a restaurant and somehow accidentally sat down at the wrong table.</text:p>
          </table:table-cell>
          <table:table-cell table:style-name="ce2" office:value-type="float" office:value="310" calcext:value-type="float">
            <text:p>310</text:p>
          </table:table-cell>
          <table:table-cell table:style-name="ce4" office:value-type="string" calcext:value-type="string">
            <text:p>I was out at dinner with my family_comma_ and when coming back to the table from the bathroom I somehow accidentally sat down with a different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embarassing_comma_ but a good story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Yeah_comma_ it certainly lead to a lot of good natured ribbing from my parents :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for sure_comma_ you can always count on parents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68_conv:20536</text:p>
          </table:table-cell>
          <table:table-cell table:style-name="ce2" office:value-type="string" calcext:value-type="string">
            <text:p>apprehensive</text:p>
          </table:table-cell>
          <table:table-cell table:style-name="ce4" office:value-type="string" calcext:value-type="string">
            <text:p>MY roommate got a new cat last week_comma_ and we finally let them meet today. I was so nervous and worried about it.</text:p>
          </table:table-cell>
          <table:table-cell table:style-name="ce2" office:value-type="float" office:value="138" calcext:value-type="float">
            <text:p>138</text:p>
          </table:table-cell>
          <table:table-cell table:style-name="ce4" office:value-type="string" calcext:value-type="string">
            <text:p>MY roommate got a new cat last week_comma_ and we finally let them meet today. I was so nervous and worrie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t went okay. My cat bopped him a little and growled a lot but no real swipes. So better than expected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4" calcext:value-type="float">
            <text:p>424</text:p>
          </table:table-cell>
          <table:table-cell table:style-name="ce4" office:value-type="string" calcext:value-type="string">
            <text:p>That's good some things just tak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0_conv:1881</text:p>
          </table:table-cell>
          <table:table-cell table:style-name="ce2" office:value-type="string" calcext:value-type="string">
            <text:p>anxious</text:p>
          </table:table-cell>
          <table:table-cell table:style-name="ce4" office:value-type="string" calcext:value-type="string">
            <text:p>I haven't heard from my girlfriend in 2 weeks. Wonder what's going on?</text:p>
          </table:table-cell>
          <table:table-cell table:style-name="ce2" office:value-type="float" office:value="1" calcext:value-type="float">
            <text:p>1</text:p>
          </table:table-cell>
          <table:table-cell table:style-name="ce4" office:value-type="string" calcext:value-type="string">
            <text:p>I haven't heard from my girlfriend in 2 weeks. Wonder what's going 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ate to say it but_comma_ I think that ship has sailed. <text:s/>She's either dead or not your girlfriend anymo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was afraid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omen_comma_ amirit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7_conv:17554</text:p>
          </table:table-cell>
          <table:table-cell table:style-name="ce2" office:value-type="string" calcext:value-type="string">
            <text:p>prepared</text:p>
          </table:table-cell>
          <table:table-cell table:style-name="ce4" office:value-type="string" calcext:value-type="string">
            <text:p>I recently took my kids camping. <text:s/>I made a checklist to verify that we wouldn't forget any of the things we needed. <text:s/>I followed that list_comma_ and we arrived with everything we needed to have a great time.</text:p>
          </table:table-cell>
          <table:table-cell table:style-name="ce2" office:value-type="float" office:value="339" calcext:value-type="float">
            <text:p>339</text:p>
          </table:table-cell>
          <table:table-cell table:style-name="ce4" office:value-type="string" calcext:value-type="string">
            <text:p>I took my three children camping recently_comma_ and we had a great ti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Neat! We took our daughter and her cousin camping about 2 weeks ago! Did ya'll build a fi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Of course! <text:s/>I have found that the key to a great camping experience is to have a checklist of what to bring_comma_ and foll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s defiantly a priority! I hope you brought everything that you need. Forgetting something can be a p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62_conv:20524</text:p>
          </table:table-cell>
          <table:table-cell table:style-name="ce2" office:value-type="string" calcext:value-type="string">
            <text:p>disappointed</text:p>
          </table:table-cell>
          <table:table-cell table:style-name="ce4" office:value-type="string" calcext:value-type="string">
            <text:p>When my parents didn't listen to me</text:p>
          </table:table-cell>
          <table:table-cell table:style-name="ce2" office:value-type="float" office:value="437" calcext:value-type="float">
            <text:p>437</text:p>
          </table:table-cell>
          <table:table-cell table:style-name="ce4" office:value-type="string" calcext:value-type="string">
            <text:p>It's tough to talk to my parents_comma_ but I try to talk about things we don't disagree 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That is unfortunate_comma_ what do you usually avoid talk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Anything political or religious really_comma_ or relationshi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ell I hope one day your parents are more accep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26_conv:20852</text:p>
          </table:table-cell>
          <table:table-cell table:style-name="ce2" office:value-type="string" calcext:value-type="string">
            <text:p>afraid</text:p>
          </table:table-cell>
          <table:table-cell table:style-name="ce4" office:value-type="string" calcext:value-type="string">
            <text:p>I ran out of the house thinking I saw a ghost</text:p>
          </table:table-cell>
          <table:table-cell table:style-name="ce2" office:value-type="float" office:value="686" calcext:value-type="float">
            <text:p>686</text:p>
          </table:table-cell>
          <table:table-cell table:style-name="ce4" office:value-type="string" calcext:value-type="string">
            <text:p>I thought I saw a ghost in my room_comma_ <text:s/>so I ran out of the hous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ll bet that was scary. I would have run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Lol_comma_ <text:s/>but do you know at the end_comma_ <text:s/>it was just a white cloth I hanged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LOL....White cloths can be scary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29_conv:8858</text:p>
          </table:table-cell>
          <table:table-cell table:style-name="ce2" office:value-type="string" calcext:value-type="string">
            <text:p>jealous</text:p>
          </table:table-cell>
          <table:table-cell table:style-name="ce4" office:value-type="string" calcext:value-type="string">
            <text:p>i caught my husband looking at another woman</text:p>
          </table:table-cell>
          <table:table-cell table:style-name="ce2" office:value-type="float" office:value="327" calcext:value-type="float">
            <text:p>327</text:p>
          </table:table-cell>
          <table:table-cell table:style-name="ce4" office:value-type="string" calcext:value-type="string">
            <text:p>i caught my husband looking at another woma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of 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 <text:s/>i wasn't too happ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you shouldnt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questioned him about it and he denied it. <text:s/>but i caught him red han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ell hopefully you find a better path in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8_conv:14657</text:p>
          </table:table-cell>
          <table:table-cell table:style-name="ce2" office:value-type="string" calcext:value-type="string">
            <text:p>proud</text:p>
          </table:table-cell>
          <table:table-cell table:style-name="ce4" office:value-type="string" calcext:value-type="string">
            <text:p>I stayed up all night to decorate the office.</text:p>
          </table:table-cell>
          <table:table-cell table:style-name="ce2" office:value-type="float" office:value="1" calcext:value-type="float">
            <text:p>1</text:p>
          </table:table-cell>
          <table:table-cell table:style-name="ce4" office:value-type="string" calcext:value-type="string">
            <text:p>I stayed up all night to decorate the offi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wow! What does it look lik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definitely ready for a retirement party. I'm gonna miss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Going to miss wh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_conv:1621</text:p>
          </table:table-cell>
          <table:table-cell table:style-name="ce2" office:value-type="string" calcext:value-type="string">
            <text:p>proud</text:p>
          </table:table-cell>
          <table:table-cell table:style-name="ce4" office:value-type="string" calcext:value-type="string">
            <text:p>I used to smoke cigarette but for <text:s/>1 year now I have not and I am very happy that I am different now</text:p>
          </table:table-cell>
          <table:table-cell table:style-name="ce2" office:value-type="float" office:value="237" calcext:value-type="float">
            <text:p>237</text:p>
          </table:table-cell>
          <table:table-cell table:style-name="ce4" office:value-type="string" calcext:value-type="string">
            <text:p>I had to stop after seeing a close friend die of lung canc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h that is not good! I am sorry for your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t's alright at least I am glad I am not going to die because of lung canc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a interesting way of being positive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t is_comma_ I feel like I have my whole life ahead of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59_conv:18118</text:p>
          </table:table-cell>
          <table:table-cell table:style-name="ce2" office:value-type="string" calcext:value-type="string">
            <text:p>excited</text:p>
          </table:table-cell>
          <table:table-cell table:style-name="ce4" office:value-type="string" calcext:value-type="string">
            <text:p>I am so ready to go to the Yankees game tomorrow.</text:p>
          </table:table-cell>
          <table:table-cell table:style-name="ce2" office:value-type="float" office:value="4" calcext:value-type="float">
            <text:p>4</text:p>
          </table:table-cell>
          <table:table-cell table:style-name="ce4" office:value-type="string" calcext:value-type="string">
            <text:p>I am so ready to go to the Yankees <text:s/>game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who are they pla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y are playing Tampa B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will be so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5_conv:13411</text:p>
          </table:table-cell>
          <table:table-cell table:style-name="ce2" office:value-type="string" calcext:value-type="string">
            <text:p>surprised</text:p>
          </table:table-cell>
          <table:table-cell table:style-name="ce4" office:value-type="string" calcext:value-type="string">
            <text:p>My mom used to put one of my christmas presents in something like a poptart box as a prank every year. Last year_comma_ the prank was that it was really poptarts in the box.</text:p>
          </table:table-cell>
          <table:table-cell table:style-name="ce2" office:value-type="float" office:value="545" calcext:value-type="float">
            <text:p>545</text:p>
          </table:table-cell>
          <table:table-cell table:style-name="ce4" office:value-type="string" calcext:value-type="string">
            <text:p>So_comma_ my mom thinks she's sooo funny every christmas because she always wraps up one of the gifts in a poptart box (or something similar). The big surprise this year was I opened my present up and it really was just poptarts this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ol! That is hilarious. I hope you got it on vide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She's always recording every christmas. You know what the kicker was though_comma_ was that it was the poptarts with no frosting/icing on t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mg. I love your mom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05_conv:3011</text:p>
          </table:table-cell>
          <table:table-cell table:style-name="ce2" office:value-type="string" calcext:value-type="string">
            <text:p>terrified</text:p>
          </table:table-cell>
          <table:table-cell table:style-name="ce4" office:value-type="string" calcext:value-type="string">
            <text:p>Once when i was going to a hockey game with my brother and dad. My dad got mad at my brother and brake the side of the car window.</text:p>
          </table:table-cell>
          <table:table-cell table:style-name="ce2" office:value-type="float" office:value="68" calcext:value-type="float">
            <text:p>68</text:p>
          </table:table-cell>
          <table:table-cell table:style-name="ce4" office:value-type="string" calcext:value-type="string">
            <text:p>Long time ago on my way to my brother hockey game something bad happe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What happened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my dad got mad at my brother_comma_ honestly i feel he deserved it_comma_ but he stopped the car and broke the side window of the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Did any of you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No just glass everywhere and a little sc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33_conv:19066</text:p>
          </table:table-cell>
          <table:table-cell table:style-name="ce2" office:value-type="string" calcext:value-type="string">
            <text:p>confident</text:p>
          </table:table-cell>
          <table:table-cell table:style-name="ce4" office:value-type="string" calcext:value-type="string">
            <text:p>When out and started running a couple of miles in the morning before work. I feel so much better about myself when i run now even though i am over weight.</text:p>
          </table:table-cell>
          <table:table-cell table:style-name="ce2" office:value-type="float" office:value="68" calcext:value-type="float">
            <text:p>68</text:p>
          </table:table-cell>
          <table:table-cell table:style-name="ce4" office:value-type="string" calcext:value-type="string">
            <text:p>Hello my friend_comma_ I just started running in the mornings late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eally? Thats so good for you. I also just started doing a little work out in the mornings. How long do you run fo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do about 1 mile. I wanna try do 2 miles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od for you keep it up. you will get there in no ti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3_conv:6507</text:p>
          </table:table-cell>
          <table:table-cell table:style-name="ce2" office:value-type="string" calcext:value-type="string">
            <text:p>excited</text:p>
          </table:table-cell>
          <table:table-cell table:style-name="ce4" office:value-type="string" calcext:value-type="string">
            <text:p>Just moved and there is a pier near where I live.</text:p>
          </table:table-cell>
          <table:table-cell table:style-name="ce2" office:value-type="float" office:value="1" calcext:value-type="float">
            <text:p>1</text:p>
          </table:table-cell>
          <table:table-cell table:style-name="ce4" office:value-type="string" calcext:value-type="string">
            <text:p>Just moved and there is a pier near where I li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at's kind of nice. It's nice to have those natural landmarks near where you live_comma_ so you can visit them and get a sense of relaxation and peace. I've lived near the ocean all my life_comma_ and while I do take it for granted from time to time_comma_ I try to remember how useful and beautiful 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m so used to living in the center of the city. Nothing but cars and buildings. I already feel so relaxe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Sometimes it means increased work commute_comma_ or higher costs of living. But sometimes that can be worth it in terms of the health benefits and lifestyle improvements that come along with it. It's all a balance. I'm glad you seem to have found you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57_conv:17315</text:p>
          </table:table-cell>
          <table:table-cell table:style-name="ce2" office:value-type="string" calcext:value-type="string">
            <text:p>disgusted</text:p>
          </table:table-cell>
          <table:table-cell table:style-name="ce4" office:value-type="string" calcext:value-type="string">
            <text:p>Someone lit a bag of poop on fire on my neighbors sidewalk last halloween. <text:s/>The smell of it is something I won't soon forget.</text:p>
          </table:table-cell>
          <table:table-cell table:style-name="ce2" office:value-type="float" office:value="294" calcext:value-type="float">
            <text:p>294</text:p>
          </table:table-cell>
          <table:table-cell table:style-name="ce4" office:value-type="string" calcext:value-type="string">
            <text:p>Someone lit a bag of poop on fire on my neighbors sidewalk last halloween. <text:s/>The smell of it is something I won't soon forg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lol hey at least it was your neighbors sidewalk and not you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know. <text:s/>I didn't even know that was something people really did_comma_ I thought it was just in the movies...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aybe you should find out who did it and go throw toilet paper all over their y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79_conv:11358</text:p>
          </table:table-cell>
          <table:table-cell table:style-name="ce2" office:value-type="string" calcext:value-type="string">
            <text:p>angry</text:p>
          </table:table-cell>
          <table:table-cell table:style-name="ce4" office:value-type="string" calcext:value-type="string">
            <text:p>I once caught my father kissing someone other than my mom!</text:p>
          </table:table-cell>
          <table:table-cell table:style-name="ce2" office:value-type="float" office:value="445" calcext:value-type="float">
            <text:p>445</text:p>
          </table:table-cell>
          <table:table-cell table:style-name="ce4" office:value-type="string" calcext:value-type="string">
            <text:p>I walked into my living room to see my father getting very friendly with our neighbo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Did they se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think they were just kissing though_comma_ not s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Still though_comma_ that's some crazy stuff to be walking in on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7_conv:23914</text:p>
          </table:table-cell>
          <table:table-cell table:style-name="ce2" office:value-type="string" calcext:value-type="string">
            <text:p>furious</text:p>
          </table:table-cell>
          <table:table-cell table:style-name="ce4" office:value-type="string" calcext:value-type="string">
            <text:p>My 15 year old son took my ferrari out for a test drive and crashed it. <text:s/>I only have three more of those!</text:p>
          </table:table-cell>
          <table:table-cell table:style-name="ce2" office:value-type="float" office:value="525" calcext:value-type="float">
            <text:p>525</text:p>
          </table:table-cell>
          <table:table-cell table:style-name="ce4" office:value-type="string" calcext:value-type="string">
            <text:p>My 15 year old son took my ferrari out for a test drive and crashed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hope you had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of course_comma_ but I still only have three ferraris left so you can imagine the length of the time out I g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ure_comma_ it must be a real pain to be in your imaginary sho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4_conv:24729</text:p>
          </table:table-cell>
          <table:table-cell table:style-name="ce2" office:value-type="string" calcext:value-type="string">
            <text:p>angry</text:p>
          </table:table-cell>
          <table:table-cell table:style-name="ce4" office:value-type="string" calcext:value-type="string">
            <text:p>I was cut off this morning on the way to work. It caused me to crash into the ditch. I am so mad.</text:p>
          </table:table-cell>
          <table:table-cell table:style-name="ce2" office:value-type="float" office:value="297" calcext:value-type="float">
            <text:p>297</text:p>
          </table:table-cell>
          <table:table-cell table:style-name="ce4" office:value-type="string" calcext:value-type="string">
            <text:p>I was cut off this morning on the way to work. It caused me to crash into the ditch. I am so m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s the car terribly damag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had to get it towed to the shop. We will see how bad it i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hope it will be ok. Were you late for your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5_conv:15470</text:p>
          </table:table-cell>
          <table:table-cell table:style-name="ce2" office:value-type="string" calcext:value-type="string">
            <text:p>hopeful</text:p>
          </table:table-cell>
          <table:table-cell table:style-name="ce4" office:value-type="string" calcext:value-type="string">
            <text:p>I am starting a new phase in my life. Completed all debt _comma_ new start</text:p>
          </table:table-cell>
          <table:table-cell table:style-name="ce2" office:value-type="float" office:value="70" calcext:value-type="float">
            <text:p>70</text:p>
          </table:table-cell>
          <table:table-cell table:style-name="ce4" office:value-type="string" calcext:value-type="string">
            <text:p>I am starting a new phase in my life. Completed all debt and off to a new sta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can hear the sigh of relief in your voice. I bet your anxious about what the next chapter will b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yes very. but I know that it will be g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can tell your proud of yourself. Im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Thanks! I hope to learn from my mistake and continue to prog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ou will be fine! Stay optimistic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 try to be. it can be difficult on some days_comma_ but I think I have a good attitude towards most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_comma_ but having great joy in life help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26_conv:11452</text:p>
          </table:table-cell>
          <table:table-cell table:style-name="ce2" office:value-type="string" calcext:value-type="string">
            <text:p>lonely</text:p>
          </table:table-cell>
          <table:table-cell table:style-name="ce4" office:value-type="string" calcext:value-type="string">
            <text:p>I moved to a new city. I have no friends here.</text:p>
          </table:table-cell>
          <table:table-cell table:style-name="ce2" office:value-type="float" office:value="4" calcext:value-type="float">
            <text:p>4</text:p>
          </table:table-cell>
          <table:table-cell table:style-name="ce4" office:value-type="string" calcext:value-type="string">
            <text:p>I moved to a new city. I have no friends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ve no friend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know the feeling. I wish I knew where to go meet people in my new c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ybe try a bar with f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57_conv:5314</text:p>
          </table:table-cell>
          <table:table-cell table:style-name="ce2" office:value-type="string" calcext:value-type="string">
            <text:p>confident</text:p>
          </table:table-cell>
          <table:table-cell table:style-name="ce4" office:value-type="string" calcext:value-type="string">
            <text:p>In freshman year of college I thought I was gonna completely bomb my calculus final. In the end I studied a ton and thought I would do well_comma_ which I did.</text:p>
          </table:table-cell>
          <table:table-cell table:style-name="ce2" office:value-type="float" office:value="55" calcext:value-type="float">
            <text:p>55</text:p>
          </table:table-cell>
          <table:table-cell table:style-name="ce4" office:value-type="string" calcext:value-type="string">
            <text:p>Last year as a freshman in college I thought I was gonna fail my calculus final so h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4" calcext:value-type="float">
            <text:p>404</text:p>
          </table:table-cell>
          <table:table-cell table:style-name="ce4" office:value-type="string" calcext:value-type="string">
            <text:p>Uh oh! So what happened? Did you end up pass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I did really well_comma_ though I knew I would do well once I studied a t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4" calcext:value-type="float">
            <text:p>404</text:p>
          </table:table-cell>
          <table:table-cell table:style-name="ce4" office:value-type="string" calcext:value-type="string">
            <text:p>That's great. Good for you_comma_ b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23_conv:20447</text:p>
          </table:table-cell>
          <table:table-cell table:style-name="ce2" office:value-type="string" calcext:value-type="string">
            <text:p>trusting</text:p>
          </table:table-cell>
          <table:table-cell table:style-name="ce4" office:value-type="string" calcext:value-type="string">
            <text:p>I told a close friend of mine a very big secret. I don't think that they will tell anyone. <text:s/>I'm hoping.</text:p>
          </table:table-cell>
          <table:table-cell table:style-name="ce2" office:value-type="float" office:value="599" calcext:value-type="float">
            <text:p>599</text:p>
          </table:table-cell>
          <table:table-cell table:style-name="ce4" office:value-type="string" calcext:value-type="string">
            <text:p>I told my close friend a very big secret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Oh really_comma_ were you supposed to tell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was my choice. I really don't think they'll tell anyone! They're good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You can never be to sure now a days_comma_ they might post your secret to social medi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1_conv:1022</text:p>
          </table:table-cell>
          <table:table-cell table:style-name="ce2" office:value-type="string" calcext:value-type="string">
            <text:p>sad</text:p>
          </table:table-cell>
          <table:table-cell table:style-name="ce4" office:value-type="string" calcext:value-type="string">
            <text:p>We (family friends) planned a holiday trip to go for the last weekend. I was preparing for that like packing dress and getting ready to it. Unfortunately one of my cousin was unable to come due to his personal reasons. So we just cancelled the trip. I was feeling sad for this trip cancellation. </text:p>
          </table:table-cell>
          <table:table-cell table:style-name="ce2" office:value-type="float" office:value="43" calcext:value-type="float">
            <text:p>43</text:p>
          </table:table-cell>
          <table:table-cell table:style-name="ce4" office:value-type="string" calcext:value-type="string">
            <text:p>My holiday trip has cancelled. I was feeling low for i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7" calcext:value-type="float">
            <text:p>167</text:p>
          </table:table-cell>
          <table:table-cell table:style-name="ce4" office:value-type="string" calcext:value-type="string">
            <text:p>That is bad news and hard to deal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Waiting for the next holi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7" calcext:value-type="float">
            <text:p>167</text:p>
          </table:table-cell>
          <table:table-cell table:style-name="ce4" office:value-type="string" calcext:value-type="string">
            <text:p>I sure hope you have a wonderful next Holiday trip very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nk you! have a nic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0_conv:9520</text:p>
          </table:table-cell>
          <table:table-cell table:style-name="ce2" office:value-type="string" calcext:value-type="string">
            <text:p>annoyed</text:p>
          </table:table-cell>
          <table:table-cell table:style-name="ce4" office:value-type="string" calcext:value-type="string">
            <text:p>I'm very annoyed because my friend didn't give me my money back</text:p>
          </table:table-cell>
          <table:table-cell table:style-name="ce2" office:value-type="float" office:value="317" calcext:value-type="float">
            <text:p>317</text:p>
          </table:table-cell>
          <table:table-cell table:style-name="ce4" office:value-type="string" calcext:value-type="string">
            <text:p>I'm very annoyed because my friend didn't give me my money 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as it a large amou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Yes! it was to cover his rent and he was supposed to pay me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rough. I'm sorry that must put you in a real bi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62_conv:18124</text:p>
          </table:table-cell>
          <table:table-cell table:style-name="ce2" office:value-type="string" calcext:value-type="string">
            <text:p>anticipating</text:p>
          </table:table-cell>
          <table:table-cell table:style-name="ce4" office:value-type="string" calcext:value-type="string">
            <text:p>my husband and i are trying to get pregnant by the end of the year</text:p>
          </table:table-cell>
          <table:table-cell table:style-name="ce2" office:value-type="float" office:value="463" calcext:value-type="float">
            <text:p>463</text:p>
          </table:table-cell>
          <table:table-cell table:style-name="ce4" office:value-type="string" calcext:value-type="string">
            <text:p>my husband and i are trying to get pregnant by the end of the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Good luck are you hoping for a boy or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we just want a healthy baby. the sex is not importatnt to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so exci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we can make it finally happen for us. we've been trying for over 6 years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72_conv:5144</text:p>
          </table:table-cell>
          <table:table-cell table:style-name="ce2" office:value-type="string" calcext:value-type="string">
            <text:p>proud</text:p>
          </table:table-cell>
          <table:table-cell table:style-name="ce4" office:value-type="string" calcext:value-type="string">
            <text:p>My kid just graduated from high school. At the top of his class_comma_ no less!</text:p>
          </table:table-cell>
          <table:table-cell table:style-name="ce2" office:value-type="float" office:value="398" calcext:value-type="float">
            <text:p>398</text:p>
          </table:table-cell>
          <table:table-cell table:style-name="ce4" office:value-type="string" calcext:value-type="string">
            <text:p>My kid just completed his last year of high school_comma_ valedictorian and all!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ow. You must be very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Extremely. He's been accepted to all kinds of colleges. Really had to work hard all four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wonder if he was self motiv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I think so. He always strives to be the best_comma_ like his mo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_conv:2296</text:p>
          </table:table-cell>
          <table:table-cell table:style-name="ce2" office:value-type="string" calcext:value-type="string">
            <text:p>sentimental</text:p>
          </table:table-cell>
          <table:table-cell table:style-name="ce4" office:value-type="string" calcext:value-type="string">
            <text:p>I watched my little brother graduate last week.</text:p>
          </table:table-cell>
          <table:table-cell table:style-name="ce2" office:value-type="float" office:value="250" calcext:value-type="float">
            <text:p>250</text:p>
          </table:table-cell>
          <table:table-cell table:style-name="ce4" office:value-type="string" calcext:value-type="string">
            <text:p>I got teary eyed when I watched my little brother get his diploma at gradua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ongratulations to him! You must b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am_comma_ every time he succeeds_comma_ I succeed. I love my big headed br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s very lucky to ha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71_conv:6542</text:p>
          </table:table-cell>
          <table:table-cell table:style-name="ce2" office:value-type="string" calcext:value-type="string">
            <text:p>impressed</text:p>
          </table:table-cell>
          <table:table-cell table:style-name="ce4" office:value-type="string" calcext:value-type="string">
            <text:p>My friend convinced me to go with her to see a new band that was performing. I went along_comma_ not expecting them to be good at all. I have to admit that they were way better than expected and I would love to hear them again!</text:p>
          </table:table-cell>
          <table:table-cell table:style-name="ce2" office:value-type="float" office:value="243" calcext:value-type="float">
            <text:p>243</text:p>
          </table:table-cell>
          <table:table-cell table:style-name="ce4" office:value-type="string" calcext:value-type="string">
            <text:p>My friend convinced me to go see a new band perform at a local club. I went along even though I was expecting it to be la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That was nice. I just recenlt had a baby. It was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have to admit they were way better than I expected and I would love to hear them again. Congrats on the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Thanks! What band did yall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74_conv:6148</text:p>
          </table:table-cell>
          <table:table-cell table:style-name="ce2" office:value-type="string" calcext:value-type="string">
            <text:p>joyful</text:p>
          </table:table-cell>
          <table:table-cell table:style-name="ce4" office:value-type="string" calcext:value-type="string">
            <text:p>This new Korean barbeque place just opened up. Will be nice not to have to drive more than 30 minutes to one anymore.</text:p>
          </table:table-cell>
          <table:table-cell table:style-name="ce2" office:value-type="float" office:value="1" calcext:value-type="float">
            <text:p>1</text:p>
          </table:table-cell>
          <table:table-cell table:style-name="ce4" office:value-type="string" calcext:value-type="string">
            <text:p>This new Korean barbeque place just opened up. Will be nice not to have to drive more than 30 minutes to one anym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Korean barbeq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some great stuff! That's why I used to travel for i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s it open 24 hours a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09_conv:4619</text:p>
          </table:table-cell>
          <table:table-cell table:style-name="ce2" office:value-type="string" calcext:value-type="string">
            <text:p>surprised</text:p>
          </table:table-cell>
          <table:table-cell table:style-name="ce4" office:value-type="string" calcext:value-type="string">
            <text:p>I can't believe game of thrones is ending. I thought it would come on forever like the simpsons.</text:p>
          </table:table-cell>
          <table:table-cell table:style-name="ce2" office:value-type="float" office:value="262" calcext:value-type="float">
            <text:p>262</text:p>
          </table:table-cell>
          <table:table-cell table:style-name="ce4" office:value-type="string" calcext:value-type="string">
            <text:p>I Can;t believe my favorite show is end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show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Game of Thrones. I have been a fan since day 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id not know it was ending_comma_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1 last seson. I know its going to be good.</text:p>
          </table:table-cell>
          <table:table-cell table:style-name="ce2" office:value-type="string" calcext:value-type="string">
            <text:p><text:s/></text:p>
          </table:table-cell>
          <table:table-cell table:number-columns-repeated="1018"/>
        </table:table-row>
        <table:table-row table:style-name="ro2" table:number-rows-repeated="10468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337" meta:object-count="0"/>
    <meta:generator>LibreOfficeDev/6.0.5.2$Linux_X86_64 LibreOffice_project/</meta:generator>
  </office:meta>
</office:document-meta>
</file>